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 PL KaitiM GB" svg:font-family="'AR PL KaitiM GB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bd_al_Hd</text:p>
          </table:table-cell>
          <table:table-cell office:value-type="string">
            <text:p>Abd al-Hâdî</text:p>
          </table:table-cell>
          <table:table-cell table:formula="of:=&quot; &quot; &amp; [.A1] &amp; &quot;:0 ?&quot; &amp; [.B1] &amp; &quot;?&quot;" office:value-type="string" office:string-value=" Abd_al_Hd:0 ?Abd al-Hâdî?">
            <text:p><text:s/>Abd_al_Hd:0 ?Abd al-Hâdî?</text:p>
          </table:table-cell>
        </table:table-row>
        <table:table-row table:style-name="ro1">
          <table:table-cell office:value-type="string">
            <text:p>Abd_al_Jall</text:p>
          </table:table-cell>
          <table:table-cell office:value-type="string">
            <text:p>Abd al-Jalîl</text:p>
          </table:table-cell>
          <table:table-cell table:formula="of:=&quot; &quot; &amp; [.A2] &amp; &quot;:0 ?&quot; &amp; [.B2] &amp; &quot;?&quot;" office:value-type="string" office:string-value=" Abd_al_Jall:0 ?Abd al-Jalîl?">
            <text:p><text:s/>Abd_al_Jall:0 ?Abd al-Jalîl?</text:p>
          </table:table-cell>
        </table:table-row>
        <table:table-row table:style-name="ro1">
          <table:table-cell office:value-type="string">
            <text:p>Abd_al_Jall_Shh</text:p>
          </table:table-cell>
          <table:table-cell office:value-type="string">
            <text:p>Abd al-Jalîl Shâh</text:p>
          </table:table-cell>
          <table:table-cell table:formula="of:=&quot; &quot; &amp; [.A3] &amp; &quot;:0 ?&quot; &amp; [.B3] &amp; &quot;?&quot;" office:value-type="string" office:string-value=" Abd_al_Jall_Shh:0 ?Abd al-Jalîl Shâh?">
            <text:p><text:s/>Abd_al_Jall_Shh:0 ?Abd al-Jalîl Shâh?</text:p>
          </table:table-cell>
        </table:table-row>
        <table:table-row table:style-name="ro1">
          <table:table-cell office:value-type="string">
            <text:p>Abd_al_Khaliq</text:p>
          </table:table-cell>
          <table:table-cell office:value-type="string">
            <text:p>Abd al-Khaliq</text:p>
          </table:table-cell>
          <table:table-cell table:formula="of:=&quot; &quot; &amp; [.A4] &amp; &quot;:0 ?&quot; &amp; [.B4] &amp; &quot;?&quot;" office:value-type="string" office:string-value=" Abd_al_Khaliq:0 ?Abd al-Khaliq?">
            <text:p><text:s/>Abd_al_Khaliq:0 ?Abd al-Khaliq?</text:p>
          </table:table-cell>
        </table:table-row>
        <table:table-row table:style-name="ro1">
          <table:table-cell office:value-type="string">
            <text:p>Abd_al_Khayr_al_Mansr</text:p>
          </table:table-cell>
          <table:table-cell office:value-type="string">
            <text:p>Abd al-Khayr al-Mansûr</text:p>
          </table:table-cell>
          <table:table-cell table:formula="of:=&quot; &quot; &amp; [.A5] &amp; &quot;:0 ?&quot; &amp; [.B5] &amp; &quot;?&quot;" office:value-type="string" office:string-value=" Abd_al_Khayr_al_Mansr:0 ?Abd al-Khayr al-Mansûr?">
            <text:p><text:s/>Abd_al_Khayr_al_Mansr:0 ?Abd al-Khayr al-Mansûr?</text:p>
          </table:table-cell>
        </table:table-row>
        <table:table-row table:style-name="ro1">
          <table:table-cell office:value-type="string">
            <text:p>Abd_al_Mubin</text:p>
          </table:table-cell>
          <table:table-cell office:value-type="string">
            <text:p>Abd al-Mubin</text:p>
          </table:table-cell>
          <table:table-cell table:formula="of:=&quot; &quot; &amp; [.A6] &amp; &quot;:0 ?&quot; &amp; [.B6] &amp; &quot;?&quot;" office:value-type="string" office:string-value=" Abd_al_Mubin:0 ?Abd al-Mubin?">
            <text:p><text:s/>Abd_al_Mubin:0 ?Abd al-Mubin?</text:p>
          </table:table-cell>
        </table:table-row>
        <table:table-row table:style-name="ro1">
          <table:table-cell office:value-type="string">
            <text:p>Abd_al_Qahhar</text:p>
          </table:table-cell>
          <table:table-cell office:value-type="string">
            <text:p>Abd al-Qahhar</text:p>
          </table:table-cell>
          <table:table-cell table:formula="of:=&quot; &quot; &amp; [.A7] &amp; &quot;:0 ?&quot; &amp; [.B7] &amp; &quot;?&quot;" office:value-type="string" office:string-value=" Abd_al_Qahhar:0 ?Abd al-Qahhar?">
            <text:p><text:s/>Abd_al_Qahhar:0 ?Abd al-Qahhar?</text:p>
          </table:table-cell>
        </table:table-row>
        <table:table-row table:style-name="ro1">
          <table:table-cell office:value-type="string">
            <text:p>Abd_al_Qudus</text:p>
          </table:table-cell>
          <table:table-cell office:value-type="string">
            <text:p>Abd al-Qudus</text:p>
          </table:table-cell>
          <table:table-cell table:formula="of:=&quot; &quot; &amp; [.A8] &amp; &quot;:0 ?&quot; &amp; [.B8] &amp; &quot;?&quot;" office:value-type="string" office:string-value=" Abd_al_Qudus:0 ?Abd al-Qudus?">
            <text:p><text:s/>Abd_al_Qudus:0 ?Abd al-Qudus?</text:p>
          </table:table-cell>
        </table:table-row>
        <table:table-row table:style-name="ro1">
          <table:table-cell office:value-type="string">
            <text:p>Abd_ar_Rahmn_Shh</text:p>
          </table:table-cell>
          <table:table-cell office:value-type="string">
            <text:p>Abd ar-Rahmân Shâh</text:p>
          </table:table-cell>
          <table:table-cell table:formula="of:=&quot; &quot; &amp; [.A9] &amp; &quot;:0 ?&quot; &amp; [.B9] &amp; &quot;?&quot;" office:value-type="string" office:string-value=" Abd_ar_Rahmn_Shh:0 ?Abd ar-Rahmân Shâh?">
            <text:p><text:s/>Abd_ar_Rahmn_Shh:0 ?Abd ar-Rahmân Shâh?</text:p>
          </table:table-cell>
        </table:table-row>
        <table:table-row table:style-name="ro1">
          <table:table-cell office:value-type="string">
            <text:p>Abu_Syahid</text:p>
          </table:table-cell>
          <table:table-cell office:value-type="string">
            <text:p>Abu Syahid</text:p>
          </table:table-cell>
          <table:table-cell table:formula="of:=&quot; &quot; &amp; [.A10] &amp; &quot;:0 ?&quot; &amp; [.B10] &amp; &quot;?&quot;" office:value-type="string" office:string-value=" Abu_Syahid:0 ?Abu Syahid?">
            <text:p><text:s/>Abu_Syahid:0 ?Abu Syahid?</text:p>
          </table:table-cell>
        </table:table-row>
        <table:table-row table:style-name="ro1">
          <table:table-cell office:value-type="string">
            <text:p>Aceh</text:p>
          </table:table-cell>
          <table:table-cell table:formula="of:=[.A11]" office:value-type="string" office:string-value="Aceh">
            <text:p>Aceh</text:p>
          </table:table-cell>
          <table:table-cell table:formula="of:=&quot; &quot; &amp; [.A11] &amp; &quot;:0 ?&quot; &amp; [.B11] &amp; &quot;?&quot;" office:value-type="string" office:string-value=" Aceh:0 ?Aceh?">
            <text:p><text:s/>Aceh:0 ?Aceh?</text:p>
          </table:table-cell>
        </table:table-row>
        <table:table-row table:style-name="ro1">
          <table:table-cell table:number-columns-repeated="2" office:value-type="string">
            <text:p>Adi</text:p>
          </table:table-cell>
          <table:table-cell table:formula="of:=&quot; &quot; &amp; [.A12] &amp; &quot;:0 ?&quot; &amp; [.B12] &amp; &quot;?&quot;" office:value-type="string" office:string-value=" Adi:0 ?Adi?">
            <text:p><text:s/>Adi:0 ?Adi?</text:p>
          </table:table-cell>
        </table:table-row>
        <table:table-row table:style-name="ro1">
          <table:table-cell office:value-type="string">
            <text:p>Adi_Putera</text:p>
          </table:table-cell>
          <table:table-cell office:value-type="string">
            <text:p>Adi Putera</text:p>
          </table:table-cell>
          <table:table-cell table:formula="of:=&quot; &quot; &amp; [.A13] &amp; &quot;:0 ?&quot; &amp; [.B13] &amp; &quot;?&quot;" office:value-type="string" office:string-value=" Adi_Putera:0 ?Adi Putera?">
            <text:p><text:s/>Adi_Putera:0 ?Adi Putera?</text:p>
          </table:table-cell>
        </table:table-row>
        <table:table-row table:style-name="ro1">
          <table:table-cell office:value-type="string">
            <text:p>Adi_Puteri</text:p>
          </table:table-cell>
          <table:table-cell office:value-type="string">
            <text:p>Adi Puteri</text:p>
          </table:table-cell>
          <table:table-cell table:formula="of:=&quot; &quot; &amp; [.A14] &amp; &quot;:0 ?&quot; &amp; [.B14] &amp; &quot;?&quot;" office:value-type="string" office:string-value=" Adi_Puteri:0 ?Adi Puteri?">
            <text:p><text:s/>Adi_Puteri:0 ?Adi Puteri?</text:p>
          </table:table-cell>
        </table:table-row>
        <table:table-row table:style-name="ro1">
          <table:table-cell office:value-type="string">
            <text:p>Adi_Putra</text:p>
          </table:table-cell>
          <table:table-cell office:value-type="string">
            <text:p>Adi Putra</text:p>
          </table:table-cell>
          <table:table-cell table:formula="of:=&quot; &quot; &amp; [.A15] &amp; &quot;:0 ?&quot; &amp; [.B15] &amp; &quot;?&quot;" office:value-type="string" office:string-value=" Adi_Putra:0 ?Adi Putra?">
            <text:p><text:s/>Adi_Putra:0 ?Adi Putra?</text:p>
          </table:table-cell>
        </table:table-row>
        <table:table-row table:style-name="ro1">
          <table:table-cell office:value-type="string">
            <text:p>Adi_Putri</text:p>
          </table:table-cell>
          <table:table-cell office:value-type="string">
            <text:p>Adi Putri</text:p>
          </table:table-cell>
          <table:table-cell table:formula="of:=&quot; &quot; &amp; [.A16] &amp; &quot;:0 ?&quot; &amp; [.B16] &amp; &quot;?&quot;" office:value-type="string" office:string-value=" Adi_Putri:0 ?Adi Putri?">
            <text:p><text:s/>Adi_Putri:0 ?Adi Putri?</text:p>
          </table:table-cell>
        </table:table-row>
        <table:table-row table:style-name="ro1">
          <table:table-cell table:number-columns-repeated="2" office:value-type="string">
            <text:p>Adiputera</text:p>
          </table:table-cell>
          <table:table-cell table:formula="of:=&quot; &quot; &amp; [.A17] &amp; &quot;:0 ?&quot; &amp; [.B17] &amp; &quot;?&quot;" office:value-type="string" office:string-value=" Adiputera:0 ?Adiputera?">
            <text:p><text:s/>Adiputera:0 ?Adiputera?</text:p>
          </table:table-cell>
        </table:table-row>
        <table:table-row table:style-name="ro1">
          <table:table-cell table:number-columns-repeated="2" office:value-type="string">
            <text:p>Adiputeri</text:p>
          </table:table-cell>
          <table:table-cell table:formula="of:=&quot; &quot; &amp; [.A18] &amp; &quot;:0 ?&quot; &amp; [.B18] &amp; &quot;?&quot;" office:value-type="string" office:string-value=" Adiputeri:0 ?Adiputeri?">
            <text:p><text:s/>Adiputeri:0 ?Adiputeri?</text:p>
          </table:table-cell>
        </table:table-row>
        <table:table-row table:style-name="ro1">
          <table:table-cell table:number-columns-repeated="2" office:value-type="string">
            <text:p>Adiputra</text:p>
          </table:table-cell>
          <table:table-cell table:formula="of:=&quot; &quot; &amp; [.A19] &amp; &quot;:0 ?&quot; &amp; [.B19] &amp; &quot;?&quot;" office:value-type="string" office:string-value=" Adiputra:0 ?Adiputra?">
            <text:p><text:s/>Adiputra:0 ?Adiputra?</text:p>
          </table:table-cell>
        </table:table-row>
        <table:table-row table:style-name="ro1">
          <table:table-cell table:number-columns-repeated="2" office:value-type="string">
            <text:p>Adiputri</text:p>
          </table:table-cell>
          <table:table-cell table:formula="of:=&quot; &quot; &amp; [.A20] &amp; &quot;:0 ?&quot; &amp; [.B20] &amp; &quot;?&quot;" office:value-type="string" office:string-value=" Adiputri:0 ?Adiputri?">
            <text:p><text:s/>Adiputri:0 ?Adiputri?</text:p>
          </table:table-cell>
        </table:table-row>
        <table:table-row table:style-name="ro1">
          <table:table-cell table:number-columns-repeated="2" office:value-type="string">
            <text:p>Adityo</text:p>
          </table:table-cell>
          <table:table-cell table:formula="of:=&quot; &quot; &amp; [.A21] &amp; &quot;:0 ?&quot; &amp; [.B21] &amp; &quot;?&quot;" office:value-type="string" office:string-value=" Adityo:0 ?Adityo?">
            <text:p><text:s/>Adityo:0 ?Adityo?</text:p>
          </table:table-cell>
        </table:table-row>
        <table:table-row table:style-name="ro1">
          <table:table-cell table:number-columns-repeated="2" office:value-type="string">
            <text:p>Agung</text:p>
          </table:table-cell>
          <table:table-cell table:formula="of:=&quot; &quot; &amp; [.A22] &amp; &quot;:0 ?&quot; &amp; [.B22] &amp; &quot;?&quot;" office:value-type="string" office:string-value=" Agung:0 ?Agung?">
            <text:p><text:s/>Agung:0 ?Agung?</text:p>
          </table:table-cell>
        </table:table-row>
        <table:table-row table:style-name="ro1">
          <table:table-cell table:number-columns-repeated="2" office:value-type="string">
            <text:p>Agus</text:p>
          </table:table-cell>
          <table:table-cell table:formula="of:=&quot; &quot; &amp; [.A23] &amp; &quot;:0 ?&quot; &amp; [.B23] &amp; &quot;?&quot;" office:value-type="string" office:string-value=" Agus:0 ?Agus?">
            <text:p><text:s/>Agus:0 ?Agus?</text:p>
          </table:table-cell>
        </table:table-row>
        <table:table-row table:style-name="ro1">
          <table:table-cell table:number-columns-repeated="2" office:value-type="string">
            <text:p>Ahad</text:p>
          </table:table-cell>
          <table:table-cell table:formula="of:=&quot; &quot; &amp; [.A24] &amp; &quot;:0 ?&quot; &amp; [.B24] &amp; &quot;?&quot;" office:value-type="string" office:string-value=" Ahad:0 ?Ahad?">
            <text:p><text:s/>Ahad:0 ?Ahad?</text:p>
          </table:table-cell>
        </table:table-row>
        <table:table-row table:style-name="ro1">
          <table:table-cell table:number-columns-repeated="2" office:value-type="string">
            <text:p>Ahmad</text:p>
          </table:table-cell>
          <table:table-cell table:formula="of:=&quot; &quot; &amp; [.A25] &amp; &quot;:0 ?&quot; &amp; [.B25] &amp; &quot;?&quot;" office:value-type="string" office:string-value=" Ahmad:0 ?Ahmad?">
            <text:p><text:s/>Ahmad:0 ?Ahmad?</text:p>
          </table:table-cell>
        </table:table-row>
        <table:table-row table:style-name="ro1">
          <table:table-cell table:number-columns-repeated="2" office:value-type="string">
            <text:p>Airlangga</text:p>
          </table:table-cell>
          <table:table-cell table:formula="of:=&quot; &quot; &amp; [.A26] &amp; &quot;:0 ?&quot; &amp; [.B26] &amp; &quot;?&quot;" office:value-type="string" office:string-value=" Airlangga:0 ?Airlangga?">
            <text:p><text:s/>Airlangga:0 ?Airlangga?</text:p>
          </table:table-cell>
        </table:table-row>
        <table:table-row table:style-name="ro1">
          <table:table-cell table:number-columns-repeated="2" office:value-type="string">
            <text:p>Aishah</text:p>
          </table:table-cell>
          <table:table-cell table:formula="of:=&quot; &quot; &amp; [.A27] &amp; &quot;:0 ?&quot; &amp; [.B27] &amp; &quot;?&quot;" office:value-type="string" office:string-value=" Aishah:0 ?Aishah?">
            <text:p><text:s/>Aishah:0 ?Aishah?</text:p>
          </table:table-cell>
        </table:table-row>
        <table:table-row table:style-name="ro1">
          <table:table-cell table:number-columns-repeated="2" office:value-type="string">
            <text:p>Aisyah</text:p>
          </table:table-cell>
          <table:table-cell table:formula="of:=&quot; &quot; &amp; [.A28] &amp; &quot;:0 ?&quot; &amp; [.B28] &amp; &quot;?&quot;" office:value-type="string" office:string-value=" Aisyah:0 ?Aisyah?">
            <text:p><text:s/>Aisyah:0 ?Aisyah?</text:p>
          </table:table-cell>
        </table:table-row>
        <table:table-row table:style-name="ro1">
          <table:table-cell office:value-type="string">
            <text:p>Al_ad_Dn</text:p>
          </table:table-cell>
          <table:table-cell office:value-type="string">
            <text:p>Alâ' ad-Dîn</text:p>
          </table:table-cell>
          <table:table-cell table:formula="of:=&quot; &quot; &amp; [.A29] &amp; &quot;:0 ?&quot; &amp; [.B29] &amp; &quot;?&quot;" office:value-type="string" office:string-value=" Al_ad_Dn:0 ?Alâ' ad-Dîn?">
            <text:p><text:s/>Al_ad_Dn:0 ?Alâ' ad-Dîn?</text:p>
          </table:table-cell>
        </table:table-row>
        <table:table-row table:style-name="ro1">
          <table:table-cell office:value-type="string">
            <text:p>Al_Mugyat</text:p>
          </table:table-cell>
          <table:table-cell office:value-type="string">
            <text:p>Alî Mugâyat</text:p>
          </table:table-cell>
          <table:table-cell table:formula="of:=&quot; &quot; &amp; [.A30] &amp; &quot;:0 ?&quot; &amp; [.B30] &amp; &quot;?&quot;" office:value-type="string" office:string-value=" Al_Mugyat:0 ?Alî Mugâyat?">
            <text:p><text:s/>Al_Mugyat:0 ?Alî Mugâyat?</text:p>
          </table:table-cell>
        </table:table-row>
        <table:table-row table:style-name="ro1">
          <table:table-cell table:number-columns-repeated="2" office:value-type="string">
            <text:p>Aliyuddin</text:p>
          </table:table-cell>
          <table:table-cell table:formula="of:=&quot; &quot; &amp; [.A31] &amp; &quot;:0 ?&quot; &amp; [.B31] &amp; &quot;?&quot;" office:value-type="string" office:string-value=" Aliyuddin:0 ?Aliyuddin?">
            <text:p><text:s/>Aliyuddin:0 ?Aliyuddin?</text:p>
          </table:table-cell>
        </table:table-row>
        <table:table-row table:style-name="ro1">
          <table:table-cell office:value-type="string">
            <text:p>Allh_ad_Dn</text:p>
          </table:table-cell>
          <table:table-cell office:value-type="string">
            <text:p>Allâh ad-Dîn</text:p>
          </table:table-cell>
          <table:table-cell table:formula="of:=&quot; &quot; &amp; [.A32] &amp; &quot;:0 ?&quot; &amp; [.B32] &amp; &quot;?&quot;" office:value-type="string" office:string-value=" Allh_ad_Dn:0 ?Allâh ad-Dîn?">
            <text:p><text:s/>Allh_ad_Dn:0 ?Allâh ad-Dîn?</text:p>
          </table:table-cell>
        </table:table-row>
        <table:table-row table:style-name="ro1">
          <table:table-cell office:value-type="string">
            <text:p>Amir_Hamza</text:p>
          </table:table-cell>
          <table:table-cell office:value-type="string">
            <text:p>Amir Hamza</text:p>
          </table:table-cell>
          <table:table-cell table:formula="of:=&quot; &quot; &amp; [.A33] &amp; &quot;:0 ?&quot; &amp; [.B33] &amp; &quot;?&quot;" office:value-type="string" office:string-value=" Amir_Hamza:0 ?Amir Hamza?">
            <text:p><text:s/>Amir_Hamza:0 ?Amir Hamza?</text:p>
          </table:table-cell>
        </table:table-row>
        <table:table-row table:style-name="ro1">
          <table:table-cell office:value-type="string">
            <text:p>Amirul_Umara</text:p>
          </table:table-cell>
          <table:table-cell office:value-type="string">
            <text:p>Amirul Umara</text:p>
          </table:table-cell>
          <table:table-cell table:formula="of:=&quot; &quot; &amp; [.A34] &amp; &quot;:0 ?&quot; &amp; [.B34] &amp; &quot;?&quot;" office:value-type="string" office:string-value=" Amirul_Umara:0 ?Amirul Umara?">
            <text:p><text:s/>Amirul_Umara:0 ?Amirul Umara?</text:p>
          </table:table-cell>
        </table:table-row>
        <table:table-row table:style-name="ro1">
          <table:table-cell office:value-type="string">
            <text:p>Amritpal</text:p>
          </table:table-cell>
          <table:table-cell table:formula="of:=[.A35]" office:value-type="string" office:string-value="Amritpal">
            <text:p>Amritpal</text:p>
          </table:table-cell>
          <table:table-cell table:formula="of:=&quot; &quot; &amp; [.A35] &amp; &quot;:0 ?&quot; &amp; [.B35] &amp; &quot;?&quot;" office:value-type="string" office:string-value=" Amritpal:0 ?Amritpal?">
            <text:p><text:s/>Amritpal:0 ?Amritpal?</text:p>
          </table:table-cell>
        </table:table-row>
        <table:table-row table:style-name="ro1">
          <table:table-cell table:number-columns-repeated="2" office:value-type="string">
            <text:p>Andi</text:p>
          </table:table-cell>
          <table:table-cell table:formula="of:=&quot; &quot; &amp; [.A36] &amp; &quot;:0 ?&quot; &amp; [.B36] &amp; &quot;?&quot;" office:value-type="string" office:string-value=" Andi:0 ?Andi?">
            <text:p><text:s/>Andi:0 ?Andi?</text:p>
          </table:table-cell>
        </table:table-row>
        <table:table-row table:style-name="ro1">
          <table:table-cell table:number-columns-repeated="2" office:value-type="string">
            <text:p>Andika</text:p>
          </table:table-cell>
          <table:table-cell table:formula="of:=&quot; &quot; &amp; [.A37] &amp; &quot;:0 ?&quot; &amp; [.B37] &amp; &quot;?&quot;" office:value-type="string" office:string-value=" Andika:0 ?Andika?">
            <text:p><text:s/>Andika:0 ?Andika?</text:p>
          </table:table-cell>
        </table:table-row>
        <table:table-row table:style-name="ro1">
          <table:table-cell table:number-columns-repeated="2" office:value-type="string">
            <text:p>Andini</text:p>
          </table:table-cell>
          <table:table-cell table:formula="of:=&quot; &quot; &amp; [.A38] &amp; &quot;:0 ?&quot; &amp; [.B38] &amp; &quot;?&quot;" office:value-type="string" office:string-value=" Andini:0 ?Andini?">
            <text:p><text:s/>Andini:0 ?Andini?</text:p>
          </table:table-cell>
        </table:table-row>
        <table:table-row table:style-name="ro1">
          <table:table-cell office:value-type="string">
            <text:p>Anela</text:p>
          </table:table-cell>
          <table:table-cell table:formula="of:=[.A39]" office:value-type="string" office:string-value="Anela">
            <text:p>Anela</text:p>
          </table:table-cell>
          <table:table-cell table:formula="of:=&quot; &quot; &amp; [.A39] &amp; &quot;:0 ?&quot; &amp; [.B39] &amp; &quot;?&quot;" office:value-type="string" office:string-value=" Anela:0 ?Anela?">
            <text:p><text:s/>Anela:0 ?Anela?</text:p>
          </table:table-cell>
        </table:table-row>
        <table:table-row table:style-name="ro1">
          <table:table-cell table:number-columns-repeated="2" office:value-type="string">
            <text:p>Anggara</text:p>
          </table:table-cell>
          <table:table-cell table:formula="of:=&quot; &quot; &amp; [.A40] &amp; &quot;:0 ?&quot; &amp; [.B40] &amp; &quot;?&quot;" office:value-type="string" office:string-value=" Anggara:0 ?Anggara?">
            <text:p><text:s/>Anggara:0 ?Anggara?</text:p>
          </table:table-cell>
        </table:table-row>
        <table:table-row table:style-name="ro1">
          <table:table-cell table:number-columns-repeated="2" office:value-type="string">
            <text:p>Anggraini</text:p>
          </table:table-cell>
          <table:table-cell table:formula="of:=&quot; &quot; &amp; [.A41] &amp; &quot;:0 ?&quot; &amp; [.B41] &amp; &quot;?&quot;" office:value-type="string" office:string-value=" Anggraini:0 ?Anggraini?">
            <text:p><text:s/>Anggraini:0 ?Anggraini?</text:p>
          </table:table-cell>
        </table:table-row>
        <table:table-row table:style-name="ro1">
          <table:table-cell table:number-columns-repeated="2" office:value-type="string">
            <text:p>Anuar</text:p>
          </table:table-cell>
          <table:table-cell table:formula="of:=&quot; &quot; &amp; [.A42] &amp; &quot;:0 ?&quot; &amp; [.B42] &amp; &quot;?&quot;" office:value-type="string" office:string-value=" Anuar:0 ?Anuar?">
            <text:p><text:s/>Anuar:0 ?Anuar?</text:p>
          </table:table-cell>
        </table:table-row>
        <table:table-row table:style-name="ro1">
          <table:table-cell table:number-columns-repeated="2" office:value-type="string">
            <text:p>Arbi</text:p>
          </table:table-cell>
          <table:table-cell table:formula="of:=&quot; &quot; &amp; [.A43] &amp; &quot;:0 ?&quot; &amp; [.B43] &amp; &quot;?&quot;" office:value-type="string" office:string-value=" Arbi:0 ?Arbi?">
            <text:p><text:s/>Arbi:0 ?Arbi?</text:p>
          </table:table-cell>
        </table:table-row>
        <table:table-row table:style-name="ro1">
          <table:table-cell table:number-columns-repeated="2" office:value-type="string">
            <text:p>Ardi</text:p>
          </table:table-cell>
          <table:table-cell table:formula="of:=&quot; &quot; &amp; [.A44] &amp; &quot;:0 ?&quot; &amp; [.B44] &amp; &quot;?&quot;" office:value-type="string" office:string-value=" Ardi:0 ?Ardi?">
            <text:p><text:s/>Ardi:0 ?Ardi?</text:p>
          </table:table-cell>
        </table:table-row>
        <table:table-row table:style-name="ro1">
          <table:table-cell table:number-columns-repeated="2" office:value-type="string">
            <text:p>Arga</text:p>
          </table:table-cell>
          <table:table-cell table:formula="of:=&quot; &quot; &amp; [.A45] &amp; &quot;:0 ?&quot; &amp; [.B45] &amp; &quot;?&quot;" office:value-type="string" office:string-value=" Arga:0 ?Arga?">
            <text:p><text:s/>Arga:0 ?Arga?</text:p>
          </table:table-cell>
        </table:table-row>
        <table:table-row table:style-name="ro1">
          <table:table-cell table:number-columns-repeated="2" office:value-type="string">
            <text:p>Argo</text:p>
          </table:table-cell>
          <table:table-cell table:formula="of:=&quot; &quot; &amp; [.A46] &amp; &quot;:0 ?&quot; &amp; [.B46] &amp; &quot;?&quot;" office:value-type="string" office:string-value=" Argo:0 ?Argo?">
            <text:p><text:s/>Argo:0 ?Argo?</text:p>
          </table:table-cell>
        </table:table-row>
        <table:table-row table:style-name="ro1">
          <table:table-cell table:number-columns-repeated="2" office:value-type="string">
            <text:p>Ari</text:p>
          </table:table-cell>
          <table:table-cell table:formula="of:=&quot; &quot; &amp; [.A47] &amp; &quot;:0 ?&quot; &amp; [.B47] &amp; &quot;?&quot;" office:value-type="string" office:string-value=" Ari:0 ?Ari?">
            <text:p><text:s/>Ari:0 ?Ari?</text:p>
          </table:table-cell>
        </table:table-row>
        <table:table-row table:style-name="ro1">
          <table:table-cell table:number-columns-repeated="2" office:value-type="string">
            <text:p>Aryo</text:p>
          </table:table-cell>
          <table:table-cell table:formula="of:=&quot; &quot; &amp; [.A48] &amp; &quot;:0 ?&quot; &amp; [.B48] &amp; &quot;?&quot;" office:value-type="string" office:string-value=" Aryo:0 ?Aryo?">
            <text:p><text:s/>Aryo:0 ?Aryo?</text:p>
          </table:table-cell>
        </table:table-row>
        <table:table-row table:style-name="ro1">
          <table:table-cell table:number-columns-repeated="2" office:value-type="string">
            <text:p>Asmoro</text:p>
          </table:table-cell>
          <table:table-cell table:formula="of:=&quot; &quot; &amp; [.A49] &amp; &quot;:0 ?&quot; &amp; [.B49] &amp; &quot;?&quot;" office:value-type="string" office:string-value=" Asmoro:0 ?Asmoro?">
            <text:p><text:s/>Asmoro:0 ?Asmoro?</text:p>
          </table:table-cell>
        </table:table-row>
        <table:table-row table:style-name="ro1">
          <table:table-cell table:number-columns-repeated="2" office:value-type="string">
            <text:p>Astuti</text:p>
          </table:table-cell>
          <table:table-cell table:formula="of:=&quot; &quot; &amp; [.A50] &amp; &quot;:0 ?&quot; &amp; [.B50] &amp; &quot;?&quot;" office:value-type="string" office:string-value=" Astuti:0 ?Astuti?">
            <text:p><text:s/>Astuti:0 ?Astuti?</text:p>
          </table:table-cell>
        </table:table-row>
        <table:table-row table:style-name="ro1">
          <table:table-cell table:number-columns-repeated="2" office:value-type="string">
            <text:p>Atan</text:p>
          </table:table-cell>
          <table:table-cell table:formula="of:=&quot; &quot; &amp; [.A51] &amp; &quot;:0 ?&quot; &amp; [.B51] &amp; &quot;?&quot;" office:value-type="string" office:string-value=" Atan:0 ?Atan?">
            <text:p><text:s/>Atan:0 ?Atan?</text:p>
          </table:table-cell>
        </table:table-row>
        <table:table-row table:style-name="ro1">
          <table:table-cell table:number-columns-repeated="2" office:value-type="string">
            <text:p>Atmojo</text:p>
          </table:table-cell>
          <table:table-cell table:formula="of:=&quot; &quot; &amp; [.A52] &amp; &quot;:0 ?&quot; &amp; [.B52] &amp; &quot;?&quot;" office:value-type="string" office:string-value=" Atmojo:0 ?Atmojo?">
            <text:p><text:s/>Atmojo:0 ?Atmojo?</text:p>
          </table:table-cell>
        </table:table-row>
        <table:table-row table:style-name="ro1">
          <table:table-cell table:number-columns-repeated="2" office:value-type="string">
            <text:p>Awang</text:p>
          </table:table-cell>
          <table:table-cell table:formula="of:=&quot; &quot; &amp; [.A53] &amp; &quot;:0 ?&quot; &amp; [.B53] &amp; &quot;?&quot;" office:value-type="string" office:string-value=" Awang:0 ?Awang?">
            <text:p><text:s/>Awang:0 ?Awang?</text:p>
          </table:table-cell>
        </table:table-row>
        <table:table-row table:style-name="ro1">
          <table:table-cell table:number-columns-repeated="2" office:value-type="string">
            <text:p>Ayu</text:p>
          </table:table-cell>
          <table:table-cell table:formula="of:=&quot; &quot; &amp; [.A54] &amp; &quot;:0 ?&quot; &amp; [.B54] &amp; &quot;?&quot;" office:value-type="string" office:string-value=" Ayu:0 ?Ayu?">
            <text:p><text:s/>Ayu:0 ?Ayu?</text:p>
          </table:table-cell>
        </table:table-row>
        <table:table-row table:style-name="ro1">
          <table:table-cell table:number-columns-repeated="2" office:value-type="string">
            <text:p>Ayu</text:p>
          </table:table-cell>
          <table:table-cell table:formula="of:=&quot; &quot; &amp; [.A55] &amp; &quot;:0 ?&quot; &amp; [.B55] &amp; &quot;?&quot;" office:value-type="string" office:string-value=" Ayu:0 ?Ayu?">
            <text:p><text:s/>Ayu:0 ?Ayu?</text:p>
          </table:table-cell>
        </table:table-row>
        <table:table-row table:style-name="ro1">
          <table:table-cell table:number-columns-repeated="2" office:value-type="string">
            <text:p>Azimuddin</text:p>
          </table:table-cell>
          <table:table-cell table:formula="of:=&quot; &quot; &amp; [.A56] &amp; &quot;:0 ?&quot; &amp; [.B56] &amp; &quot;?&quot;" office:value-type="string" office:string-value=" Azimuddin:0 ?Azimuddin?">
            <text:p><text:s/>Azimuddin:0 ?Azimuddin?</text:p>
          </table:table-cell>
        </table:table-row>
        <table:table-row table:style-name="ro1">
          <table:table-cell office:value-type="string">
            <text:p>Azura</text:p>
          </table:table-cell>
          <table:table-cell table:formula="of:=[.A57]" office:value-type="string" office:string-value="Azura">
            <text:p>Azura</text:p>
          </table:table-cell>
          <table:table-cell table:formula="of:=&quot; &quot; &amp; [.A57] &amp; &quot;:0 ?&quot; &amp; [.B57] &amp; &quot;?&quot;" office:value-type="string" office:string-value=" Azura:0 ?Azura?">
            <text:p><text:s/>Azura:0 ?Azura?</text:p>
          </table:table-cell>
        </table:table-row>
        <table:table-row table:style-name="ro1">
          <table:table-cell table:number-columns-repeated="2" office:value-type="string">
            <text:p>Baba</text:p>
          </table:table-cell>
          <table:table-cell table:formula="of:=&quot; &quot; &amp; [.A58] &amp; &quot;:0 ?&quot; &amp; [.B58] &amp; &quot;?&quot;" office:value-type="string" office:string-value=" Baba:0 ?Baba?">
            <text:p><text:s/>Baba:0 ?Baba?</text:p>
          </table:table-cell>
        </table:table-row>
        <table:table-row table:style-name="ro1">
          <table:table-cell table:number-columns-repeated="2" office:value-type="string">
            <text:p>Bachok</text:p>
          </table:table-cell>
          <table:table-cell table:formula="of:=&quot; &quot; &amp; [.A59] &amp; &quot;:0 ?&quot; &amp; [.B59] &amp; &quot;?&quot;" office:value-type="string" office:string-value=" Bachok:0 ?Bachok?">
            <text:p><text:s/>Bachok:0 ?Bachok?</text:p>
          </table:table-cell>
        </table:table-row>
        <table:table-row table:style-name="ro1">
          <table:table-cell table:number-columns-repeated="2" office:value-type="string">
            <text:p>Baderan</text:p>
          </table:table-cell>
          <table:table-cell table:formula="of:=&quot; &quot; &amp; [.A60] &amp; &quot;:0 ?&quot; &amp; [.B60] &amp; &quot;?&quot;" office:value-type="string" office:string-value=" Baderan:0 ?Baderan?">
            <text:p><text:s/>Baderan:0 ?Baderan?</text:p>
          </table:table-cell>
        </table:table-row>
        <table:table-row table:style-name="ro1">
          <table:table-cell table:number-columns-repeated="2" office:value-type="string">
            <text:p>Bagus</text:p>
          </table:table-cell>
          <table:table-cell table:formula="of:=&quot; &quot; &amp; [.A61] &amp; &quot;:0 ?&quot; &amp; [.B61] &amp; &quot;?&quot;" office:value-type="string" office:string-value=" Bagus:0 ?Bagus?">
            <text:p><text:s/>Bagus:0 ?Bagus?</text:p>
          </table:table-cell>
        </table:table-row>
        <table:table-row table:style-name="ro1">
          <table:table-cell table:number-columns-repeated="2" office:value-type="string">
            <text:p>Bambang</text:p>
          </table:table-cell>
          <table:table-cell table:formula="of:=&quot; &quot; &amp; [.A62] &amp; &quot;:0 ?&quot; &amp; [.B62] &amp; &quot;?&quot;" office:value-type="string" office:string-value=" Bambang:0 ?Bambang?">
            <text:p><text:s/>Bambang:0 ?Bambang?</text:p>
          </table:table-cell>
        </table:table-row>
        <table:table-row table:style-name="ro1">
          <table:table-cell office:value-type="string">
            <text:p>Banten</text:p>
          </table:table-cell>
          <table:table-cell table:formula="of:=[.A63]" office:value-type="string" office:string-value="Banten">
            <text:p>Banten</text:p>
          </table:table-cell>
          <table:table-cell table:formula="of:=&quot; &quot; &amp; [.A63] &amp; &quot;:0 ?&quot; &amp; [.B63] &amp; &quot;?&quot;" office:value-type="string" office:string-value=" Banten:0 ?Banten?">
            <text:p><text:s/>Banten:0 ?Banten?</text:p>
          </table:table-cell>
        </table:table-row>
        <table:table-row table:style-name="ro1">
          <table:table-cell table:number-columns-repeated="2" office:value-type="string">
            <text:p>Baskoro</text:p>
          </table:table-cell>
          <table:table-cell table:formula="of:=&quot; &quot; &amp; [.A64] &amp; &quot;:0 ?&quot; &amp; [.B64] &amp; &quot;?&quot;" office:value-type="string" office:string-value=" Baskoro:0 ?Baskoro?">
            <text:p><text:s/>Baskoro:0 ?Baskoro?</text:p>
          </table:table-cell>
        </table:table-row>
        <table:table-row table:style-name="ro1">
          <table:table-cell table:number-columns-repeated="2" office:value-type="string">
            <text:p>Basuki</text:p>
          </table:table-cell>
          <table:table-cell table:formula="of:=&quot; &quot; &amp; [.A65] &amp; &quot;:0 ?&quot; &amp; [.B65] &amp; &quot;?&quot;" office:value-type="string" office:string-value=" Basuki:0 ?Basuki?">
            <text:p><text:s/>Basuki:0 ?Basuki?</text:p>
          </table:table-cell>
        </table:table-row>
        <table:table-row table:style-name="ro1">
          <table:table-cell table:number-columns-repeated="2" office:value-type="string">
            <text:p>Basuki</text:p>
          </table:table-cell>
          <table:table-cell table:formula="of:=&quot; &quot; &amp; [.A66] &amp; &quot;:0 ?&quot; &amp; [.B66] &amp; &quot;?&quot;" office:value-type="string" office:string-value=" Basuki:0 ?Basuki?">
            <text:p><text:s/>Basuki:0 ?Basuki?</text:p>
          </table:table-cell>
        </table:table-row>
        <table:table-row table:style-name="ro1">
          <table:table-cell office:value-type="string">
            <text:p>Batara_Gowa</text:p>
          </table:table-cell>
          <table:table-cell office:value-type="string">
            <text:p>Batara Gowa</text:p>
          </table:table-cell>
          <table:table-cell table:formula="of:=&quot; &quot; &amp; [.A67] &amp; &quot;:0 ?&quot; &amp; [.B67] &amp; &quot;?&quot;" office:value-type="string" office:string-value=" Batara_Gowa:0 ?Batara Gowa?">
            <text:p><text:s/>Batara_Gowa:0 ?Batara Gowa?</text:p>
          </table:table-cell>
        </table:table-row>
        <table:table-row table:style-name="ro1">
          <table:table-cell office:value-type="string">
            <text:p>Batarah_Shah_Tengah</text:p>
          </table:table-cell>
          <table:table-cell office:value-type="string">
            <text:p>Batarah Shah Tengah</text:p>
          </table:table-cell>
          <table:table-cell table:formula="of:=&quot; &quot; &amp; [.A68] &amp; &quot;:0 ?&quot; &amp; [.B68] &amp; &quot;?&quot;" office:value-type="string" office:string-value=" Batarah_Shah_Tengah:0 ?Batarah Shah Tengah?">
            <text:p><text:s/>Batarah_Shah_Tengah:0 ?Batarah Shah Tengah?</text:p>
          </table:table-cell>
        </table:table-row>
        <table:table-row table:style-name="ro1">
          <table:table-cell table:number-columns-repeated="2" office:value-type="string">
            <text:p>Batman</text:p>
          </table:table-cell>
          <table:table-cell table:formula="of:=&quot; &quot; &amp; [.A69] &amp; &quot;:0 ?&quot; &amp; [.B69] &amp; &quot;?&quot;" office:value-type="string" office:string-value=" Batman:0 ?Batman?">
            <text:p><text:s/>Batman:0 ?Batman?</text:p>
          </table:table-cell>
        </table:table-row>
        <table:table-row table:style-name="ro1">
          <table:table-cell table:number-columns-repeated="2" office:value-type="string">
            <text:p>Bayu</text:p>
          </table:table-cell>
          <table:table-cell table:formula="of:=&quot; &quot; &amp; [.A70] &amp; &quot;:0 ?&quot; &amp; [.B70] &amp; &quot;?&quot;" office:value-type="string" office:string-value=" Bayu:0 ?Bayu?">
            <text:p><text:s/>Bayu:0 ?Bayu?</text:p>
          </table:table-cell>
        </table:table-row>
        <table:table-row table:style-name="ro1">
          <table:table-cell table:number-columns-repeated="2" office:value-type="string">
            <text:p>Benderang</text:p>
          </table:table-cell>
          <table:table-cell table:formula="of:=&quot; &quot; &amp; [.A71] &amp; &quot;:0 ?&quot; &amp; [.B71] &amp; &quot;?&quot;" office:value-type="string" office:string-value=" Benderang:0 ?Benderang?">
            <text:p><text:s/>Benderang:0 ?Benderang?</text:p>
          </table:table-cell>
        </table:table-row>
        <table:table-row table:style-name="ro1">
          <table:table-cell table:number-columns-repeated="2" office:value-type="string">
            <text:p>Berahim</text:p>
          </table:table-cell>
          <table:table-cell table:formula="of:=&quot; &quot; &amp; [.A72] &amp; &quot;:0 ?&quot; &amp; [.B72] &amp; &quot;?&quot;" office:value-type="string" office:string-value=" Berahim:0 ?Berahim?">
            <text:p><text:s/>Berahim:0 ?Berahim?</text:p>
          </table:table-cell>
        </table:table-row>
        <table:table-row table:style-name="ro1">
          <table:table-cell table:number-columns-repeated="2" office:value-type="string">
            <text:p>Bestari</text:p>
          </table:table-cell>
          <table:table-cell table:formula="of:=&quot; &quot; &amp; [.A73] &amp; &quot;:0 ?&quot; &amp; [.B73] &amp; &quot;?&quot;" office:value-type="string" office:string-value=" Bestari:0 ?Bestari?">
            <text:p><text:s/>Bestari:0 ?Bestari?</text:p>
          </table:table-cell>
        </table:table-row>
        <table:table-row table:style-name="ro1">
          <table:table-cell table:number-columns-repeated="2" office:value-type="string">
            <text:p>Bijaya</text:p>
          </table:table-cell>
          <table:table-cell table:formula="of:=&quot; &quot; &amp; [.A74] &amp; &quot;:0 ?&quot; &amp; [.B74] &amp; &quot;?&quot;" office:value-type="string" office:string-value=" Bijaya:0 ?Bijaya?">
            <text:p><text:s/>Bijaya:0 ?Bijaya?</text:p>
          </table:table-cell>
        </table:table-row>
        <table:table-row table:style-name="ro1">
          <table:table-cell table:number-columns-repeated="2" office:value-type="string">
            <text:p>Bimo</text:p>
          </table:table-cell>
          <table:table-cell table:formula="of:=&quot; &quot; &amp; [.A75] &amp; &quot;:0 ?&quot; &amp; [.B75] &amp; &quot;?&quot;" office:value-type="string" office:string-value=" Bimo:0 ?Bimo?">
            <text:p><text:s/>Bimo:0 ?Bimo?</text:p>
          </table:table-cell>
        </table:table-row>
        <table:table-row table:style-name="ro1">
          <table:table-cell table:number-columns-repeated="2" office:value-type="string">
            <text:p>Bintang</text:p>
          </table:table-cell>
          <table:table-cell table:formula="of:=&quot; &quot; &amp; [.A76] &amp; &quot;:0 ?&quot; &amp; [.B76] &amp; &quot;?&quot;" office:value-type="string" office:string-value=" Bintang:0 ?Bintang?">
            <text:p><text:s/>Bintang:0 ?Bintang?</text:p>
          </table:table-cell>
        </table:table-row>
        <table:table-row table:style-name="ro1">
          <table:table-cell table:number-columns-repeated="2" office:value-type="string">
            <text:p>Boediono</text:p>
          </table:table-cell>
          <table:table-cell table:formula="of:=&quot; &quot; &amp; [.A77] &amp; &quot;:0 ?&quot; &amp; [.B77] &amp; &quot;?&quot;" office:value-type="string" office:string-value=" Boediono:0 ?Boediono?">
            <text:p><text:s/>Boediono:0 ?Boediono?</text:p>
          </table:table-cell>
        </table:table-row>
        <table:table-row table:style-name="ro1">
          <table:table-cell table:number-columns-repeated="2" office:value-type="string">
            <text:p>Budi</text:p>
          </table:table-cell>
          <table:table-cell table:formula="of:=&quot; &quot; &amp; [.A78] &amp; &quot;:0 ?&quot; &amp; [.B78] &amp; &quot;?&quot;" office:value-type="string" office:string-value=" Budi:0 ?Budi?">
            <text:p><text:s/>Budi:0 ?Budi?</text:p>
          </table:table-cell>
        </table:table-row>
        <table:table-row table:style-name="ro1">
          <table:table-cell table:number-columns-repeated="2" office:value-type="string">
            <text:p>Budianto</text:p>
          </table:table-cell>
          <table:table-cell table:formula="of:=&quot; &quot; &amp; [.A79] &amp; &quot;:0 ?&quot; &amp; [.B79] &amp; &quot;?&quot;" office:value-type="string" office:string-value=" Budianto:0 ?Budianto?">
            <text:p><text:s/>Budianto:0 ?Budianto?</text:p>
          </table:table-cell>
        </table:table-row>
        <table:table-row table:style-name="ro1">
          <table:table-cell table:number-columns-repeated="2" office:value-type="string">
            <text:p>Budiarto</text:p>
          </table:table-cell>
          <table:table-cell table:formula="of:=&quot; &quot; &amp; [.A80] &amp; &quot;:0 ?&quot; &amp; [.B80] &amp; &quot;?&quot;" office:value-type="string" office:string-value=" Budiarto:0 ?Budiarto?">
            <text:p><text:s/>Budiarto:0 ?Budiarto?</text:p>
          </table:table-cell>
        </table:table-row>
        <table:table-row table:style-name="ro1">
          <table:table-cell table:number-columns-repeated="2" office:value-type="string">
            <text:p>Budiarto</text:p>
          </table:table-cell>
          <table:table-cell table:formula="of:=&quot; &quot; &amp; [.A81] &amp; &quot;:0 ?&quot; &amp; [.B81] &amp; &quot;?&quot;" office:value-type="string" office:string-value=" Budiarto:0 ?Budiarto?">
            <text:p><text:s/>Budiarto:0 ?Budiarto?</text:p>
          </table:table-cell>
        </table:table-row>
        <table:table-row table:style-name="ro1">
          <table:table-cell table:number-columns-repeated="2" office:value-type="string">
            <text:p>Budiharto</text:p>
          </table:table-cell>
          <table:table-cell table:formula="of:=&quot; &quot; &amp; [.A82] &amp; &quot;:0 ?&quot; &amp; [.B82] &amp; &quot;?&quot;" office:value-type="string" office:string-value=" Budiharto:0 ?Budiharto?">
            <text:p><text:s/>Budiharto:0 ?Budiharto?</text:p>
          </table:table-cell>
        </table:table-row>
        <table:table-row table:style-name="ro1">
          <table:table-cell table:number-columns-repeated="2" office:value-type="string">
            <text:p>Budiono</text:p>
          </table:table-cell>
          <table:table-cell table:formula="of:=&quot; &quot; &amp; [.A83] &amp; &quot;:0 ?&quot; &amp; [.B83] &amp; &quot;?&quot;" office:value-type="string" office:string-value=" Budiono:0 ?Budiono?">
            <text:p><text:s/>Budiono:0 ?Budiono?</text:p>
          </table:table-cell>
        </table:table-row>
        <table:table-row table:style-name="ro1">
          <table:table-cell table:number-columns-repeated="2" office:value-type="string">
            <text:p>Bujang</text:p>
          </table:table-cell>
          <table:table-cell table:formula="of:=&quot; &quot; &amp; [.A84] &amp; &quot;:0 ?&quot; &amp; [.B84] &amp; &quot;?&quot;" office:value-type="string" office:string-value=" Bujang:0 ?Bujang?">
            <text:p><text:s/>Bujang:0 ?Bujang?</text:p>
          </table:table-cell>
        </table:table-row>
        <table:table-row table:style-name="ro1">
          <table:table-cell table:number-columns-repeated="2" office:value-type="string">
            <text:p>Bulan</text:p>
          </table:table-cell>
          <table:table-cell table:formula="of:=&quot; &quot; &amp; [.A85] &amp; &quot;:0 ?&quot; &amp; [.B85] &amp; &quot;?&quot;" office:value-type="string" office:string-value=" Bulan:0 ?Bulan?">
            <text:p><text:s/>Bulan:0 ?Bulan?</text:p>
          </table:table-cell>
        </table:table-row>
        <table:table-row table:style-name="ro1">
          <table:table-cell table:number-columns-repeated="2" office:value-type="string">
            <text:p>Bulkiah</text:p>
          </table:table-cell>
          <table:table-cell table:formula="of:=&quot; &quot; &amp; [.A86] &amp; &quot;:0 ?&quot; &amp; [.B86] &amp; &quot;?&quot;" office:value-type="string" office:string-value=" Bulkiah:0 ?Bulkiah?">
            <text:p><text:s/>Bulkiah:0 ?Bulkiah?</text:p>
          </table:table-cell>
        </table:table-row>
        <table:table-row table:style-name="ro1">
          <table:table-cell table:number-columns-repeated="2" office:value-type="string">
            <text:p>Bunga</text:p>
          </table:table-cell>
          <table:table-cell table:formula="of:=&quot; &quot; &amp; [.A87] &amp; &quot;:0 ?&quot; &amp; [.B87] &amp; &quot;?&quot;" office:value-type="string" office:string-value=" Bunga:0 ?Bunga?">
            <text:p><text:s/>Bunga:0 ?Bunga?</text:p>
          </table:table-cell>
        </table:table-row>
        <table:table-row table:style-name="ro1">
          <table:table-cell office:value-type="string">
            <text:p>Burnei</text:p>
          </table:table-cell>
          <table:table-cell table:formula="of:=[.A88]" office:value-type="string" office:string-value="Burnei">
            <text:p>Burnei</text:p>
          </table:table-cell>
          <table:table-cell table:formula="of:=&quot; &quot; &amp; [.A88] &amp; &quot;:0 ?&quot; &amp; [.B88] &amp; &quot;?&quot;" office:value-type="string" office:string-value=" Burnei:0 ?Burnei?">
            <text:p><text:s/>Burnei:0 ?Burnei?</text:p>
          </table:table-cell>
        </table:table-row>
        <table:table-row table:style-name="ro1">
          <table:table-cell office:value-type="string">
            <text:p>Butuan</text:p>
          </table:table-cell>
          <table:table-cell table:formula="of:=[.A89]" office:value-type="string" office:string-value="Butuan">
            <text:p>Butuan</text:p>
          </table:table-cell>
          <table:table-cell table:formula="of:=&quot; &quot; &amp; [.A89] &amp; &quot;:0 ?&quot; &amp; [.B89] &amp; &quot;?&quot;" office:value-type="string" office:string-value=" Butuan:0 ?Butuan?">
            <text:p><text:s/>Butuan:0 ?Butuan?</text:p>
          </table:table-cell>
        </table:table-row>
        <table:table-row table:style-name="ro1">
          <table:table-cell table:number-columns-repeated="2" office:value-type="string">
            <text:p>Buwono</text:p>
          </table:table-cell>
          <table:table-cell table:formula="of:=&quot; &quot; &amp; [.A90] &amp; &quot;:0 ?&quot; &amp; [.B90] &amp; &quot;?&quot;" office:value-type="string" office:string-value=" Buwono:0 ?Buwono?">
            <text:p><text:s/>Buwono:0 ?Buwono?</text:p>
          </table:table-cell>
        </table:table-row>
        <table:table-row table:style-name="ro1">
          <table:table-cell table:number-columns-repeated="2" office:value-type="string">
            <text:p>Cahaya</text:p>
          </table:table-cell>
          <table:table-cell table:formula="of:=&quot; &quot; &amp; [.A91] &amp; &quot;:0 ?&quot; &amp; [.B91] &amp; &quot;?&quot;" office:value-type="string" office:string-value=" Cahaya:0 ?Cahaya?">
            <text:p><text:s/>Cahaya:0 ?Cahaya?</text:p>
          </table:table-cell>
        </table:table-row>
        <table:table-row table:style-name="ro1">
          <table:table-cell table:number-columns-repeated="2" office:value-type="string">
            <text:p>Cahyono</text:p>
          </table:table-cell>
          <table:table-cell table:formula="of:=&quot; &quot; &amp; [.A92] &amp; &quot;:0 ?&quot; &amp; [.B92] &amp; &quot;?&quot;" office:value-type="string" office:string-value=" Cahyono:0 ?Cahyono?">
            <text:p><text:s/>Cahyono:0 ?Cahyono?</text:p>
          </table:table-cell>
        </table:table-row>
        <table:table-row table:style-name="ro1">
          <table:table-cell table:number-columns-repeated="2" office:value-type="string">
            <text:p>Chahaya</text:p>
          </table:table-cell>
          <table:table-cell table:formula="of:=&quot; &quot; &amp; [.A93] &amp; &quot;:0 ?&quot; &amp; [.B93] &amp; &quot;?&quot;" office:value-type="string" office:string-value=" Chahaya:0 ?Chahaya?">
            <text:p><text:s/>Chahaya:0 ?Chahaya?</text:p>
          </table:table-cell>
        </table:table-row>
        <table:table-row table:style-name="ro1">
          <table:table-cell table:number-columns-repeated="2" office:value-type="string">
            <text:p>Che</text:p>
          </table:table-cell>
          <table:table-cell table:formula="of:=&quot; &quot; &amp; [.A94] &amp; &quot;:0 ?&quot; &amp; [.B94] &amp; &quot;?&quot;" office:value-type="string" office:string-value=" Che:0 ?Che?">
            <text:p><text:s/>Che:0 ?Che?</text:p>
          </table:table-cell>
        </table:table-row>
        <table:table-row table:style-name="ro1">
          <table:table-cell table:number-columns-repeated="2" office:value-type="string">
            <text:p>Chempaka</text:p>
          </table:table-cell>
          <table:table-cell table:formula="of:=&quot; &quot; &amp; [.A95] &amp; &quot;:0 ?&quot; &amp; [.B95] &amp; &quot;?&quot;" office:value-type="string" office:string-value=" Chempaka:0 ?Chempaka?">
            <text:p><text:s/>Chempaka:0 ?Chempaka?</text:p>
          </table:table-cell>
        </table:table-row>
        <table:table-row table:style-name="ro1">
          <table:table-cell table:number-columns-repeated="2" office:value-type="string">
            <text:p>Cheng</text:p>
          </table:table-cell>
          <table:table-cell table:formula="of:=&quot; &quot; &amp; [.A96] &amp; &quot;:0 ?&quot; &amp; [.B96] &amp; &quot;?&quot;" office:value-type="string" office:string-value=" Cheng:0 ?Cheng?">
            <text:p><text:s/>Cheng:0 ?Cheng?</text:p>
          </table:table-cell>
        </table:table-row>
        <table:table-row table:style-name="ro1">
          <table:table-cell table:number-columns-repeated="2" office:value-type="string">
            <text:p>Chik</text:p>
          </table:table-cell>
          <table:table-cell table:formula="of:=&quot; &quot; &amp; [.A97] &amp; &quot;:0 ?&quot; &amp; [.B97] &amp; &quot;?&quot;" office:value-type="string" office:string-value=" Chik:0 ?Chik?">
            <text:p><text:s/>Chik:0 ?Chik?</text:p>
          </table:table-cell>
        </table:table-row>
        <table:table-row table:style-name="ro1">
          <table:table-cell table:number-columns-repeated="2" office:value-type="string">
            <text:p>Chinta</text:p>
          </table:table-cell>
          <table:table-cell table:formula="of:=&quot; &quot; &amp; [.A98] &amp; &quot;:0 ?&quot; &amp; [.B98] &amp; &quot;?&quot;" office:value-type="string" office:string-value=" Chinta:0 ?Chinta?">
            <text:p><text:s/>Chinta:0 ?Chinta?</text:p>
          </table:table-cell>
        </table:table-row>
        <table:table-row table:style-name="ro1">
          <table:table-cell table:number-columns-repeated="2" office:value-type="string">
            <text:p>Cik</text:p>
          </table:table-cell>
          <table:table-cell table:formula="of:=&quot; &quot; &amp; [.A99] &amp; &quot;:0 ?&quot; &amp; [.B99] &amp; &quot;?&quot;" office:value-type="string" office:string-value=" Cik:0 ?Cik?">
            <text:p><text:s/>Cik:0 ?Cik?</text:p>
          </table:table-cell>
        </table:table-row>
        <table:table-row table:style-name="ro1">
          <table:table-cell office:value-type="string">
            <text:p>Cinta</text:p>
          </table:table-cell>
          <table:table-cell table:formula="of:=[.A100]" office:value-type="string" office:string-value="Cinta">
            <text:p>Cinta</text:p>
          </table:table-cell>
          <table:table-cell table:formula="of:=&quot; &quot; &amp; [.A100] &amp; &quot;:0 ?&quot; &amp; [.B100] &amp; &quot;?&quot;" office:value-type="string" office:string-value=" Cinta:0 ?Cinta?">
            <text:p><text:s/>Cinta:0 ?Cinta?</text:p>
          </table:table-cell>
        </table:table-row>
        <table:table-row table:style-name="ro1">
          <table:table-cell office:value-type="string">
            <text:p>Cirebon</text:p>
          </table:table-cell>
          <table:table-cell table:formula="of:=[.A101]" office:value-type="string" office:string-value="Cirebon">
            <text:p>Cirebon</text:p>
          </table:table-cell>
          <table:table-cell table:formula="of:=&quot; &quot; &amp; [.A101] &amp; &quot;:0 ?&quot; &amp; [.B101] &amp; &quot;?&quot;" office:value-type="string" office:string-value=" Cirebon:0 ?Cirebon?">
            <text:p><text:s/>Cirebon:0 ?Cirebon?</text:p>
          </table:table-cell>
        </table:table-row>
        <table:table-row table:style-name="ro1">
          <table:table-cell table:number-columns-repeated="2" office:value-type="string">
            <text:p>Condro</text:p>
          </table:table-cell>
          <table:table-cell table:formula="of:=&quot; &quot; &amp; [.A102] &amp; &quot;:0 ?&quot; &amp; [.B102] &amp; &quot;?&quot;" office:value-type="string" office:string-value=" Condro:0 ?Condro?">
            <text:p><text:s/>Condro:0 ?Condro?</text:p>
          </table:table-cell>
        </table:table-row>
        <table:table-row table:style-name="ro1">
          <table:table-cell table:number-columns-repeated="2" office:value-type="string">
            <text:p>Danang</text:p>
          </table:table-cell>
          <table:table-cell table:formula="of:=&quot; &quot; &amp; [.A103] &amp; &quot;:0 ?&quot; &amp; [.B103] &amp; &quot;?&quot;" office:value-type="string" office:string-value=" Danang:0 ?Danang?">
            <text:p><text:s/>Danang:0 ?Danang?</text:p>
          </table:table-cell>
        </table:table-row>
        <table:table-row table:style-name="ro1">
          <table:table-cell table:number-columns-repeated="2" office:value-type="string">
            <text:p>Danang</text:p>
          </table:table-cell>
          <table:table-cell table:formula="of:=&quot; &quot; &amp; [.A104] &amp; &quot;:0 ?&quot; &amp; [.B104] &amp; &quot;?&quot;" office:value-type="string" office:string-value=" Danang:0 ?Danang?">
            <text:p><text:s/>Danang:0 ?Danang?</text:p>
          </table:table-cell>
        </table:table-row>
        <table:table-row table:style-name="ro1">
          <table:table-cell table:number-columns-repeated="2" office:value-type="string">
            <text:p>Danial</text:p>
          </table:table-cell>
          <table:table-cell table:formula="of:=&quot; &quot; &amp; [.A105] &amp; &quot;:0 ?&quot; &amp; [.B105] &amp; &quot;?&quot;" office:value-type="string" office:string-value=" Danial:0 ?Danial?">
            <text:p><text:s/>Danial:0 ?Danial?</text:p>
          </table:table-cell>
        </table:table-row>
        <table:table-row table:style-name="ro1">
          <table:table-cell table:number-columns-repeated="2" office:value-type="string">
            <text:p>Daniel</text:p>
          </table:table-cell>
          <table:table-cell table:formula="of:=&quot; &quot; &amp; [.A106] &amp; &quot;:0 ?&quot; &amp; [.B106] &amp; &quot;?&quot;" office:value-type="string" office:string-value=" Daniel:0 ?Daniel?">
            <text:p><text:s/>Daniel:0 ?Daniel?</text:p>
          </table:table-cell>
        </table:table-row>
        <table:table-row table:style-name="ro1">
          <table:table-cell table:number-columns-repeated="2" office:value-type="string">
            <text:p>Dara</text:p>
          </table:table-cell>
          <table:table-cell table:formula="of:=&quot; &quot; &amp; [.A107] &amp; &quot;:0 ?&quot; &amp; [.B107] &amp; &quot;?&quot;" office:value-type="string" office:string-value=" Dara:0 ?Dara?">
            <text:p><text:s/>Dara:0 ?Dara?</text:p>
          </table:table-cell>
        </table:table-row>
        <table:table-row table:style-name="ro1">
          <table:table-cell table:number-columns-repeated="2" office:value-type="string">
            <text:p>Darmo</text:p>
          </table:table-cell>
          <table:table-cell table:formula="of:=&quot; &quot; &amp; [.A108] &amp; &quot;:0 ?&quot; &amp; [.B108] &amp; &quot;?&quot;" office:value-type="string" office:string-value=" Darmo:0 ?Darmo?">
            <text:p><text:s/>Darmo:0 ?Darmo?</text:p>
          </table:table-cell>
        </table:table-row>
        <table:table-row table:style-name="ro1">
          <table:table-cell table:number-columns-repeated="2" office:value-type="string">
            <text:p>Daud</text:p>
          </table:table-cell>
          <table:table-cell table:formula="of:=&quot; &quot; &amp; [.A109] &amp; &quot;:0 ?&quot; &amp; [.B109] &amp; &quot;?&quot;" office:value-type="string" office:string-value=" Daud:0 ?Daud?">
            <text:p><text:s/>Daud:0 ?Daud?</text:p>
          </table:table-cell>
        </table:table-row>
        <table:table-row table:style-name="ro1">
          <table:table-cell table:number-columns-repeated="2" office:value-type="string">
            <text:p>Daut</text:p>
          </table:table-cell>
          <table:table-cell table:formula="of:=&quot; &quot; &amp; [.A110] &amp; &quot;:0 ?&quot; &amp; [.B110] &amp; &quot;?&quot;" office:value-type="string" office:string-value=" Daut:0 ?Daut?">
            <text:p><text:s/>Daut:0 ?Daut?</text:p>
          </table:table-cell>
        </table:table-row>
        <table:table-row table:style-name="ro1">
          <table:table-cell table:number-columns-repeated="2" office:value-type="string">
            <text:p>Dayang</text:p>
          </table:table-cell>
          <table:table-cell table:formula="of:=&quot; &quot; &amp; [.A111] &amp; &quot;:0 ?&quot; &amp; [.B111] &amp; &quot;?&quot;" office:value-type="string" office:string-value=" Dayang:0 ?Dayang?">
            <text:p><text:s/>Dayang:0 ?Dayang?</text:p>
          </table:table-cell>
        </table:table-row>
        <table:table-row table:style-name="ro1">
          <table:table-cell table:number-columns-repeated="2" office:value-type="string">
            <text:p>Delima</text:p>
          </table:table-cell>
          <table:table-cell table:formula="of:=&quot; &quot; &amp; [.A112] &amp; &quot;:0 ?&quot; &amp; [.B112] &amp; &quot;?&quot;" office:value-type="string" office:string-value=" Delima:0 ?Delima?">
            <text:p><text:s/>Delima:0 ?Delima?</text:p>
          </table:table-cell>
        </table:table-row>
        <table:table-row table:style-name="ro1">
          <table:table-cell office:value-type="string">
            <text:p>Demak</text:p>
          </table:table-cell>
          <table:table-cell table:formula="of:=[.A113]" office:value-type="string" office:string-value="Demak">
            <text:p>Demak</text:p>
          </table:table-cell>
          <table:table-cell table:formula="of:=&quot; &quot; &amp; [.A113] &amp; &quot;:0 ?&quot; &amp; [.B113] &amp; &quot;?&quot;" office:value-type="string" office:string-value=" Demak:0 ?Demak?">
            <text:p><text:s/>Demak:0 ?Demak?</text:p>
          </table:table-cell>
        </table:table-row>
        <table:table-row table:style-name="ro1">
          <table:table-cell table:number-columns-repeated="2" office:value-type="string">
            <text:p>Demang</text:p>
          </table:table-cell>
          <table:table-cell table:formula="of:=&quot; &quot; &amp; [.A114] &amp; &quot;:0 ?&quot; &amp; [.B114] &amp; &quot;?&quot;" office:value-type="string" office:string-value=" Demang:0 ?Demang?">
            <text:p><text:s/>Demang:0 ?Demang?</text:p>
          </table:table-cell>
        </table:table-row>
        <table:table-row table:style-name="ro1">
          <table:table-cell table:number-columns-repeated="2" office:value-type="string">
            <text:p>Deraman</text:p>
          </table:table-cell>
          <table:table-cell table:formula="of:=&quot; &quot; &amp; [.A115] &amp; &quot;:0 ?&quot; &amp; [.B115] &amp; &quot;?&quot;" office:value-type="string" office:string-value=" Deraman:0 ?Deraman?">
            <text:p><text:s/>Deraman:0 ?Deraman?</text:p>
          </table:table-cell>
        </table:table-row>
        <table:table-row table:style-name="ro1">
          <table:table-cell table:number-columns-repeated="2" office:value-type="string">
            <text:p>Deris</text:p>
          </table:table-cell>
          <table:table-cell table:formula="of:=&quot; &quot; &amp; [.A116] &amp; &quot;:0 ?&quot; &amp; [.B116] &amp; &quot;?&quot;" office:value-type="string" office:string-value=" Deris:0 ?Deris?">
            <text:p><text:s/>Deris:0 ?Deris?</text:p>
          </table:table-cell>
        </table:table-row>
        <table:table-row table:style-name="ro1">
          <table:table-cell table:number-columns-repeated="2" office:value-type="string">
            <text:p>Desa</text:p>
          </table:table-cell>
          <table:table-cell table:formula="of:=&quot; &quot; &amp; [.A117] &amp; &quot;:0 ?&quot; &amp; [.B117] &amp; &quot;?&quot;" office:value-type="string" office:string-value=" Desa:0 ?Desa?">
            <text:p><text:s/>Desa:0 ?Desa?</text:p>
          </table:table-cell>
        </table:table-row>
        <table:table-row table:style-name="ro1">
          <table:table-cell table:number-columns-repeated="2" office:value-type="string">
            <text:p>Dewi</text:p>
          </table:table-cell>
          <table:table-cell table:formula="of:=&quot; &quot; &amp; [.A118] &amp; &quot;:0 ?&quot; &amp; [.B118] &amp; &quot;?&quot;" office:value-type="string" office:string-value=" Dewi:0 ?Dewi?">
            <text:p><text:s/>Dewi:0 ?Dewi?</text:p>
          </table:table-cell>
        </table:table-row>
        <table:table-row table:style-name="ro1">
          <table:table-cell table:number-columns-repeated="2" office:value-type="string">
            <text:p>Dian</text:p>
          </table:table-cell>
          <table:table-cell table:formula="of:=&quot; &quot; &amp; [.A119] &amp; &quot;:0 ?&quot; &amp; [.B119] &amp; &quot;?&quot;" office:value-type="string" office:string-value=" Dian:0 ?Dian?">
            <text:p><text:s/>Dian:0 ?Dian?</text:p>
          </table:table-cell>
        </table:table-row>
        <table:table-row table:style-name="ro1">
          <table:table-cell table:number-columns-repeated="2" office:value-type="string">
            <text:p>Didik</text:p>
          </table:table-cell>
          <table:table-cell table:formula="of:=&quot; &quot; &amp; [.A120] &amp; &quot;:0 ?&quot; &amp; [.B120] &amp; &quot;?&quot;" office:value-type="string" office:string-value=" Didik:0 ?Didik?">
            <text:p><text:s/>Didik:0 ?Didik?</text:p>
          </table:table-cell>
        </table:table-row>
        <table:table-row table:style-name="ro1">
          <table:table-cell table:number-columns-repeated="2" office:value-type="string">
            <text:p>Djoko</text:p>
          </table:table-cell>
          <table:table-cell table:formula="of:=&quot; &quot; &amp; [.A121] &amp; &quot;:0 ?&quot; &amp; [.B121] &amp; &quot;?&quot;" office:value-type="string" office:string-value=" Djoko:0 ?Djoko?">
            <text:p><text:s/>Djoko:0 ?Djoko?</text:p>
          </table:table-cell>
        </table:table-row>
        <table:table-row table:style-name="ro1">
          <table:table-cell table:number-columns-repeated="2" office:value-type="string">
            <text:p>Djoyosuroto</text:p>
          </table:table-cell>
          <table:table-cell table:formula="of:=&quot; &quot; &amp; [.A122] &amp; &quot;:0 ?&quot; &amp; [.B122] &amp; &quot;?&quot;" office:value-type="string" office:string-value=" Djoyosuroto:0 ?Djoyosuroto?">
            <text:p><text:s/>Djoyosuroto:0 ?Djoyosuroto?</text:p>
          </table:table-cell>
        </table:table-row>
        <table:table-row table:style-name="ro1">
          <table:table-cell table:number-columns-repeated="2" office:value-type="string">
            <text:p>Dollah</text:p>
          </table:table-cell>
          <table:table-cell table:formula="of:=&quot; &quot; &amp; [.A123] &amp; &quot;:0 ?&quot; &amp; [.B123] &amp; &quot;?&quot;" office:value-type="string" office:string-value=" Dollah:0 ?Dollah?">
            <text:p><text:s/>Dollah:0 ?Dollah?</text:p>
          </table:table-cell>
        </table:table-row>
        <table:table-row table:style-name="ro1">
          <table:table-cell table:number-columns-repeated="2" office:value-type="string">
            <text:p>Dumadi</text:p>
          </table:table-cell>
          <table:table-cell table:formula="of:=&quot; &quot; &amp; [.A124] &amp; &quot;:0 ?&quot; &amp; [.B124] &amp; &quot;?&quot;" office:value-type="string" office:string-value=" Dumadi:0 ?Dumadi?">
            <text:p><text:s/>Dumadi:0 ?Dumadi?</text:p>
          </table:table-cell>
        </table:table-row>
        <table:table-row table:style-name="ro1">
          <table:table-cell table:number-columns-repeated="2" office:value-type="string">
            <text:p>Dumadi</text:p>
          </table:table-cell>
          <table:table-cell table:formula="of:=&quot; &quot; &amp; [.A125] &amp; &quot;:0 ?&quot; &amp; [.B125] &amp; &quot;?&quot;" office:value-type="string" office:string-value=" Dumadi:0 ?Dumadi?">
            <text:p><text:s/>Dumadi:0 ?Dumadi?</text:p>
          </table:table-cell>
        </table:table-row>
        <table:table-row table:style-name="ro1">
          <table:table-cell table:number-columns-repeated="2" office:value-type="string">
            <text:p>Edhi</text:p>
          </table:table-cell>
          <table:table-cell table:formula="of:=&quot; &quot; &amp; [.A126] &amp; &quot;:0 ?&quot; &amp; [.B126] &amp; &quot;?&quot;" office:value-type="string" office:string-value=" Edhi:0 ?Edhi?">
            <text:p><text:s/>Edhi:0 ?Edhi?</text:p>
          </table:table-cell>
        </table:table-row>
        <table:table-row table:style-name="ro1">
          <table:table-cell table:number-columns-repeated="2" office:value-type="string">
            <text:p>Edhie</text:p>
          </table:table-cell>
          <table:table-cell table:formula="of:=&quot; &quot; &amp; [.A127] &amp; &quot;:0 ?&quot; &amp; [.B127] &amp; &quot;?&quot;" office:value-type="string" office:string-value=" Edhie:0 ?Edhie?">
            <text:p><text:s/>Edhie:0 ?Edhie?</text:p>
          </table:table-cell>
        </table:table-row>
        <table:table-row table:style-name="ro1">
          <table:table-cell table:number-columns-repeated="2" office:value-type="string">
            <text:p>Embong</text:p>
          </table:table-cell>
          <table:table-cell table:formula="of:=&quot; &quot; &amp; [.A128] &amp; &quot;:0 ?&quot; &amp; [.B128] &amp; &quot;?&quot;" office:value-type="string" office:string-value=" Embong:0 ?Embong?">
            <text:p><text:s/>Embong:0 ?Embong?</text:p>
          </table:table-cell>
        </table:table-row>
        <table:table-row table:style-name="ro1">
          <table:table-cell table:number-columns-repeated="2" office:value-type="string">
            <text:p>Embun</text:p>
          </table:table-cell>
          <table:table-cell table:formula="of:=&quot; &quot; &amp; [.A129] &amp; &quot;:0 ?&quot; &amp; [.B129] &amp; &quot;?&quot;" office:value-type="string" office:string-value=" Embun:0 ?Embun?">
            <text:p><text:s/>Embun:0 ?Embun?</text:p>
          </table:table-cell>
        </table:table-row>
        <table:table-row table:style-name="ro1">
          <table:table-cell table:number-columns-repeated="2" office:value-type="string">
            <text:p>Endah</text:p>
          </table:table-cell>
          <table:table-cell table:formula="of:=&quot; &quot; &amp; [.A130] &amp; &quot;:0 ?&quot; &amp; [.B130] &amp; &quot;?&quot;" office:value-type="string" office:string-value=" Endah:0 ?Endah?">
            <text:p><text:s/>Endah:0 ?Endah?</text:p>
          </table:table-cell>
        </table:table-row>
        <table:table-row table:style-name="ro1">
          <table:table-cell table:number-columns-repeated="2" office:value-type="string">
            <text:p>Endang</text:p>
          </table:table-cell>
          <table:table-cell table:formula="of:=&quot; &quot; &amp; [.A131] &amp; &quot;:0 ?&quot; &amp; [.B131] &amp; &quot;?&quot;" office:value-type="string" office:string-value=" Endang:0 ?Endang?">
            <text:p><text:s/>Endang:0 ?Endang?</text:p>
          </table:table-cell>
        </table:table-row>
        <table:table-row table:style-name="ro1">
          <table:table-cell table:number-columns-repeated="2" office:value-type="string">
            <text:p>Erlangga</text:p>
          </table:table-cell>
          <table:table-cell table:formula="of:=&quot; &quot; &amp; [.A132] &amp; &quot;:0 ?&quot; &amp; [.B132] &amp; &quot;?&quot;" office:value-type="string" office:string-value=" Erlangga:0 ?Erlangga?">
            <text:p><text:s/>Erlangga:0 ?Erlangga?</text:p>
          </table:table-cell>
        </table:table-row>
        <table:table-row table:style-name="ro1">
          <table:table-cell table:number-columns-repeated="2" office:value-type="string">
            <text:p>Esah</text:p>
          </table:table-cell>
          <table:table-cell table:formula="of:=&quot; &quot; &amp; [.A133] &amp; &quot;:0 ?&quot; &amp; [.B133] &amp; &quot;?&quot;" office:value-type="string" office:string-value=" Esah:0 ?Esah?">
            <text:p><text:s/>Esah:0 ?Esah?</text:p>
          </table:table-cell>
        </table:table-row>
        <table:table-row table:style-name="ro1">
          <table:table-cell table:number-columns-repeated="2" office:value-type="string">
            <text:p>Fakhr</text:p>
          </table:table-cell>
          <table:table-cell table:formula="of:=&quot; &quot; &amp; [.A134] &amp; &quot;:0 ?&quot; &amp; [.B134] &amp; &quot;?&quot;" office:value-type="string" office:string-value=" Fakhr:0 ?Fakhr?">
            <text:p><text:s/>Fakhr:0 ?Fakhr?</text:p>
          </table:table-cell>
        </table:table-row>
        <table:table-row table:style-name="ro1">
          <table:table-cell table:number-columns-repeated="2" office:value-type="string">
            <text:p>Farhana</text:p>
          </table:table-cell>
          <table:table-cell table:formula="of:=&quot; &quot; &amp; [.A135] &amp; &quot;:0 ?&quot; &amp; [.B135] &amp; &quot;?&quot;" office:value-type="string" office:string-value=" Farhana:0 ?Farhana?">
            <text:p><text:s/>Farhana:0 ?Farhana?</text:p>
          </table:table-cell>
        </table:table-row>
        <table:table-row table:style-name="ro1">
          <table:table-cell table:number-columns-repeated="2" office:value-type="string">
            <text:p>Farhanah</text:p>
          </table:table-cell>
          <table:table-cell table:formula="of:=&quot; &quot; &amp; [.A136] &amp; &quot;:0 ?&quot; &amp; [.B136] &amp; &quot;?&quot;" office:value-type="string" office:string-value=" Farhanah:0 ?Farhanah?">
            <text:p><text:s/>Farhanah:0 ?Farhanah?</text:p>
          </table:table-cell>
        </table:table-row>
        <table:table-row table:style-name="ro1">
          <table:table-cell office:value-type="string">
            <text:p>Gadzabadi</text:p>
          </table:table-cell>
          <table:table-cell office:value-type="string">
            <text:p>Gadzabadi </text:p>
          </table:table-cell>
          <table:table-cell table:formula="of:=&quot; &quot; &amp; [.A137] &amp; &quot;:0 ?&quot; &amp; [.B137] &amp; &quot;?&quot;" office:value-type="string" office:string-value=" Gadzabadi:0 ?Gadzabadi ?">
            <text:p><text:s/>Gadzabadi:0 ?Gadzabadi ?</text:p>
          </table:table-cell>
        </table:table-row>
        <table:table-row table:style-name="ro1">
          <table:table-cell table:number-columns-repeated="2" office:value-type="string">
            <text:p>Galih</text:p>
          </table:table-cell>
          <table:table-cell table:formula="of:=&quot; &quot; &amp; [.A138] &amp; &quot;:0 ?&quot; &amp; [.B138] &amp; &quot;?&quot;" office:value-type="string" office:string-value=" Galih:0 ?Galih?">
            <text:p><text:s/>Galih:0 ?Galih?</text:p>
          </table:table-cell>
        </table:table-row>
        <table:table-row table:style-name="ro1">
          <table:table-cell table:number-columns-repeated="2" office:value-type="string">
            <text:p>Galuh</text:p>
          </table:table-cell>
          <table:table-cell table:formula="of:=&quot; &quot; &amp; [.A139] &amp; &quot;:0 ?&quot; &amp; [.B139] &amp; &quot;?&quot;" office:value-type="string" office:string-value=" Galuh:0 ?Galuh?">
            <text:p><text:s/>Galuh:0 ?Galuh?</text:p>
          </table:table-cell>
        </table:table-row>
        <table:table-row table:style-name="ro1">
          <table:table-cell table:number-columns-repeated="2" office:value-type="string">
            <text:p>Gana</text:p>
          </table:table-cell>
          <table:table-cell table:formula="of:=&quot; &quot; &amp; [.A140] &amp; &quot;:0 ?&quot; &amp; [.B140] &amp; &quot;?&quot;" office:value-type="string" office:string-value=" Gana:0 ?Gana?">
            <text:p><text:s/>Gana:0 ?Gana?</text:p>
          </table:table-cell>
        </table:table-row>
        <table:table-row table:style-name="ro1">
          <table:table-cell table:number-columns-repeated="2" office:value-type="string">
            <text:p>Garuda</text:p>
          </table:table-cell>
          <table:table-cell table:formula="of:=&quot; &quot; &amp; [.A141] &amp; &quot;:0 ?&quot; &amp; [.B141] &amp; &quot;?&quot;" office:value-type="string" office:string-value=" Garuda:0 ?Garuda?">
            <text:p><text:s/>Garuda:0 ?Garuda?</text:p>
          </table:table-cell>
        </table:table-row>
        <table:table-row table:style-name="ro1">
          <table:table-cell office:value-type="string">
            <text:p>Girindrawardhana</text:p>
          </table:table-cell>
          <table:table-cell table:formula="of:=[.A142]" office:value-type="string" office:string-value="Girindrawardhana">
            <text:p>Girindrawardhana</text:p>
          </table:table-cell>
          <table:table-cell table:formula="of:=&quot; &quot; &amp; [.A142] &amp; &quot;:0 ?&quot; &amp; [.B142] &amp; &quot;?&quot;" office:value-type="string" office:string-value=" Girindrawardhana:0 ?Girindrawardhana?">
            <text:p><text:s/>Girindrawardhana:0 ?Girindrawardhana?</text:p>
          </table:table-cell>
        </table:table-row>
        <table:table-row table:style-name="ro1">
          <table:table-cell office:value-type="string">
            <text:p>Girishawardhana</text:p>
          </table:table-cell>
          <table:table-cell table:formula="of:=[.A143]" office:value-type="string" office:string-value="Girishawardhana">
            <text:p>Girishawardhana</text:p>
          </table:table-cell>
          <table:table-cell table:formula="of:=&quot; &quot; &amp; [.A143] &amp; &quot;:0 ?&quot; &amp; [.B143] &amp; &quot;?&quot;" office:value-type="string" office:string-value=" Girishawardhana:0 ?Girishawardhana?">
            <text:p><text:s/>Girishawardhana:0 ?Girishawardhana?</text:p>
          </table:table-cell>
        </table:table-row>
        <table:table-row table:style-name="ro1">
          <table:table-cell table:number-columns-repeated="2" office:value-type="string">
            <text:p>Golok</text:p>
          </table:table-cell>
          <table:table-cell table:formula="of:=&quot; &quot; &amp; [.A144] &amp; &quot;:0 ?&quot; &amp; [.B144] &amp; &quot;?&quot;" office:value-type="string" office:string-value=" Golok:0 ?Golok?">
            <text:p><text:s/>Golok:0 ?Golok?</text:p>
          </table:table-cell>
        </table:table-row>
        <table:table-row table:style-name="ro1">
          <table:table-cell table:number-columns-repeated="2" office:value-type="string">
            <text:p>Gombak</text:p>
          </table:table-cell>
          <table:table-cell table:formula="of:=&quot; &quot; &amp; [.A145] &amp; &quot;:0 ?&quot; &amp; [.B145] &amp; &quot;?&quot;" office:value-type="string" office:string-value=" Gombak:0 ?Gombak?">
            <text:p><text:s/>Gombak:0 ?Gombak?</text:p>
          </table:table-cell>
        </table:table-row>
        <table:table-row table:style-name="ro1">
          <table:table-cell table:number-columns-repeated="2" office:value-type="string">
            <text:p>Gunungjati</text:p>
          </table:table-cell>
          <table:table-cell table:formula="of:=&quot; &quot; &amp; [.A146] &amp; &quot;:0 ?&quot; &amp; [.B146] &amp; &quot;?&quot;" office:value-type="string" office:string-value=" Gunungjati:0 ?Gunungjati?">
            <text:p><text:s/>Gunungjati:0 ?Gunungjati?</text:p>
          </table:table-cell>
        </table:table-row>
        <table:table-row table:style-name="ro1">
          <table:table-cell table:number-columns-repeated="2" office:value-type="string">
            <text:p>Guret</text:p>
          </table:table-cell>
          <table:table-cell table:formula="of:=&quot; &quot; &amp; [.A147] &amp; &quot;:0 ?&quot; &amp; [.B147] &amp; &quot;?&quot;" office:value-type="string" office:string-value=" Guret:0 ?Guret?">
            <text:p><text:s/>Guret:0 ?Guret?</text:p>
          </table:table-cell>
        </table:table-row>
        <table:table-row table:style-name="ro1">
          <table:table-cell office:value-type="string">
            <text:p>Hamaza_Tumammalianga</text:p>
          </table:table-cell>
          <table:table-cell office:value-type="string">
            <text:p>Hamaza Tumammalianga</text:p>
          </table:table-cell>
          <table:table-cell table:formula="of:=&quot; &quot; &amp; [.A148] &amp; &quot;:0 ?&quot; &amp; [.B148] &amp; &quot;?&quot;" office:value-type="string" office:string-value=" Hamaza_Tumammalianga:0 ?Hamaza Tumammalianga?">
            <text:p><text:s/>Hamaza_Tumammalianga:0 ?Hamaza Tumammalianga?</text:p>
          </table:table-cell>
        </table:table-row>
        <table:table-row table:style-name="ro1">
          <table:table-cell table:number-columns-repeated="2" office:value-type="string">
            <text:p>Hamengku</text:p>
          </table:table-cell>
          <table:table-cell table:formula="of:=&quot; &quot; &amp; [.A149] &amp; &quot;:0 ?&quot; &amp; [.B149] &amp; &quot;?&quot;" office:value-type="string" office:string-value=" Hamengku:0 ?Hamengku?">
            <text:p><text:s/>Hamengku:0 ?Hamengku?</text:p>
          </table:table-cell>
        </table:table-row>
        <table:table-row table:style-name="ro1">
          <table:table-cell table:number-columns-repeated="2" office:value-type="string">
            <text:p>Hamengkubuwono</text:p>
          </table:table-cell>
          <table:table-cell table:formula="of:=&quot; &quot; &amp; [.A150] &amp; &quot;:0 ?&quot; &amp; [.B150] &amp; &quot;?&quot;" office:value-type="string" office:string-value=" Hamengkubuwono:0 ?Hamengkubuwono?">
            <text:p><text:s/>Hamengkubuwono:0 ?Hamengkubuwono?</text:p>
          </table:table-cell>
        </table:table-row>
        <table:table-row table:style-name="ro1">
          <table:table-cell table:number-columns-repeated="2" office:value-type="string">
            <text:p>Handayani</text:p>
          </table:table-cell>
          <table:table-cell table:formula="of:=&quot; &quot; &amp; [.A151] &amp; &quot;:0 ?&quot; &amp; [.B151] &amp; &quot;?&quot;" office:value-type="string" office:string-value=" Handayani:0 ?Handayani?">
            <text:p><text:s/>Handayani:0 ?Handayani?</text:p>
          </table:table-cell>
        </table:table-row>
        <table:table-row table:style-name="ro1">
          <table:table-cell table:number-columns-repeated="2" office:value-type="string">
            <text:p>Hapsah</text:p>
          </table:table-cell>
          <table:table-cell table:formula="of:=&quot; &quot; &amp; [.A152] &amp; &quot;:0 ?&quot; &amp; [.B152] &amp; &quot;?&quot;" office:value-type="string" office:string-value=" Hapsah:0 ?Hapsah?">
            <text:p><text:s/>Hapsah:0 ?Hapsah?</text:p>
          </table:table-cell>
        </table:table-row>
        <table:table-row table:style-name="ro1">
          <table:table-cell table:number-columns-repeated="2" office:value-type="string">
            <text:p>Harjo</text:p>
          </table:table-cell>
          <table:table-cell table:formula="of:=&quot; &quot; &amp; [.A153] &amp; &quot;:0 ?&quot; &amp; [.B153] &amp; &quot;?&quot;" office:value-type="string" office:string-value=" Harjo:0 ?Harjo?">
            <text:p><text:s/>Harjo:0 ?Harjo?</text:p>
          </table:table-cell>
        </table:table-row>
        <table:table-row table:style-name="ro1">
          <table:table-cell table:number-columns-repeated="2" office:value-type="string">
            <text:p>Haron</text:p>
          </table:table-cell>
          <table:table-cell table:formula="of:=&quot; &quot; &amp; [.A154] &amp; &quot;:0 ?&quot; &amp; [.B154] &amp; &quot;?&quot;" office:value-type="string" office:string-value=" Haron:0 ?Haron?">
            <text:p><text:s/>Haron:0 ?Haron?</text:p>
          </table:table-cell>
        </table:table-row>
        <table:table-row table:style-name="ro1">
          <table:table-cell table:number-columns-repeated="2" office:value-type="string">
            <text:p>Harto</text:p>
          </table:table-cell>
          <table:table-cell table:formula="of:=&quot; &quot; &amp; [.A155] &amp; &quot;:0 ?&quot; &amp; [.B155] &amp; &quot;?&quot;" office:value-type="string" office:string-value=" Harto:0 ?Harto?">
            <text:p><text:s/>Harto:0 ?Harto?</text:p>
          </table:table-cell>
        </table:table-row>
        <table:table-row table:style-name="ro1">
          <table:table-cell table:number-columns-repeated="2" office:value-type="string">
            <text:p>Hartono</text:p>
          </table:table-cell>
          <table:table-cell table:formula="of:=&quot; &quot; &amp; [.A156] &amp; &quot;:0 ?&quot; &amp; [.B156] &amp; &quot;?&quot;" office:value-type="string" office:string-value=" Hartono:0 ?Hartono?">
            <text:p><text:s/>Hartono:0 ?Hartono?</text:p>
          </table:table-cell>
        </table:table-row>
        <table:table-row table:style-name="ro1">
          <table:table-cell table:number-columns-repeated="2" office:value-type="string">
            <text:p>Harum</text:p>
          </table:table-cell>
          <table:table-cell table:formula="of:=&quot; &quot; &amp; [.A157] &amp; &quot;:0 ?&quot; &amp; [.B157] &amp; &quot;?&quot;" office:value-type="string" office:string-value=" Harum:0 ?Harum?">
            <text:p><text:s/>Harum:0 ?Harum?</text:p>
          </table:table-cell>
        </table:table-row>
        <table:table-row table:style-name="ro1">
          <table:table-cell table:number-columns-repeated="2" office:value-type="string">
            <text:p>Harun</text:p>
          </table:table-cell>
          <table:table-cell table:formula="of:=&quot; &quot; &amp; [.A158] &amp; &quot;:0 ?&quot; &amp; [.B158] &amp; &quot;?&quot;" office:value-type="string" office:string-value=" Harun:0 ?Harun?">
            <text:p><text:s/>Harun:0 ?Harun?</text:p>
          </table:table-cell>
        </table:table-row>
        <table:table-row table:style-name="ro1">
          <table:table-cell table:number-columns-repeated="2" office:value-type="string">
            <text:p>Haryati</text:p>
          </table:table-cell>
          <table:table-cell table:formula="of:=&quot; &quot; &amp; [.A159] &amp; &quot;:0 ?&quot; &amp; [.B159] &amp; &quot;?&quot;" office:value-type="string" office:string-value=" Haryati:0 ?Haryati?">
            <text:p><text:s/>Haryati:0 ?Haryati?</text:p>
          </table:table-cell>
        </table:table-row>
        <table:table-row table:style-name="ro1">
          <table:table-cell table:number-columns-repeated="2" office:value-type="string">
            <text:p>Haryo</text:p>
          </table:table-cell>
          <table:table-cell table:formula="of:=&quot; &quot; &amp; [.A160] &amp; &quot;:0 ?&quot; &amp; [.B160] &amp; &quot;?&quot;" office:value-type="string" office:string-value=" Haryo:0 ?Haryo?">
            <text:p><text:s/>Haryo:0 ?Haryo?</text:p>
          </table:table-cell>
        </table:table-row>
        <table:table-row table:style-name="ro1">
          <table:table-cell table:number-columns-repeated="2" office:value-type="string">
            <text:p>Haryono</text:p>
          </table:table-cell>
          <table:table-cell table:formula="of:=&quot; &quot; &amp; [.A161] &amp; &quot;:0 ?&quot; &amp; [.B161] &amp; &quot;?&quot;" office:value-type="string" office:string-value=" Haryono:0 ?Haryono?">
            <text:p><text:s/>Haryono:0 ?Haryono?</text:p>
          </table:table-cell>
        </table:table-row>
        <table:table-row table:style-name="ro1">
          <table:table-cell table:number-columns-repeated="2" office:value-type="string">
            <text:p>Hasan</text:p>
          </table:table-cell>
          <table:table-cell table:formula="of:=&quot; &quot; &amp; [.A162] &amp; &quot;:0 ?&quot; &amp; [.B162] &amp; &quot;?&quot;" office:value-type="string" office:string-value=" Hasan:0 ?Hasan?">
            <text:p><text:s/>Hasan:0 ?Hasan?</text:p>
          </table:table-cell>
        </table:table-row>
        <table:table-row table:style-name="ro1">
          <table:table-cell table:number-columns-repeated="2" office:value-type="string">
            <text:p>Hastuti</text:p>
          </table:table-cell>
          <table:table-cell table:formula="of:=&quot; &quot; &amp; [.A163] &amp; &quot;:0 ?&quot; &amp; [.B163] &amp; &quot;?&quot;" office:value-type="string" office:string-value=" Hastuti:0 ?Hastuti?">
            <text:p><text:s/>Hastuti:0 ?Hastuti?</text:p>
          </table:table-cell>
        </table:table-row>
        <table:table-row table:style-name="ro1">
          <table:table-cell office:value-type="string">
            <text:p>Hayam_Wuruk</text:p>
          </table:table-cell>
          <table:table-cell office:value-type="string">
            <text:p>Hayam Wuruk</text:p>
          </table:table-cell>
          <table:table-cell table:formula="of:=&quot; &quot; &amp; [.A164] &amp; &quot;:0 ?&quot; &amp; [.B164] &amp; &quot;?&quot;" office:value-type="string" office:string-value=" Hayam_Wuruk:0 ?Hayam Wuruk?">
            <text:p><text:s/>Hayam_Wuruk:0 ?Hayam Wuruk?</text:p>
          </table:table-cell>
        </table:table-row>
        <table:table-row table:style-name="ro1">
          <table:table-cell table:number-columns-repeated="2" office:value-type="string">
            <text:p>Hayati</text:p>
          </table:table-cell>
          <table:table-cell table:formula="of:=&quot; &quot; &amp; [.A165] &amp; &quot;:0 ?&quot; &amp; [.B165] &amp; &quot;?&quot;" office:value-type="string" office:string-value=" Hayati:0 ?Hayati?">
            <text:p><text:s/>Hayati:0 ?Hayati?</text:p>
          </table:table-cell>
        </table:table-row>
        <table:table-row table:style-name="ro1">
          <table:table-cell table:number-columns-repeated="2" office:value-type="string">
            <text:p>Hayu</text:p>
          </table:table-cell>
          <table:table-cell table:formula="of:=&quot; &quot; &amp; [.A166] &amp; &quot;:0 ?&quot; &amp; [.B166] &amp; &quot;?&quot;" office:value-type="string" office:string-value=" Hayu:0 ?Hayu?">
            <text:p><text:s/>Hayu:0 ?Hayu?</text:p>
          </table:table-cell>
        </table:table-row>
        <table:table-row table:style-name="ro1">
          <table:table-cell table:number-columns-repeated="2" office:value-type="string">
            <text:p>Hendro</text:p>
          </table:table-cell>
          <table:table-cell table:formula="of:=&quot; &quot; &amp; [.A167] &amp; &quot;:0 ?&quot; &amp; [.B167] &amp; &quot;?&quot;" office:value-type="string" office:string-value=" Hendro:0 ?Hendro?">
            <text:p><text:s/>Hendro:0 ?Hendro?</text:p>
          </table:table-cell>
        </table:table-row>
        <table:table-row table:style-name="ro1">
          <table:table-cell table:number-columns-repeated="2" office:value-type="string">
            <text:p>Heryati</text:p>
          </table:table-cell>
          <table:table-cell table:formula="of:=&quot; &quot; &amp; [.A168] &amp; &quot;:0 ?&quot; &amp; [.B168] &amp; &quot;?&quot;" office:value-type="string" office:string-value=" Heryati:0 ?Heryati?">
            <text:p><text:s/>Heryati:0 ?Heryati?</text:p>
          </table:table-cell>
        </table:table-row>
        <table:table-row table:style-name="ro1">
          <table:table-cell table:number-columns-repeated="2" office:value-type="string">
            <text:p>Hitam</text:p>
          </table:table-cell>
          <table:table-cell table:formula="of:=&quot; &quot; &amp; [.A169] &amp; &quot;:0 ?&quot; &amp; [.B169] &amp; &quot;?&quot;" office:value-type="string" office:string-value=" Hitam:0 ?Hitam?">
            <text:p><text:s/>Hitam:0 ?Hitam?</text:p>
          </table:table-cell>
        </table:table-row>
        <table:table-row table:style-name="ro1">
          <table:table-cell office:value-type="string">
            <text:p>Husayn_Al_Riyat</text:p>
          </table:table-cell>
          <table:table-cell office:value-type="string">
            <text:p>Husayn 'Alî Ri'âyat</text:p>
          </table:table-cell>
          <table:table-cell table:formula="of:=&quot; &quot; &amp; [.A170] &amp; &quot;:0 ?&quot; &amp; [.B170] &amp; &quot;?&quot;" office:value-type="string" office:string-value=" Husayn_Al_Riyat:0 ?Husayn 'Alî Ri'âyat?">
            <text:p><text:s/>Husayn_Al_Riyat:0 ?Husayn 'Alî Ri'âyat?</text:p>
          </table:table-cell>
        </table:table-row>
        <table:table-row table:style-name="ro1">
          <table:table-cell table:number-columns-repeated="2" office:value-type="string">
            <text:p>Ibrahim</text:p>
          </table:table-cell>
          <table:table-cell table:formula="of:=&quot; &quot; &amp; [.A171] &amp; &quot;:0 ?&quot; &amp; [.B171] &amp; &quot;?&quot;" office:value-type="string" office:string-value=" Ibrahim:0 ?Ibrahim?">
            <text:p><text:s/>Ibrahim:0 ?Ibrahim?</text:p>
          </table:table-cell>
        </table:table-row>
        <table:table-row table:style-name="ro1">
          <table:table-cell office:value-type="string">
            <text:p>Ibrhm_Shh</text:p>
          </table:table-cell>
          <table:table-cell office:value-type="string">
            <text:p>Ibrâhîm Shâh</text:p>
          </table:table-cell>
          <table:table-cell table:formula="of:=&quot; &quot; &amp; [.A172] &amp; &quot;:0 ?&quot; &amp; [.B172] &amp; &quot;?&quot;" office:value-type="string" office:string-value=" Ibrhm_Shh:0 ?Ibrâhîm Shâh?">
            <text:p><text:s/>Ibrhm_Shh:0 ?Ibrâhîm Shâh?</text:p>
          </table:table-cell>
        </table:table-row>
        <table:table-row table:style-name="ro1">
          <table:table-cell office:value-type="string">
            <text:p>Imd_ad_Dn</text:p>
          </table:table-cell>
          <table:table-cell office:value-type="string">
            <text:p>Imâd ad-Dîn</text:p>
          </table:table-cell>
          <table:table-cell table:formula="of:=&quot; &quot; &amp; [.A173] &amp; &quot;:0 ?&quot; &amp; [.B173] &amp; &quot;?&quot;" office:value-type="string" office:string-value=" Imd_ad_Dn:0 ?Imâd ad-Dîn?">
            <text:p><text:s/>Imd_ad_Dn:0 ?Imâd ad-Dîn?</text:p>
          </table:table-cell>
        </table:table-row>
        <table:table-row table:style-name="ro1">
          <table:table-cell office:value-type="string">
            <text:p>Inayat</text:p>
          </table:table-cell>
          <table:table-cell table:formula="of:=[.A174]" office:value-type="string" office:string-value="Inayat">
            <text:p>Inayat</text:p>
          </table:table-cell>
          <table:table-cell table:formula="of:=&quot; &quot; &amp; [.A174] &amp; &quot;:0 ?&quot; &amp; [.B174] &amp; &quot;?&quot;" office:value-type="string" office:string-value=" Inayat:0 ?Inayat?">
            <text:p><text:s/>Inayat:0 ?Inayat?</text:p>
          </table:table-cell>
        </table:table-row>
        <table:table-row table:style-name="ro1">
          <table:table-cell table:number-columns-repeated="2" office:value-type="string">
            <text:p>Indah</text:p>
          </table:table-cell>
          <table:table-cell table:formula="of:=&quot; &quot; &amp; [.A175] &amp; &quot;:0 ?&quot; &amp; [.B175] &amp; &quot;?&quot;" office:value-type="string" office:string-value=" Indah:0 ?Indah?">
            <text:p><text:s/>Indah:0 ?Indah?</text:p>
          </table:table-cell>
        </table:table-row>
        <table:table-row table:style-name="ro1">
          <table:table-cell table:number-columns-repeated="2" office:value-type="string">
            <text:p>Indera</text:p>
          </table:table-cell>
          <table:table-cell table:formula="of:=&quot; &quot; &amp; [.A176] &amp; &quot;:0 ?&quot; &amp; [.B176] &amp; &quot;?&quot;" office:value-type="string" office:string-value=" Indera:0 ?Indera?">
            <text:p><text:s/>Indera:0 ?Indera?</text:p>
          </table:table-cell>
        </table:table-row>
        <table:table-row table:style-name="ro1">
          <table:table-cell table:number-columns-repeated="2" office:value-type="string">
            <text:p>Intan</text:p>
          </table:table-cell>
          <table:table-cell table:formula="of:=&quot; &quot; &amp; [.A177] &amp; &quot;:0 ?&quot; &amp; [.B177] &amp; &quot;?&quot;" office:value-type="string" office:string-value=" Intan:0 ?Intan?">
            <text:p><text:s/>Intan:0 ?Intan?</text:p>
          </table:table-cell>
        </table:table-row>
        <table:table-row table:style-name="ro1">
          <table:table-cell table:number-columns-repeated="2" office:value-type="string">
            <text:p>Ishak</text:p>
          </table:table-cell>
          <table:table-cell table:formula="of:=&quot; &quot; &amp; [.A178] &amp; &quot;:0 ?&quot; &amp; [.B178] &amp; &quot;?&quot;" office:value-type="string" office:string-value=" Ishak:0 ?Ishak?">
            <text:p><text:s/>Ishak:0 ?Ishak?</text:p>
          </table:table-cell>
        </table:table-row>
        <table:table-row table:style-name="ro1">
          <table:table-cell office:value-type="string">
            <text:p>Iskandar_Tan</text:p>
          </table:table-cell>
          <table:table-cell office:value-type="string">
            <text:p>Iskandar Tanî</text:p>
          </table:table-cell>
          <table:table-cell table:formula="of:=&quot; &quot; &amp; [.A179] &amp; &quot;:0 ?&quot; &amp; [.B179] &amp; &quot;?&quot;" office:value-type="string" office:string-value=" Iskandar_Tan:0 ?Iskandar Tanî?">
            <text:p><text:s/>Iskandar_Tan:0 ?Iskandar Tanî?</text:p>
          </table:table-cell>
        </table:table-row>
        <table:table-row table:style-name="ro1">
          <table:table-cell table:number-columns-repeated="2" office:value-type="string">
            <text:p>Isnin</text:p>
          </table:table-cell>
          <table:table-cell table:formula="of:=&quot; &quot; &amp; [.A180] &amp; &quot;:0 ?&quot; &amp; [.B180] &amp; &quot;?&quot;" office:value-type="string" office:string-value=" Isnin:0 ?Isnin?">
            <text:p><text:s/>Isnin:0 ?Isnin?</text:p>
          </table:table-cell>
        </table:table-row>
        <table:table-row table:style-name="ro1">
          <table:table-cell table:number-columns-repeated="2" office:value-type="string">
            <text:p>Izzati</text:p>
          </table:table-cell>
          <table:table-cell table:formula="of:=&quot; &quot; &amp; [.A181] &amp; &quot;:0 ?&quot; &amp; [.B181] &amp; &quot;?&quot;" office:value-type="string" office:string-value=" Izzati:0 ?Izzati?">
            <text:p><text:s/>Izzati:0 ?Izzati?</text:p>
          </table:table-cell>
        </table:table-row>
        <table:table-row table:style-name="ro1">
          <table:table-cell table:number-columns-repeated="2" office:value-type="string">
            <text:p>Jaka</text:p>
          </table:table-cell>
          <table:table-cell table:formula="of:=&quot; &quot; &amp; [.A182] &amp; &quot;:0 ?&quot; &amp; [.B182] &amp; &quot;?&quot;" office:value-type="string" office:string-value=" Jaka:0 ?Jaka?">
            <text:p><text:s/>Jaka:0 ?Jaka?</text:p>
          </table:table-cell>
        </table:table-row>
        <table:table-row table:style-name="ro1">
          <table:table-cell table:number-columns-repeated="2" office:value-type="string">
            <text:p>Jalak</text:p>
          </table:table-cell>
          <table:table-cell table:formula="of:=&quot; &quot; &amp; [.A183] &amp; &quot;:0 ?&quot; &amp; [.B183] &amp; &quot;?&quot;" office:value-type="string" office:string-value=" Jalak:0 ?Jalak?">
            <text:p><text:s/>Jalak:0 ?Jalak?</text:p>
          </table:table-cell>
        </table:table-row>
        <table:table-row table:style-name="ro1">
          <table:table-cell office:value-type="string">
            <text:p>Jambi</text:p>
          </table:table-cell>
          <table:table-cell table:formula="of:=[.A184]" office:value-type="string" office:string-value="Jambi">
            <text:p>Jambi</text:p>
          </table:table-cell>
          <table:table-cell table:formula="of:=&quot; &quot; &amp; [.A184] &amp; &quot;:0 ?&quot; &amp; [.B184] &amp; &quot;?&quot;" office:value-type="string" office:string-value=" Jambi:0 ?Jambi?">
            <text:p><text:s/>Jambi:0 ?Jambi?</text:p>
          </table:table-cell>
        </table:table-row>
        <table:table-row table:style-name="ro1">
          <table:table-cell table:number-columns-repeated="2" office:value-type="string">
            <text:p>Jantan</text:p>
          </table:table-cell>
          <table:table-cell table:formula="of:=&quot; &quot; &amp; [.A185] &amp; &quot;:0 ?&quot; &amp; [.B185] &amp; &quot;?&quot;" office:value-type="string" office:string-value=" Jantan:0 ?Jantan?">
            <text:p><text:s/>Jantan:0 ?Jantan?</text:p>
          </table:table-cell>
        </table:table-row>
        <table:table-row table:style-name="ro1">
          <table:table-cell table:number-columns-repeated="2" office:value-type="string">
            <text:p>Jati</text:p>
          </table:table-cell>
          <table:table-cell table:formula="of:=&quot; &quot; &amp; [.A186] &amp; &quot;:0 ?&quot; &amp; [.B186] &amp; &quot;?&quot;" office:value-type="string" office:string-value=" Jati:0 ?Jati?">
            <text:p><text:s/>Jati:0 ?Jati?</text:p>
          </table:table-cell>
        </table:table-row>
        <table:table-row table:style-name="ro1">
          <table:table-cell table:number-columns-repeated="2" office:value-type="string">
            <text:p>Jebat</text:p>
          </table:table-cell>
          <table:table-cell table:formula="of:=&quot; &quot; &amp; [.A187] &amp; &quot;:0 ?&quot; &amp; [.B187] &amp; &quot;?&quot;" office:value-type="string" office:string-value=" Jebat:0 ?Jebat?">
            <text:p><text:s/>Jebat:0 ?Jebat?</text:p>
          </table:table-cell>
        </table:table-row>
        <table:table-row table:style-name="ro1">
          <table:table-cell table:number-columns-repeated="2" office:value-type="string">
            <text:p>Jejaka</text:p>
          </table:table-cell>
          <table:table-cell table:formula="of:=&quot; &quot; &amp; [.A188] &amp; &quot;:0 ?&quot; &amp; [.B188] &amp; &quot;?&quot;" office:value-type="string" office:string-value=" Jejaka:0 ?Jejaka?">
            <text:p><text:s/>Jejaka:0 ?Jejaka?</text:p>
          </table:table-cell>
        </table:table-row>
        <table:table-row table:style-name="ro1">
          <table:table-cell table:number-columns-repeated="2" office:value-type="string">
            <text:p>Jenab</text:p>
          </table:table-cell>
          <table:table-cell table:formula="of:=&quot; &quot; &amp; [.A189] &amp; &quot;:0 ?&quot; &amp; [.B189] &amp; &quot;?&quot;" office:value-type="string" office:string-value=" Jenab:0 ?Jenab?">
            <text:p><text:s/>Jenab:0 ?Jenab?</text:p>
          </table:table-cell>
        </table:table-row>
        <table:table-row table:style-name="ro1">
          <table:table-cell table:number-columns-repeated="2" office:value-type="string">
            <text:p>Jiwa</text:p>
          </table:table-cell>
          <table:table-cell table:formula="of:=&quot; &quot; &amp; [.A190] &amp; &quot;:0 ?&quot; &amp; [.B190] &amp; &quot;?&quot;" office:value-type="string" office:string-value=" Jiwa:0 ?Jiwa?">
            <text:p><text:s/>Jiwa:0 ?Jiwa?</text:p>
          </table:table-cell>
        </table:table-row>
        <table:table-row table:style-name="ro1">
          <table:table-cell table:number-columns-repeated="2" office:value-type="string">
            <text:p>Johan</text:p>
          </table:table-cell>
          <table:table-cell table:formula="of:=&quot; &quot; &amp; [.A191] &amp; &quot;:0 ?&quot; &amp; [.B191] &amp; &quot;?&quot;" office:value-type="string" office:string-value=" Johan:0 ?Johan?">
            <text:p><text:s/>Johan:0 ?Johan?</text:p>
          </table:table-cell>
        </table:table-row>
        <table:table-row table:style-name="ro1">
          <table:table-cell office:value-type="string">
            <text:p>Johor</text:p>
          </table:table-cell>
          <table:table-cell table:formula="of:=[.A192]" office:value-type="string" office:string-value="Johor">
            <text:p>Johor</text:p>
          </table:table-cell>
          <table:table-cell table:formula="of:=&quot; &quot; &amp; [.A192] &amp; &quot;:0 ?&quot; &amp; [.B192] &amp; &quot;?&quot;" office:value-type="string" office:string-value=" Johor:0 ?Johor?">
            <text:p><text:s/>Johor:0 ?Johor?</text:p>
          </table:table-cell>
        </table:table-row>
        <table:table-row table:style-name="ro1">
          <table:table-cell table:number-columns-repeated="2" office:value-type="string">
            <text:p>Joko</text:p>
          </table:table-cell>
          <table:table-cell table:formula="of:=&quot; &quot; &amp; [.A193] &amp; &quot;:0 ?&quot; &amp; [.B193] &amp; &quot;?&quot;" office:value-type="string" office:string-value=" Joko:0 ?Joko?">
            <text:p><text:s/>Joko:0 ?Joko?</text:p>
          </table:table-cell>
        </table:table-row>
        <table:table-row table:style-name="ro1">
          <table:table-cell table:number-columns-repeated="2" office:value-type="string">
            <text:p>Jumaat</text:p>
          </table:table-cell>
          <table:table-cell table:formula="of:=&quot; &quot; &amp; [.A194] &amp; &quot;:0 ?&quot; &amp; [.B194] &amp; &quot;?&quot;" office:value-type="string" office:string-value=" Jumaat:0 ?Jumaat?">
            <text:p><text:s/>Jumaat:0 ?Jumaat?</text:p>
          </table:table-cell>
        </table:table-row>
        <table:table-row table:style-name="ro1">
          <table:table-cell table:number-columns-repeated="2" office:value-type="string">
            <text:p>Jusoh</text:p>
          </table:table-cell>
          <table:table-cell table:formula="of:=&quot; &quot; &amp; [.A195] &amp; &quot;:0 ?&quot; &amp; [.B195] &amp; &quot;?&quot;" office:value-type="string" office:string-value=" Jusoh:0 ?Jusoh?">
            <text:p><text:s/>Jusoh:0 ?Jusoh?</text:p>
          </table:table-cell>
        </table:table-row>
        <table:table-row table:style-name="ro1">
          <table:table-cell table:number-columns-repeated="2" office:value-type="string">
            <text:p>Juwita</text:p>
          </table:table-cell>
          <table:table-cell table:formula="of:=&quot; &quot; &amp; [.A196] &amp; &quot;:0 ?&quot; &amp; [.B196] &amp; &quot;?&quot;" office:value-type="string" office:string-value=" Juwita:0 ?Juwita?">
            <text:p><text:s/>Juwita:0 ?Juwita?</text:p>
          </table:table-cell>
        </table:table-row>
        <table:table-row table:style-name="ro1">
          <table:table-cell office:value-type="string">
            <text:p>Kalagamet</text:p>
          </table:table-cell>
          <table:table-cell table:formula="of:=[.A197]" office:value-type="string" office:string-value="Kalagamet">
            <text:p>Kalagamet</text:p>
          </table:table-cell>
          <table:table-cell table:formula="of:=&quot; &quot; &amp; [.A197] &amp; &quot;:0 ?&quot; &amp; [.B197] &amp; &quot;?&quot;" office:value-type="string" office:string-value=" Kalagamet:0 ?Kalagamet?">
            <text:p><text:s/>Kalagamet:0 ?Kalagamet?</text:p>
          </table:table-cell>
        </table:table-row>
        <table:table-row table:style-name="ro1">
          <table:table-cell office:value-type="string">
            <text:p>Kamal_ud_Din</text:p>
          </table:table-cell>
          <table:table-cell office:value-type="string">
            <text:p>Kamal ud Din</text:p>
          </table:table-cell>
          <table:table-cell table:formula="of:=&quot; &quot; &amp; [.A198] &amp; &quot;:0 ?&quot; &amp; [.B198] &amp; &quot;?&quot;" office:value-type="string" office:string-value=" Kamal_ud_Din:0 ?Kamal ud Din?">
            <text:p><text:s/>Kamal_ud_Din:0 ?Kamal ud Din?</text:p>
          </table:table-cell>
        </table:table-row>
        <table:table-row table:style-name="ro1">
          <table:table-cell table:number-columns-repeated="2" office:value-type="string">
            <text:p>Kamat</text:p>
          </table:table-cell>
          <table:table-cell table:formula="of:=&quot; &quot; &amp; [.A199] &amp; &quot;:0 ?&quot; &amp; [.B199] &amp; &quot;?&quot;" office:value-type="string" office:string-value=" Kamat:0 ?Kamat?">
            <text:p><text:s/>Kamat:0 ?Kamat?</text:p>
          </table:table-cell>
        </table:table-row>
        <table:table-row table:style-name="ro1">
          <table:table-cell table:number-columns-repeated="2" office:value-type="string">
            <text:p>Kamis</text:p>
          </table:table-cell>
          <table:table-cell table:formula="of:=&quot; &quot; &amp; [.A200] &amp; &quot;:0 ?&quot; &amp; [.B200] &amp; &quot;?&quot;" office:value-type="string" office:string-value=" Kamis:0 ?Kamis?">
            <text:p><text:s/>Kamis:0 ?Kamis?</text:p>
          </table:table-cell>
        </table:table-row>
        <table:table-row table:style-name="ro1">
          <table:table-cell office:value-type="string">
            <text:p>Kaml_ad_Dn</text:p>
          </table:table-cell>
          <table:table-cell office:value-type="string">
            <text:p>Kamâl ad-Dîn</text:p>
          </table:table-cell>
          <table:table-cell table:formula="of:=&quot; &quot; &amp; [.A201] &amp; &quot;:0 ?&quot; &amp; [.B201] &amp; &quot;?&quot;" office:value-type="string" office:string-value=" Kaml_ad_Dn:0 ?Kamâl ad-Dîn?">
            <text:p><text:s/>Kaml_ad_Dn:0 ?Kamâl ad-Dîn?</text:p>
          </table:table-cell>
        </table:table-row>
        <table:table-row table:style-name="ro1">
          <table:table-cell office:value-type="string">
            <text:p>Karaeng_Tunibatta</text:p>
          </table:table-cell>
          <table:table-cell office:value-type="string">
            <text:p>Karaeng Tunibatta</text:p>
          </table:table-cell>
          <table:table-cell table:formula="of:=&quot; &quot; &amp; [.A202] &amp; &quot;:0 ?&quot; &amp; [.B202] &amp; &quot;?&quot;" office:value-type="string" office:string-value=" Karaeng_Tunibatta:0 ?Karaeng Tunibatta?">
            <text:p><text:s/>Karaeng_Tunibatta:0 ?Karaeng Tunibatta?</text:p>
          </table:table-cell>
        </table:table-row>
        <table:table-row table:style-name="ro1">
          <table:table-cell table:number-columns-repeated="2" office:value-type="string">
            <text:p>Kartika</text:p>
          </table:table-cell>
          <table:table-cell table:formula="of:=&quot; &quot; &amp; [.A203] &amp; &quot;:0 ?&quot; &amp; [.B203] &amp; &quot;?&quot;" office:value-type="string" office:string-value=" Kartika:0 ?Kartika?">
            <text:p><text:s/>Kartika:0 ?Kartika?</text:p>
          </table:table-cell>
        </table:table-row>
        <table:table-row table:style-name="ro1">
          <table:table-cell table:number-columns-repeated="2" office:value-type="string">
            <text:p>Kartini</text:p>
          </table:table-cell>
          <table:table-cell table:formula="of:=&quot; &quot; &amp; [.A204] &amp; &quot;:0 ?&quot; &amp; [.B204] &amp; &quot;?&quot;" office:value-type="string" office:string-value=" Kartini:0 ?Kartini?">
            <text:p><text:s/>Kartini:0 ?Kartini?</text:p>
          </table:table-cell>
        </table:table-row>
        <table:table-row table:style-name="ro1">
          <table:table-cell table:number-columns-repeated="2" office:value-type="string">
            <text:p>Kaseh</text:p>
          </table:table-cell>
          <table:table-cell table:formula="of:=&quot; &quot; &amp; [.A205] &amp; &quot;:0 ?&quot; &amp; [.B205] &amp; &quot;?&quot;" office:value-type="string" office:string-value=" Kaseh:0 ?Kaseh?">
            <text:p><text:s/>Kaseh:0 ?Kaseh?</text:p>
          </table:table-cell>
        </table:table-row>
        <table:table-row table:style-name="ro1">
          <table:table-cell table:number-columns-repeated="2" office:value-type="string">
            <text:p>Kasturi</text:p>
          </table:table-cell>
          <table:table-cell table:formula="of:=&quot; &quot; &amp; [.A206] &amp; &quot;:0 ?&quot; &amp; [.B206] &amp; &quot;?&quot;" office:value-type="string" office:string-value=" Kasturi:0 ?Kasturi?">
            <text:p><text:s/>Kasturi:0 ?Kasturi?</text:p>
          </table:table-cell>
        </table:table-row>
        <table:table-row table:style-name="ro1">
          <table:table-cell table:number-columns-repeated="2" office:value-type="string">
            <text:p>Katijah</text:p>
          </table:table-cell>
          <table:table-cell table:formula="of:=&quot; &quot; &amp; [.A207] &amp; &quot;:0 ?&quot; &amp; [.B207] &amp; &quot;?&quot;" office:value-type="string" office:string-value=" Katijah:0 ?Katijah?">
            <text:p><text:s/>Katijah:0 ?Katijah?</text:p>
          </table:table-cell>
        </table:table-row>
        <table:table-row table:style-name="ro1">
          <table:table-cell table:number-columns-repeated="2" office:value-type="string">
            <text:p>Kechik</text:p>
          </table:table-cell>
          <table:table-cell table:formula="of:=&quot; &quot; &amp; [.A208] &amp; &quot;:0 ?&quot; &amp; [.B208] &amp; &quot;?&quot;" office:value-type="string" office:string-value=" Kechik:0 ?Kechik?">
            <text:p><text:s/>Kechik:0 ?Kechik?</text:p>
          </table:table-cell>
        </table:table-row>
        <table:table-row table:style-name="ro1">
          <table:table-cell office:value-type="string">
            <text:p>Kedah</text:p>
          </table:table-cell>
          <table:table-cell table:formula="of:=[.A209]" office:value-type="string" office:string-value="Kedah">
            <text:p>Kedah</text:p>
          </table:table-cell>
          <table:table-cell table:formula="of:=&quot; &quot; &amp; [.A209] &amp; &quot;:0 ?&quot; &amp; [.B209] &amp; &quot;?&quot;" office:value-type="string" office:string-value=" Kedah:0 ?Kedah?">
            <text:p><text:s/>Kedah:0 ?Kedah?</text:p>
          </table:table-cell>
        </table:table-row>
        <table:table-row table:style-name="ro1">
          <table:table-cell office:value-type="string">
            <text:p>Kelantan</text:p>
          </table:table-cell>
          <table:table-cell table:formula="of:=[.A210]" office:value-type="string" office:string-value="Kelantan">
            <text:p>Kelantan</text:p>
          </table:table-cell>
          <table:table-cell table:formula="of:=&quot; &quot; &amp; [.A210] &amp; &quot;:0 ?&quot; &amp; [.B210] &amp; &quot;?&quot;" office:value-type="string" office:string-value=" Kelantan:0 ?Kelantan?">
            <text:p><text:s/>Kelantan:0 ?Kelantan?</text:p>
          </table:table-cell>
        </table:table-row>
        <table:table-row table:style-name="ro1">
          <table:table-cell table:number-columns-repeated="2" office:value-type="string">
            <text:p>Kembang</text:p>
          </table:table-cell>
          <table:table-cell table:formula="of:=&quot; &quot; &amp; [.A211] &amp; &quot;:0 ?&quot; &amp; [.B211] &amp; &quot;?&quot;" office:value-type="string" office:string-value=" Kembang:0 ?Kembang?">
            <text:p><text:s/>Kembang:0 ?Kembang?</text:p>
          </table:table-cell>
        </table:table-row>
        <table:table-row table:style-name="ro1">
          <table:table-cell table:number-columns-repeated="2" office:value-type="string">
            <text:p>Kemboja</text:p>
          </table:table-cell>
          <table:table-cell table:formula="of:=&quot; &quot; &amp; [.A212] &amp; &quot;:0 ?&quot; &amp; [.B212] &amp; &quot;?&quot;" office:value-type="string" office:string-value=" Kemboja:0 ?Kemboja?">
            <text:p><text:s/>Kemboja:0 ?Kemboja?</text:p>
          </table:table-cell>
        </table:table-row>
        <table:table-row table:style-name="ro1">
          <table:table-cell table:number-columns-repeated="2" office:value-type="string">
            <text:p>Kemuning</text:p>
          </table:table-cell>
          <table:table-cell table:formula="of:=&quot; &quot; &amp; [.A213] &amp; &quot;:0 ?&quot; &amp; [.B213] &amp; &quot;?&quot;" office:value-type="string" office:string-value=" Kemuning:0 ?Kemuning?">
            <text:p><text:s/>Kemuning:0 ?Kemuning?</text:p>
          </table:table-cell>
        </table:table-row>
        <table:table-row table:style-name="ro1">
          <table:table-cell table:number-columns-repeated="2" office:value-type="string">
            <text:p>Kepli</text:p>
          </table:table-cell>
          <table:table-cell table:formula="of:=&quot; &quot; &amp; [.A214] &amp; &quot;:0 ?&quot; &amp; [.B214] &amp; &quot;?&quot;" office:value-type="string" office:string-value=" Kepli:0 ?Kepli?">
            <text:p><text:s/>Kepli:0 ?Kepli?</text:p>
          </table:table-cell>
        </table:table-row>
        <table:table-row table:style-name="ro1">
          <table:table-cell office:value-type="string">
            <text:p>Kertabumi</text:p>
          </table:table-cell>
          <table:table-cell table:formula="of:=[.A215]" office:value-type="string" office:string-value="Kertabumi">
            <text:p>Kertabumi</text:p>
          </table:table-cell>
          <table:table-cell table:formula="of:=&quot; &quot; &amp; [.A215] &amp; &quot;:0 ?&quot; &amp; [.B215] &amp; &quot;?&quot;" office:value-type="string" office:string-value=" Kertabumi:0 ?Kertabumi?">
            <text:p><text:s/>Kertabumi:0 ?Kertabumi?</text:p>
          </table:table-cell>
        </table:table-row>
        <table:table-row table:style-name="ro1">
          <table:table-cell office:value-type="string">
            <text:p>Kertawardhana</text:p>
          </table:table-cell>
          <table:table-cell table:formula="of:=[.A216]" office:value-type="string" office:string-value="Kertawardhana">
            <text:p>Kertawardhana</text:p>
          </table:table-cell>
          <table:table-cell table:formula="of:=&quot; &quot; &amp; [.A216] &amp; &quot;:0 ?&quot; &amp; [.B216] &amp; &quot;?&quot;" office:value-type="string" office:string-value=" Kertawardhana:0 ?Kertawardhana?">
            <text:p><text:s/>Kertawardhana:0 ?Kertawardhana?</text:p>
          </table:table-cell>
        </table:table-row>
        <table:table-row table:style-name="ro1">
          <table:table-cell office:value-type="string">
            <text:p>Kertawijaya</text:p>
          </table:table-cell>
          <table:table-cell table:formula="of:=[.A217]" office:value-type="string" office:string-value="Kertawijaya">
            <text:p>Kertawijaya</text:p>
          </table:table-cell>
          <table:table-cell table:formula="of:=&quot; &quot; &amp; [.A217] &amp; &quot;:0 ?&quot; &amp; [.B217] &amp; &quot;?&quot;" office:value-type="string" office:string-value=" Kertawijaya:0 ?Kertawijaya?">
            <text:p><text:s/>Kertawijaya:0 ?Kertawijaya?</text:p>
          </table:table-cell>
        </table:table-row>
        <table:table-row table:style-name="ro1">
          <table:table-cell table:number-columns-repeated="2" office:value-type="string">
            <text:p>Kesuma</text:p>
          </table:table-cell>
          <table:table-cell table:formula="of:=&quot; &quot; &amp; [.A218] &amp; &quot;:0 ?&quot; &amp; [.B218] &amp; &quot;?&quot;" office:value-type="string" office:string-value=" Kesuma:0 ?Kesuma?">
            <text:p><text:s/>Kesuma:0 ?Kesuma?</text:p>
          </table:table-cell>
        </table:table-row>
        <table:table-row table:style-name="ro1">
          <table:table-cell table:number-columns-repeated="2" office:value-type="string">
            <text:p>Khamis</text:p>
          </table:table-cell>
          <table:table-cell table:formula="of:=&quot; &quot; &amp; [.A219] &amp; &quot;:0 ?&quot; &amp; [.B219] &amp; &quot;?&quot;" office:value-type="string" office:string-value=" Khamis:0 ?Khamis?">
            <text:p><text:s/>Khamis:0 ?Khamis?</text:p>
          </table:table-cell>
        </table:table-row>
        <table:table-row table:style-name="ro1">
          <table:table-cell table:number-columns-repeated="2" office:value-type="string">
            <text:p>Khatijah</text:p>
          </table:table-cell>
          <table:table-cell table:formula="of:=&quot; &quot; &amp; [.A220] &amp; &quot;:0 ?&quot; &amp; [.B220] &amp; &quot;?&quot;" office:value-type="string" office:string-value=" Khatijah:0 ?Khatijah?">
            <text:p><text:s/>Khatijah:0 ?Khatijah?</text:p>
          </table:table-cell>
        </table:table-row>
        <table:table-row table:style-name="ro1">
          <table:table-cell table:number-columns-repeated="2" office:value-type="string">
            <text:p>Kiaidemak</text:p>
          </table:table-cell>
          <table:table-cell table:formula="of:=&quot; &quot; &amp; [.A221] &amp; &quot;:0 ?&quot; &amp; [.B221] &amp; &quot;?&quot;" office:value-type="string" office:string-value=" Kiaidemak:0 ?Kiaidemak?">
            <text:p><text:s/>Kiaidemak:0 ?Kiaidemak?</text:p>
          </table:table-cell>
        </table:table-row>
        <table:table-row table:style-name="ro1">
          <table:table-cell table:number-columns-repeated="2" office:value-type="string">
            <text:p>Kipli</text:p>
          </table:table-cell>
          <table:table-cell table:formula="of:=&quot; &quot; &amp; [.A222] &amp; &quot;:0 ?&quot; &amp; [.B222] &amp; &quot;?&quot;" office:value-type="string" office:string-value=" Kipli:0 ?Kipli?">
            <text:p><text:s/>Kipli:0 ?Kipli?</text:p>
          </table:table-cell>
        </table:table-row>
        <table:table-row table:style-name="ro1">
          <table:table-cell table:number-columns-repeated="2" office:value-type="string">
            <text:p>Kirono</text:p>
          </table:table-cell>
          <table:table-cell table:formula="of:=&quot; &quot; &amp; [.A223] &amp; &quot;:0 ?&quot; &amp; [.B223] &amp; &quot;?&quot;" office:value-type="string" office:string-value=" Kirono:0 ?Kirono?">
            <text:p><text:s/>Kirono:0 ?Kirono?</text:p>
          </table:table-cell>
        </table:table-row>
        <table:table-row table:style-name="ro1">
          <table:table-cell table:number-columns-repeated="2" office:value-type="string">
            <text:p>Kresno</text:p>
          </table:table-cell>
          <table:table-cell table:formula="of:=&quot; &quot; &amp; [.A224] &amp; &quot;:0 ?&quot; &amp; [.B224] &amp; &quot;?&quot;" office:value-type="string" office:string-value=" Kresno:0 ?Kresno?">
            <text:p><text:s/>Kresno:0 ?Kresno?</text:p>
          </table:table-cell>
        </table:table-row>
        <table:table-row table:style-name="ro1">
          <table:table-cell table:number-columns-repeated="2" office:value-type="string">
            <text:p>Krisno</text:p>
          </table:table-cell>
          <table:table-cell table:formula="of:=&quot; &quot; &amp; [.A225] &amp; &quot;:0 ?&quot; &amp; [.B225] &amp; &quot;?&quot;" office:value-type="string" office:string-value=" Krisno:0 ?Krisno?">
            <text:p><text:s/>Krisno:0 ?Krisno?</text:p>
          </table:table-cell>
        </table:table-row>
        <table:table-row table:style-name="ro1">
          <table:table-cell table:number-columns-repeated="2" office:value-type="string">
            <text:p>Krisnobroto</text:p>
          </table:table-cell>
          <table:table-cell table:formula="of:=&quot; &quot; &amp; [.A226] &amp; &quot;:0 ?&quot; &amp; [.B226] &amp; &quot;?&quot;" office:value-type="string" office:string-value=" Krisnobroto:0 ?Krisnobroto?">
            <text:p><text:s/>Krisnobroto:0 ?Krisnobroto?</text:p>
          </table:table-cell>
        </table:table-row>
        <table:table-row table:style-name="ro1">
          <table:table-cell table:number-columns-repeated="2" office:value-type="string">
            <text:p>Kristiono</text:p>
          </table:table-cell>
          <table:table-cell table:formula="of:=&quot; &quot; &amp; [.A227] &amp; &quot;:0 ?&quot; &amp; [.B227] &amp; &quot;?&quot;" office:value-type="string" office:string-value=" Kristiono:0 ?Kristiono?">
            <text:p><text:s/>Kristiono:0 ?Kristiono?</text:p>
          </table:table-cell>
        </table:table-row>
        <table:table-row table:style-name="ro1">
          <table:table-cell table:number-columns-repeated="2" office:value-type="string">
            <text:p>Kuat</text:p>
          </table:table-cell>
          <table:table-cell table:formula="of:=&quot; &quot; &amp; [.A228] &amp; &quot;:0 ?&quot; &amp; [.B228] &amp; &quot;?&quot;" office:value-type="string" office:string-value=" Kuat:0 ?Kuat?">
            <text:p><text:s/>Kuat:0 ?Kuat?</text:p>
          </table:table-cell>
        </table:table-row>
        <table:table-row table:style-name="ro1">
          <table:table-cell office:value-type="string">
            <text:p>Kuching</text:p>
          </table:table-cell>
          <table:table-cell table:formula="of:=[.A229]" office:value-type="string" office:string-value="Kuching">
            <text:p>Kuching</text:p>
          </table:table-cell>
          <table:table-cell table:formula="of:=&quot; &quot; &amp; [.A229] &amp; &quot;:0 ?&quot; &amp; [.B229] &amp; &quot;?&quot;" office:value-type="string" office:string-value=" Kuching:0 ?Kuching?">
            <text:p><text:s/>Kuching:0 ?Kuching?</text:p>
          </table:table-cell>
        </table:table-row>
        <table:table-row table:style-name="ro1">
          <table:table-cell table:number-columns-repeated="2" office:value-type="string">
            <text:p>Kulup</text:p>
          </table:table-cell>
          <table:table-cell table:formula="of:=&quot; &quot; &amp; [.A230] &amp; &quot;:0 ?&quot; &amp; [.B230] &amp; &quot;?&quot;" office:value-type="string" office:string-value=" Kulup:0 ?Kulup?">
            <text:p><text:s/>Kulup:0 ?Kulup?</text:p>
          </table:table-cell>
        </table:table-row>
        <table:table-row table:style-name="ro1">
          <table:table-cell table:number-columns-repeated="2" office:value-type="string">
            <text:p>Kuntum</text:p>
          </table:table-cell>
          <table:table-cell table:formula="of:=&quot; &quot; &amp; [.A231] &amp; &quot;:0 ?&quot; &amp; [.B231] &amp; &quot;?&quot;" office:value-type="string" office:string-value=" Kuntum:0 ?Kuntum?">
            <text:p><text:s/>Kuntum:0 ?Kuntum?</text:p>
          </table:table-cell>
        </table:table-row>
        <table:table-row table:style-name="ro1">
          <table:table-cell table:number-columns-repeated="2" office:value-type="string">
            <text:p>Kusno</text:p>
          </table:table-cell>
          <table:table-cell table:formula="of:=&quot; &quot; &amp; [.A232] &amp; &quot;:0 ?&quot; &amp; [.B232] &amp; &quot;?&quot;" office:value-type="string" office:string-value=" Kusno:0 ?Kusno?">
            <text:p><text:s/>Kusno:0 ?Kusno?</text:p>
          </table:table-cell>
        </table:table-row>
        <table:table-row table:style-name="ro1">
          <table:table-cell table:number-columns-repeated="2" office:value-type="string">
            <text:p>Kusumo</text:p>
          </table:table-cell>
          <table:table-cell table:formula="of:=&quot; &quot; &amp; [.A233] &amp; &quot;:0 ?&quot; &amp; [.B233] &amp; &quot;?&quot;" office:value-type="string" office:string-value=" Kusumo:0 ?Kusumo?">
            <text:p><text:s/>Kusumo:0 ?Kusumo?</text:p>
          </table:table-cell>
        </table:table-row>
        <table:table-row table:style-name="ro1">
          <table:table-cell office:value-type="string">
            <text:p>Kutai</text:p>
          </table:table-cell>
          <table:table-cell table:formula="of:=[.A234]" office:value-type="string" office:string-value="Kutai">
            <text:p>Kutai</text:p>
          </table:table-cell>
          <table:table-cell table:formula="of:=&quot; &quot; &amp; [.A234] &amp; &quot;:0 ?&quot; &amp; [.B234] &amp; &quot;?&quot;" office:value-type="string" office:string-value=" Kutai:0 ?Kutai?">
            <text:p><text:s/>Kutai:0 ?Kutai?</text:p>
          </table:table-cell>
        </table:table-row>
        <table:table-row table:style-name="ro1">
          <table:table-cell table:number-columns-repeated="2" office:value-type="string">
            <text:p>Labuh</text:p>
          </table:table-cell>
          <table:table-cell table:formula="of:=&quot; &quot; &amp; [.A235] &amp; &quot;:0 ?&quot; &amp; [.B235] &amp; &quot;?&quot;" office:value-type="string" office:string-value=" Labuh:0 ?Labuh?">
            <text:p><text:s/>Labuh:0 ?Labuh?</text:p>
          </table:table-cell>
        </table:table-row>
        <table:table-row table:style-name="ro1">
          <table:table-cell table:number-columns-repeated="2" office:value-type="string">
            <text:p>Laksono</text:p>
          </table:table-cell>
          <table:table-cell table:formula="of:=&quot; &quot; &amp; [.A236] &amp; &quot;:0 ?&quot; &amp; [.B236] &amp; &quot;?&quot;" office:value-type="string" office:string-value=" Laksono:0 ?Laksono?">
            <text:p><text:s/>Laksono:0 ?Laksono?</text:p>
          </table:table-cell>
        </table:table-row>
        <table:table-row table:style-name="ro1">
          <table:table-cell table:number-columns-repeated="2" office:value-type="string">
            <text:p>Lanang</text:p>
          </table:table-cell>
          <table:table-cell table:formula="of:=&quot; &quot; &amp; [.A237] &amp; &quot;:0 ?&quot; &amp; [.B237] &amp; &quot;?&quot;" office:value-type="string" office:string-value=" Lanang:0 ?Lanang?">
            <text:p><text:s/>Lanang:0 ?Lanang?</text:p>
          </table:table-cell>
        </table:table-row>
        <table:table-row table:style-name="ro1">
          <table:table-cell office:value-type="string">
            <text:p>Lanao</text:p>
          </table:table-cell>
          <table:table-cell table:formula="of:=[.A238]" office:value-type="string" office:string-value="Lanao">
            <text:p>Lanao</text:p>
          </table:table-cell>
          <table:table-cell table:formula="of:=&quot; &quot; &amp; [.A238] &amp; &quot;:0 ?&quot; &amp; [.B238] &amp; &quot;?&quot;" office:value-type="string" office:string-value=" Lanao:0 ?Lanao?">
            <text:p><text:s/>Lanao:0 ?Lanao?</text:p>
          </table:table-cell>
        </table:table-row>
        <table:table-row table:style-name="ro1">
          <table:table-cell table:number-columns-repeated="2" office:value-type="string">
            <text:p>Larasati</text:p>
          </table:table-cell>
          <table:table-cell table:formula="of:=&quot; &quot; &amp; [.A239] &amp; &quot;:0 ?&quot; &amp; [.B239] &amp; &quot;?&quot;" office:value-type="string" office:string-value=" Larasati:0 ?Larasati?">
            <text:p><text:s/>Larasati:0 ?Larasati?</text:p>
          </table:table-cell>
        </table:table-row>
        <table:table-row table:style-name="ro1">
          <table:table-cell table:number-columns-repeated="2" office:value-type="string">
            <text:p>Latipah</text:p>
          </table:table-cell>
          <table:table-cell table:formula="of:=&quot; &quot; &amp; [.A240] &amp; &quot;:0 ?&quot; &amp; [.B240] &amp; &quot;?&quot;" office:value-type="string" office:string-value=" Latipah:0 ?Latipah?">
            <text:p><text:s/>Latipah:0 ?Latipah?</text:p>
          </table:table-cell>
        </table:table-row>
        <table:table-row table:style-name="ro1">
          <table:table-cell table:number-columns-repeated="2" office:value-type="string">
            <text:p>Lekir</text:p>
          </table:table-cell>
          <table:table-cell table:formula="of:=&quot; &quot; &amp; [.A241] &amp; &quot;:0 ?&quot; &amp; [.B241] &amp; &quot;?&quot;" office:value-type="string" office:string-value=" Lekir:0 ?Lekir?">
            <text:p><text:s/>Lekir:0 ?Lekir?</text:p>
          </table:table-cell>
        </table:table-row>
        <table:table-row table:style-name="ro1">
          <table:table-cell table:number-columns-repeated="2" office:value-type="string">
            <text:p>Lekiu</text:p>
          </table:table-cell>
          <table:table-cell table:formula="of:=&quot; &quot; &amp; [.A242] &amp; &quot;:0 ?&quot; &amp; [.B242] &amp; &quot;?&quot;" office:value-type="string" office:string-value=" Lekiu:0 ?Lekiu?">
            <text:p><text:s/>Lekiu:0 ?Lekiu?</text:p>
          </table:table-cell>
        </table:table-row>
        <table:table-row table:style-name="ro1">
          <table:table-cell table:number-columns-repeated="2" office:value-type="string">
            <text:p>Leman</text:p>
          </table:table-cell>
          <table:table-cell table:formula="of:=&quot; &quot; &amp; [.A243] &amp; &quot;:0 ?&quot; &amp; [.B243] &amp; &quot;?&quot;" office:value-type="string" office:string-value=" Leman:0 ?Leman?">
            <text:p><text:s/>Leman:0 ?Leman?</text:p>
          </table:table-cell>
        </table:table-row>
        <table:table-row table:style-name="ro1">
          <table:table-cell table:number-columns-repeated="2" office:value-type="string">
            <text:p>Lesmana</text:p>
          </table:table-cell>
          <table:table-cell table:formula="of:=&quot; &quot; &amp; [.A244] &amp; &quot;:0 ?&quot; &amp; [.B244] &amp; &quot;?&quot;" office:value-type="string" office:string-value=" Lesmana:0 ?Lesmana?">
            <text:p><text:s/>Lesmana:0 ?Lesmana?</text:p>
          </table:table-cell>
        </table:table-row>
        <table:table-row table:style-name="ro1">
          <table:table-cell table:number-columns-repeated="2" office:value-type="string">
            <text:p>Limbangparang</text:p>
          </table:table-cell>
          <table:table-cell table:formula="of:=&quot; &quot; &amp; [.A245] &amp; &quot;:0 ?&quot; &amp; [.B245] &amp; &quot;?&quot;" office:value-type="string" office:string-value=" Limbangparang:0 ?Limbangparang?">
            <text:p><text:s/>Limbangparang:0 ?Limbangparang?</text:p>
          </table:table-cell>
        </table:table-row>
        <table:table-row table:style-name="ro1">
          <table:table-cell table:number-columns-repeated="2" office:value-type="string">
            <text:p>Linda</text:p>
          </table:table-cell>
          <table:table-cell table:formula="of:=&quot; &quot; &amp; [.A246] &amp; &quot;:0 ?&quot; &amp; [.B246] &amp; &quot;?&quot;" office:value-type="string" office:string-value=" Linda:0 ?Linda?">
            <text:p><text:s/>Linda:0 ?Linda?</text:p>
          </table:table-cell>
        </table:table-row>
        <table:table-row table:style-name="ro1">
          <table:table-cell table:number-columns-repeated="2" office:value-type="string">
            <text:p>Lintang</text:p>
          </table:table-cell>
          <table:table-cell table:formula="of:=&quot; &quot; &amp; [.A247] &amp; &quot;:0 ?&quot; &amp; [.B247] &amp; &quot;?&quot;" office:value-type="string" office:string-value=" Lintang:0 ?Lintang?">
            <text:p><text:s/>Lintang:0 ?Lintang?</text:p>
          </table:table-cell>
        </table:table-row>
        <table:table-row table:style-name="ro1">
          <table:table-cell table:number-columns-repeated="2" office:value-type="string">
            <text:p>Lokman</text:p>
          </table:table-cell>
          <table:table-cell table:formula="of:=&quot; &quot; &amp; [.A248] &amp; &quot;:0 ?&quot; &amp; [.B248] &amp; &quot;?&quot;" office:value-type="string" office:string-value=" Lokman:0 ?Lokman?">
            <text:p><text:s/>Lokman:0 ?Lokman?</text:p>
          </table:table-cell>
        </table:table-row>
        <table:table-row table:style-name="ro1">
          <table:table-cell table:number-columns-repeated="2" office:value-type="string">
            <text:p>Lukman</text:p>
          </table:table-cell>
          <table:table-cell table:formula="of:=&quot; &quot; &amp; [.A249] &amp; &quot;:0 ?&quot; &amp; [.B249] &amp; &quot;?&quot;" office:value-type="string" office:string-value=" Lukman:0 ?Lukman?">
            <text:p><text:s/>Lukman:0 ?Lukman?</text:p>
          </table:table-cell>
        </table:table-row>
        <table:table-row table:style-name="ro1">
          <table:table-cell table:number-columns-repeated="2" office:value-type="string">
            <text:p>Luncai</text:p>
          </table:table-cell>
          <table:table-cell table:formula="of:=&quot; &quot; &amp; [.A250] &amp; &quot;:0 ?&quot; &amp; [.B250] &amp; &quot;?&quot;" office:value-type="string" office:string-value=" Luncai:0 ?Luncai?">
            <text:p><text:s/>Luncai:0 ?Luncai?</text:p>
          </table:table-cell>
        </table:table-row>
        <table:table-row table:style-name="ro1">
          <table:table-cell office:value-type="string">
            <text:p>Maayat_Shh</text:p>
          </table:table-cell>
          <table:table-cell office:value-type="string">
            <text:p>Ma'ayat Shâh</text:p>
          </table:table-cell>
          <table:table-cell table:formula="of:=&quot; &quot; &amp; [.A251] &amp; &quot;:0 ?&quot; &amp; [.B251] &amp; &quot;?&quot;" office:value-type="string" office:string-value=" Maayat_Shh:0 ?Ma'ayat Shâh?">
            <text:p><text:s/>Maayat_Shh:0 ?Ma'ayat Shâh?</text:p>
          </table:table-cell>
        </table:table-row>
        <table:table-row table:style-name="ro1">
          <table:table-cell office:value-type="string">
            <text:p>Maguindanao</text:p>
          </table:table-cell>
          <table:table-cell table:formula="of:=[.A252]" office:value-type="string" office:string-value="Maguindanao">
            <text:p>Maguindanao</text:p>
          </table:table-cell>
          <table:table-cell table:formula="of:=&quot; &quot; &amp; [.A252] &amp; &quot;:0 ?&quot; &amp; [.B252] &amp; &quot;?&quot;" office:value-type="string" office:string-value=" Maguindanao:0 ?Maguindanao?">
            <text:p><text:s/>Maguindanao:0 ?Maguindanao?</text:p>
          </table:table-cell>
        </table:table-row>
        <table:table-row table:style-name="ro1">
          <table:table-cell office:value-type="string">
            <text:p>Mahmd_Riyat_Shh</text:p>
          </table:table-cell>
          <table:table-cell office:value-type="string">
            <text:p>Mahmûd Ri'âyat Shâh</text:p>
          </table:table-cell>
          <table:table-cell table:formula="of:=&quot; &quot; &amp; [.A253] &amp; &quot;:0 ?&quot; &amp; [.B253] &amp; &quot;?&quot;" office:value-type="string" office:string-value=" Mahmd_Riyat_Shh:0 ?Mahmûd Ri'âyat Shâh?">
            <text:p><text:s/>Mahmd_Riyat_Shh:0 ?Mahmûd Ri'âyat Shâh?</text:p>
          </table:table-cell>
        </table:table-row>
        <table:table-row table:style-name="ro1">
          <table:table-cell office:value-type="string">
            <text:p>Mahmd_Shh</text:p>
          </table:table-cell>
          <table:table-cell office:value-type="string">
            <text:p>Mahmûd Shâh</text:p>
          </table:table-cell>
          <table:table-cell table:formula="of:=&quot; &quot; &amp; [.A254] &amp; &quot;:0 ?&quot; &amp; [.B254] &amp; &quot;?&quot;" office:value-type="string" office:string-value=" Mahmd_Shh:0 ?Mahmûd Shâh?">
            <text:p><text:s/>Mahmd_Shh:0 ?Mahmûd Shâh?</text:p>
          </table:table-cell>
        </table:table-row>
        <table:table-row table:style-name="ro1">
          <table:table-cell table:number-columns-repeated="2" office:value-type="string">
            <text:p>Mahsuri</text:p>
          </table:table-cell>
          <table:table-cell table:formula="of:=&quot; &quot; &amp; [.A255] &amp; &quot;:0 ?&quot; &amp; [.B255] &amp; &quot;?&quot;" office:value-type="string" office:string-value=" Mahsuri:0 ?Mahsuri?">
            <text:p><text:s/>Mahsuri:0 ?Mahsuri?</text:p>
          </table:table-cell>
        </table:table-row>
        <table:table-row table:style-name="ro1">
          <table:table-cell table:number-columns-repeated="2" office:value-type="string">
            <text:p>Mahura</text:p>
          </table:table-cell>
          <table:table-cell table:formula="of:=&quot; &quot; &amp; [.A256] &amp; &quot;:0 ?&quot; &amp; [.B256] &amp; &quot;?&quot;" office:value-type="string" office:string-value=" Mahura:0 ?Mahura?">
            <text:p><text:s/>Mahura:0 ?Mahura?</text:p>
          </table:table-cell>
        </table:table-row>
        <table:table-row table:style-name="ro1">
          <table:table-cell table:number-columns-repeated="2" office:value-type="string">
            <text:p>Mail</text:p>
          </table:table-cell>
          <table:table-cell table:formula="of:=&quot; &quot; &amp; [.A257] &amp; &quot;:0 ?&quot; &amp; [.B257] &amp; &quot;?&quot;" office:value-type="string" office:string-value=" Mail:0 ?Mail?">
            <text:p><text:s/>Mail:0 ?Mail?</text:p>
          </table:table-cell>
        </table:table-row>
        <table:table-row table:style-name="ro1">
          <table:table-cell office:value-type="string">
            <text:p>Makassar</text:p>
          </table:table-cell>
          <table:table-cell table:formula="of:=[.A258]" office:value-type="string" office:string-value="Makassar">
            <text:p>Makassar</text:p>
          </table:table-cell>
          <table:table-cell table:formula="of:=&quot; &quot; &amp; [.A258] &amp; &quot;:0 ?&quot; &amp; [.B258] &amp; &quot;?&quot;" office:value-type="string" office:string-value=" Makassar:0 ?Makassar?">
            <text:p><text:s/>Makassar:0 ?Makassar?</text:p>
          </table:table-cell>
        </table:table-row>
        <table:table-row table:style-name="ro1">
          <table:table-cell table:number-columns-repeated="2" office:value-type="string">
            <text:p>Malim</text:p>
          </table:table-cell>
          <table:table-cell table:formula="of:=&quot; &quot; &amp; [.A259] &amp; &quot;:0 ?&quot; &amp; [.B259] &amp; &quot;?&quot;" office:value-type="string" office:string-value=" Malim:0 ?Malim?">
            <text:p><text:s/>Malim:0 ?Malim?</text:p>
          </table:table-cell>
        </table:table-row>
        <table:table-row table:style-name="ro1">
          <table:table-cell table:number-columns-repeated="2" office:value-type="string">
            <text:p>Mamat</text:p>
          </table:table-cell>
          <table:table-cell table:formula="of:=&quot; &quot; &amp; [.A260] &amp; &quot;:0 ?&quot; &amp; [.B260] &amp; &quot;?&quot;" office:value-type="string" office:string-value=" Mamat:0 ?Mamat?">
            <text:p><text:s/>Mamat:0 ?Mamat?</text:p>
          </table:table-cell>
        </table:table-row>
        <table:table-row table:style-name="ro1">
          <table:table-cell office:value-type="string">
            <text:p>Manado</text:p>
          </table:table-cell>
          <table:table-cell table:formula="of:=[.A261]" office:value-type="string" office:string-value="Manado">
            <text:p>Manado</text:p>
          </table:table-cell>
          <table:table-cell table:formula="of:=&quot; &quot; &amp; [.A261] &amp; &quot;:0 ?&quot; &amp; [.B261] &amp; &quot;?&quot;" office:value-type="string" office:string-value=" Manado:0 ?Manado?">
            <text:p><text:s/>Manado:0 ?Manado?</text:p>
          </table:table-cell>
        </table:table-row>
        <table:table-row table:style-name="ro1">
          <table:table-cell table:number-columns-repeated="2" office:value-type="string">
            <text:p>Manjalara</text:p>
          </table:table-cell>
          <table:table-cell table:formula="of:=&quot; &quot; &amp; [.A262] &amp; &quot;:0 ?&quot; &amp; [.B262] &amp; &quot;?&quot;" office:value-type="string" office:string-value=" Manjalara:0 ?Manjalara?">
            <text:p><text:s/>Manjalara:0 ?Manjalara?</text:p>
          </table:table-cell>
        </table:table-row>
        <table:table-row table:style-name="ro1">
          <table:table-cell office:value-type="string">
            <text:p>Mansr_Shh</text:p>
          </table:table-cell>
          <table:table-cell office:value-type="string">
            <text:p>Mansûr Shâh</text:p>
          </table:table-cell>
          <table:table-cell table:formula="of:=&quot; &quot; &amp; [.A263] &amp; &quot;:0 ?&quot; &amp; [.B263] &amp; &quot;?&quot;" office:value-type="string" office:string-value=" Mansr_Shh:0 ?Mansûr Shâh?">
            <text:p><text:s/>Mansr_Shh:0 ?Mansûr Shâh?</text:p>
          </table:table-cell>
        </table:table-row>
        <table:table-row table:style-name="ro1">
          <table:table-cell table:number-columns-repeated="2" office:value-type="string">
            <text:p>Mariah</text:p>
          </table:table-cell>
          <table:table-cell table:formula="of:=&quot; &quot; &amp; [.A264] &amp; &quot;:0 ?&quot; &amp; [.B264] &amp; &quot;?&quot;" office:value-type="string" office:string-value=" Mariah:0 ?Mariah?">
            <text:p><text:s/>Mariah:0 ?Mariah?</text:p>
          </table:table-cell>
        </table:table-row>
        <table:table-row table:style-name="ro1">
          <table:table-cell table:number-columns-repeated="2" office:value-type="string">
            <text:p>Mariam</text:p>
          </table:table-cell>
          <table:table-cell table:formula="of:=&quot; &quot; &amp; [.A265] &amp; &quot;:0 ?&quot; &amp; [.B265] &amp; &quot;?&quot;" office:value-type="string" office:string-value=" Mariam:0 ?Mariam?">
            <text:p><text:s/>Mariam:0 ?Mariam?</text:p>
          </table:table-cell>
        </table:table-row>
        <table:table-row table:style-name="ro1">
          <table:table-cell table:number-columns-repeated="2" office:value-type="string">
            <text:p>Mas</text:p>
          </table:table-cell>
          <table:table-cell table:formula="of:=&quot; &quot; &amp; [.A266] &amp; &quot;:0 ?&quot; &amp; [.B266] &amp; &quot;?&quot;" office:value-type="string" office:string-value=" Mas:0 ?Mas?">
            <text:p><text:s/>Mas:0 ?Mas?</text:p>
          </table:table-cell>
        </table:table-row>
        <table:table-row table:style-name="ro1">
          <table:table-cell office:value-type="string">
            <text:p>Mas_Ayu</text:p>
          </table:table-cell>
          <table:table-cell office:value-type="string">
            <text:p>Mas Ayu</text:p>
          </table:table-cell>
          <table:table-cell table:formula="of:=&quot; &quot; &amp; [.A267] &amp; &quot;:0 ?&quot; &amp; [.B267] &amp; &quot;?&quot;" office:value-type="string" office:string-value=" Mas_Ayu:0 ?Mas Ayu?">
            <text:p><text:s/>Mas_Ayu:0 ?Mas Ayu?</text:p>
          </table:table-cell>
        </table:table-row>
        <table:table-row table:style-name="ro1">
          <table:table-cell table:number-columns-repeated="2" office:value-type="string">
            <text:p>Masayu</text:p>
          </table:table-cell>
          <table:table-cell table:formula="of:=&quot; &quot; &amp; [.A268] &amp; &quot;:0 ?&quot; &amp; [.B268] &amp; &quot;?&quot;" office:value-type="string" office:string-value=" Masayu:0 ?Masayu?">
            <text:p><text:s/>Masayu:0 ?Masayu?</text:p>
          </table:table-cell>
        </table:table-row>
        <table:table-row table:style-name="ro1">
          <table:table-cell table:number-columns-repeated="2" office:value-type="string">
            <text:p>Mastini</text:p>
          </table:table-cell>
          <table:table-cell table:formula="of:=&quot; &quot; &amp; [.A269] &amp; &quot;:0 ?&quot; &amp; [.B269] &amp; &quot;?&quot;" office:value-type="string" office:string-value=" Mastini:0 ?Mastini?">
            <text:p><text:s/>Mastini:0 ?Mastini?</text:p>
          </table:table-cell>
        </table:table-row>
        <table:table-row table:style-name="ro1">
          <table:table-cell table:number-columns-repeated="2" office:value-type="string">
            <text:p>Mat</text:p>
          </table:table-cell>
          <table:table-cell table:formula="of:=&quot; &quot; &amp; [.A270] &amp; &quot;:0 ?&quot; &amp; [.B270] &amp; &quot;?&quot;" office:value-type="string" office:string-value=" Mat:0 ?Mat?">
            <text:p><text:s/>Mat:0 ?Mat?</text:p>
          </table:table-cell>
        </table:table-row>
        <table:table-row table:style-name="ro1">
          <table:table-cell table:number-columns-repeated="2" office:value-type="string">
            <text:p>Mawar</text:p>
          </table:table-cell>
          <table:table-cell table:formula="of:=&quot; &quot; &amp; [.A271] &amp; &quot;:0 ?&quot; &amp; [.B271] &amp; &quot;?&quot;" office:value-type="string" office:string-value=" Mawar:0 ?Mawar?">
            <text:p><text:s/>Mawar:0 ?Mawar?</text:p>
          </table:table-cell>
        </table:table-row>
        <table:table-row table:style-name="ro1">
          <table:table-cell table:number-columns-repeated="2" office:value-type="string">
            <text:p>Maya</text:p>
          </table:table-cell>
          <table:table-cell table:formula="of:=&quot; &quot; &amp; [.A272] &amp; &quot;:0 ?&quot; &amp; [.B272] &amp; &quot;?&quot;" office:value-type="string" office:string-value=" Maya:0 ?Maya?">
            <text:p><text:s/>Maya:0 ?Maya?</text:p>
          </table:table-cell>
        </table:table-row>
        <table:table-row table:style-name="ro1">
          <table:table-cell table:number-columns-repeated="2" office:value-type="string">
            <text:p>Mayang</text:p>
          </table:table-cell>
          <table:table-cell table:formula="of:=&quot; &quot; &amp; [.A273] &amp; &quot;:0 ?&quot; &amp; [.B273] &amp; &quot;?&quot;" office:value-type="string" office:string-value=" Mayang:0 ?Mayang?">
            <text:p><text:s/>Mayang:0 ?Mayang?</text:p>
          </table:table-cell>
        </table:table-row>
        <table:table-row table:style-name="ro1">
          <table:table-cell office:value-type="string">
            <text:p>Mayang_Sari</text:p>
          </table:table-cell>
          <table:table-cell office:value-type="string">
            <text:p>Mayang Sari</text:p>
          </table:table-cell>
          <table:table-cell table:formula="of:=&quot; &quot; &amp; [.A274] &amp; &quot;:0 ?&quot; &amp; [.B274] &amp; &quot;?&quot;" office:value-type="string" office:string-value=" Mayang_Sari:0 ?Mayang Sari?">
            <text:p><text:s/>Mayang_Sari:0 ?Mayang Sari?</text:p>
          </table:table-cell>
        </table:table-row>
        <table:table-row table:style-name="ro1">
          <table:table-cell table:number-columns-repeated="2" office:value-type="string">
            <text:p>Megat</text:p>
          </table:table-cell>
          <table:table-cell table:formula="of:=&quot; &quot; &amp; [.A275] &amp; &quot;:0 ?&quot; &amp; [.B275] &amp; &quot;?&quot;" office:value-type="string" office:string-value=" Megat:0 ?Megat?">
            <text:p><text:s/>Megat:0 ?Megat?</text:p>
          </table:table-cell>
        </table:table-row>
        <table:table-row table:style-name="ro1">
          <table:table-cell office:value-type="string">
            <text:p>Megat_Iskander</text:p>
          </table:table-cell>
          <table:table-cell office:value-type="string">
            <text:p>Megat Iskander</text:p>
          </table:table-cell>
          <table:table-cell table:formula="of:=&quot; &quot; &amp; [.A276] &amp; &quot;:0 ?&quot; &amp; [.B276] &amp; &quot;?&quot;" office:value-type="string" office:string-value=" Megat_Iskander:0 ?Megat Iskander?">
            <text:p><text:s/>Megat_Iskander:0 ?Megat Iskander?</text:p>
          </table:table-cell>
        </table:table-row>
        <table:table-row table:style-name="ro1">
          <table:table-cell table:number-columns-repeated="2" office:value-type="string">
            <text:p>Mego</text:p>
          </table:table-cell>
          <table:table-cell table:formula="of:=&quot; &quot; &amp; [.A277] &amp; &quot;:0 ?&quot; &amp; [.B277] &amp; &quot;?&quot;" office:value-type="string" office:string-value=" Mego:0 ?Mego?">
            <text:p><text:s/>Mego:0 ?Mego?</text:p>
          </table:table-cell>
        </table:table-row>
        <table:table-row table:style-name="ro1">
          <table:table-cell office:value-type="string">
            <text:p>Melaka</text:p>
          </table:table-cell>
          <table:table-cell table:formula="of:=[.A278]" office:value-type="string" office:string-value="Melaka">
            <text:p>Melaka</text:p>
          </table:table-cell>
          <table:table-cell table:formula="of:=&quot; &quot; &amp; [.A278] &amp; &quot;:0 ?&quot; &amp; [.B278] &amp; &quot;?&quot;" office:value-type="string" office:string-value=" Melaka:0 ?Melaka?">
            <text:p><text:s/>Melaka:0 ?Melaka?</text:p>
          </table:table-cell>
        </table:table-row>
        <table:table-row table:style-name="ro1">
          <table:table-cell table:number-columns-repeated="2" office:value-type="string">
            <text:p>Melati</text:p>
          </table:table-cell>
          <table:table-cell table:formula="of:=&quot; &quot; &amp; [.A279] &amp; &quot;:0 ?&quot; &amp; [.B279] &amp; &quot;?&quot;" office:value-type="string" office:string-value=" Melati:0 ?Melati?">
            <text:p><text:s/>Melati:0 ?Melati?</text:p>
          </table:table-cell>
        </table:table-row>
        <table:table-row table:style-name="ro1">
          <table:table-cell table:number-columns-repeated="2" office:value-type="string">
            <text:p>Melur</text:p>
          </table:table-cell>
          <table:table-cell table:formula="of:=&quot; &quot; &amp; [.A280] &amp; &quot;:0 ?&quot; &amp; [.B280] &amp; &quot;?&quot;" office:value-type="string" office:string-value=" Melur:0 ?Melur?">
            <text:p><text:s/>Melur:0 ?Melur?</text:p>
          </table:table-cell>
        </table:table-row>
        <table:table-row table:style-name="ro1">
          <table:table-cell table:number-columns-repeated="2" office:value-type="string">
            <text:p>Mengtsekya</text:p>
          </table:table-cell>
          <table:table-cell table:formula="of:=&quot; &quot; &amp; [.A281] &amp; &quot;:0 ?&quot; &amp; [.B281] &amp; &quot;?&quot;" office:value-type="string" office:string-value=" Mengtsekya:0 ?Mengtsekya?">
            <text:p><text:s/>Mengtsekya:0 ?Mengtsekya?</text:p>
          </table:table-cell>
        </table:table-row>
        <table:table-row table:style-name="ro1">
          <table:table-cell table:number-columns-repeated="2" office:value-type="string">
            <text:p>Menradza</text:p>
          </table:table-cell>
          <table:table-cell table:formula="of:=&quot; &quot; &amp; [.A282] &amp; &quot;:0 ?&quot; &amp; [.B282] &amp; &quot;?&quot;" office:value-type="string" office:string-value=" Menradza:0 ?Menradza?">
            <text:p><text:s/>Menradza:0 ?Menradza?</text:p>
          </table:table-cell>
        </table:table-row>
        <table:table-row table:style-name="ro1">
          <table:table-cell table:number-columns-repeated="2" office:value-type="string">
            <text:p>Merah</text:p>
          </table:table-cell>
          <table:table-cell table:formula="of:=&quot; &quot; &amp; [.A283] &amp; &quot;:0 ?&quot; &amp; [.B283] &amp; &quot;?&quot;" office:value-type="string" office:string-value=" Merah:0 ?Merah?">
            <text:p><text:s/>Merah:0 ?Merah?</text:p>
          </table:table-cell>
        </table:table-row>
        <table:table-row table:style-name="ro1">
          <table:table-cell table:number-columns-repeated="2" office:value-type="string">
            <text:p>Merdeka</text:p>
          </table:table-cell>
          <table:table-cell table:formula="of:=&quot; &quot; &amp; [.A284] &amp; &quot;:0 ?&quot; &amp; [.B284] &amp; &quot;?&quot;" office:value-type="string" office:string-value=" Merdeka:0 ?Merdeka?">
            <text:p><text:s/>Merdeka:0 ?Merdeka?</text:p>
          </table:table-cell>
        </table:table-row>
        <table:table-row table:style-name="ro1">
          <table:table-cell office:value-type="string">
            <text:p>Merenui</text:p>
          </table:table-cell>
          <table:table-cell table:formula="of:=[.A285]" office:value-type="string" office:string-value="Merenui">
            <text:p>Merenui</text:p>
          </table:table-cell>
          <table:table-cell table:formula="of:=&quot; &quot; &amp; [.A285] &amp; &quot;:0 ?&quot; &amp; [.B285] &amp; &quot;?&quot;" office:value-type="string" office:string-value=" Merenui:0 ?Merenui?">
            <text:p><text:s/>Merenui:0 ?Merenui?</text:p>
          </table:table-cell>
        </table:table-row>
        <table:table-row table:style-name="ro1">
          <table:table-cell table:number-columns-repeated="2" office:value-type="string">
            <text:p>Meriam</text:p>
          </table:table-cell>
          <table:table-cell table:formula="of:=&quot; &quot; &amp; [.A286] &amp; &quot;:0 ?&quot; &amp; [.B286] &amp; &quot;?&quot;" office:value-type="string" office:string-value=" Meriam:0 ?Meriam?">
            <text:p><text:s/>Meriam:0 ?Meriam?</text:p>
          </table:table-cell>
        </table:table-row>
        <table:table-row table:style-name="ro1">
          <table:table-cell office:value-type="string">
            <text:p>Metetini</text:p>
          </table:table-cell>
          <table:table-cell table:formula="of:=[.A287]" office:value-type="string" office:string-value="Metetini">
            <text:p>Metetini</text:p>
          </table:table-cell>
          <table:table-cell table:formula="of:=&quot; &quot; &amp; [.A287] &amp; &quot;:0 ?&quot; &amp; [.B287] &amp; &quot;?&quot;" office:value-type="string" office:string-value=" Metetini:0 ?Metetini?">
            <text:p><text:s/>Metetini:0 ?Metetini?</text:p>
          </table:table-cell>
        </table:table-row>
        <table:table-row table:style-name="ro1">
          <table:table-cell table:number-columns-repeated="2" office:value-type="string">
            <text:p>Minah</text:p>
          </table:table-cell>
          <table:table-cell table:formula="of:=&quot; &quot; &amp; [.A288] &amp; &quot;:0 ?&quot; &amp; [.B288] &amp; &quot;?&quot;" office:value-type="string" office:string-value=" Minah:0 ?Minah?">
            <text:p><text:s/>Minah:0 ?Minah?</text:p>
          </table:table-cell>
        </table:table-row>
        <table:table-row table:style-name="ro1">
          <table:table-cell office:value-type="string">
            <text:p>Miri</text:p>
          </table:table-cell>
          <table:table-cell table:formula="of:=[.A289]" office:value-type="string" office:string-value="Miri">
            <text:p>Miri</text:p>
          </table:table-cell>
          <table:table-cell table:formula="of:=&quot; &quot; &amp; [.A289] &amp; &quot;:0 ?&quot; &amp; [.B289] &amp; &quot;?&quot;" office:value-type="string" office:string-value=" Miri:0 ?Miri?">
            <text:p><text:s/>Miri:0 ?Miri?</text:p>
          </table:table-cell>
        </table:table-row>
        <table:table-row table:style-name="ro1">
          <table:table-cell table:number-columns-repeated="2" office:value-type="string">
            <text:p>Modjo</text:p>
          </table:table-cell>
          <table:table-cell table:formula="of:=&quot; &quot; &amp; [.A290] &amp; &quot;:0 ?&quot; &amp; [.B290] &amp; &quot;?&quot;" office:value-type="string" office:string-value=" Modjo:0 ?Modjo?">
            <text:p><text:s/>Modjo:0 ?Modjo?</text:p>
          </table:table-cell>
        </table:table-row>
        <table:table-row table:style-name="ro1">
          <table:table-cell office:value-type="string">
            <text:p>Moea</text:p>
          </table:table-cell>
          <table:table-cell table:formula="of:=[.A291]" office:value-type="string" office:string-value="Moea">
            <text:p>Moea</text:p>
          </table:table-cell>
          <table:table-cell table:formula="of:=&quot; &quot; &amp; [.A291] &amp; &quot;:0 ?&quot; &amp; [.B291] &amp; &quot;?&quot;" office:value-type="string" office:string-value=" Moea:0 ?Moea?">
            <text:p><text:s/>Moea:0 ?Moea?</text:p>
          </table:table-cell>
        </table:table-row>
        <table:table-row table:style-name="ro1">
          <table:table-cell office:value-type="string">
            <text:p>Moeata</text:p>
          </table:table-cell>
          <table:table-cell table:formula="of:=[.A292]" office:value-type="string" office:string-value="Moeata">
            <text:p>Moeata</text:p>
          </table:table-cell>
          <table:table-cell table:formula="of:=&quot; &quot; &amp; [.A292] &amp; &quot;:0 ?&quot; &amp; [.B292] &amp; &quot;?&quot;" office:value-type="string" office:string-value=" Moeata:0 ?Moeata?">
            <text:p><text:s/>Moeata:0 ?Moeata?</text:p>
          </table:table-cell>
        </table:table-row>
        <table:table-row table:style-name="ro1">
          <table:table-cell office:value-type="string">
            <text:p>Moerani</text:p>
          </table:table-cell>
          <table:table-cell table:formula="of:=[.A293]" office:value-type="string" office:string-value="Moerani">
            <text:p>Moerani</text:p>
          </table:table-cell>
          <table:table-cell table:formula="of:=&quot; &quot; &amp; [.A293] &amp; &quot;:0 ?&quot; &amp; [.B293] &amp; &quot;?&quot;" office:value-type="string" office:string-value=" Moerani:0 ?Moerani?">
            <text:p><text:s/>Moerani:0 ?Moerani?</text:p>
          </table:table-cell>
        </table:table-row>
        <table:table-row table:style-name="ro1">
          <table:table-cell office:value-type="string">
            <text:p>Mohea</text:p>
          </table:table-cell>
          <table:table-cell table:formula="of:=[.A294]" office:value-type="string" office:string-value="Mohea">
            <text:p>Mohea</text:p>
          </table:table-cell>
          <table:table-cell table:formula="of:=&quot; &quot; &amp; [.A294] &amp; &quot;:0 ?&quot; &amp; [.B294] &amp; &quot;?&quot;" office:value-type="string" office:string-value=" Mohea:0 ?Mohea?">
            <text:p><text:s/>Mohea:0 ?Mohea?</text:p>
          </table:table-cell>
        </table:table-row>
        <table:table-row table:style-name="ro1">
          <table:table-cell office:value-type="string">
            <text:p>Muazzam_Shh</text:p>
          </table:table-cell>
          <table:table-cell office:value-type="string">
            <text:p>Mu'azzam Shâh</text:p>
          </table:table-cell>
          <table:table-cell table:formula="of:=&quot; &quot; &amp; [.A295] &amp; &quot;:0 ?&quot; &amp; [.B295] &amp; &quot;?&quot;" office:value-type="string" office:string-value=" Muazzam_Shh:0 ?Mu'azzam Shâh?">
            <text:p><text:s/>Muazzam_Shh:0 ?Mu'azzam Shâh?</text:p>
          </table:table-cell>
        </table:table-row>
        <table:table-row table:style-name="ro1">
          <table:table-cell table:number-columns-repeated="2" office:value-type="string">
            <text:p>Muda</text:p>
          </table:table-cell>
          <table:table-cell table:formula="of:=&quot; &quot; &amp; [.A296] &amp; &quot;:0 ?&quot; &amp; [.B296] &amp; &quot;?&quot;" office:value-type="string" office:string-value=" Muda:0 ?Muda?">
            <text:p><text:s/>Muda:0 ?Muda?</text:p>
          </table:table-cell>
        </table:table-row>
        <table:table-row table:style-name="ro1">
          <table:table-cell table:number-columns-repeated="2" office:value-type="string">
            <text:p>Muhammad</text:p>
          </table:table-cell>
          <table:table-cell table:formula="of:=&quot; &quot; &amp; [.A297] &amp; &quot;:0 ?&quot; &amp; [.B297] &amp; &quot;?&quot;" office:value-type="string" office:string-value=" Muhammad:0 ?Muhammad?">
            <text:p><text:s/>Muhammad:0 ?Muhammad?</text:p>
          </table:table-cell>
        </table:table-row>
        <table:table-row table:style-name="ro1">
          <table:table-cell office:value-type="string">
            <text:p>Muhammad_Al</text:p>
          </table:table-cell>
          <table:table-cell office:value-type="string">
            <text:p>Muhammad 'Alî</text:p>
          </table:table-cell>
          <table:table-cell table:formula="of:=&quot; &quot; &amp; [.A298] &amp; &quot;:0 ?&quot; &amp; [.B298] &amp; &quot;?&quot;" office:value-type="string" office:string-value=" Muhammad_Al:0 ?Muhammad 'Alî?">
            <text:p><text:s/>Muhammad_Al:0 ?Muhammad 'Alî?</text:p>
          </table:table-cell>
        </table:table-row>
        <table:table-row table:style-name="ro1">
          <table:table-cell office:value-type="string">
            <text:p>Muhammad_al_Halim</text:p>
          </table:table-cell>
          <table:table-cell office:value-type="string">
            <text:p>Muhammad al Halim</text:p>
          </table:table-cell>
          <table:table-cell table:formula="of:=&quot; &quot; &amp; [.A299] &amp; &quot;:0 ?&quot; &amp; [.B299] &amp; &quot;?&quot;" office:value-type="string" office:string-value=" Muhammad_al_Halim:0 ?Muhammad al Halim?">
            <text:p><text:s/>Muhammad_al_Halim:0 ?Muhammad al Halim?</text:p>
          </table:table-cell>
        </table:table-row>
        <table:table-row table:style-name="ro1">
          <table:table-cell office:value-type="string">
            <text:p>Muhammad_Ali</text:p>
          </table:table-cell>
          <table:table-cell office:value-type="string">
            <text:p>Muhammad 'Ali</text:p>
          </table:table-cell>
          <table:table-cell table:formula="of:=&quot; &quot; &amp; [.A300] &amp; &quot;:0 ?&quot; &amp; [.B300] &amp; &quot;?&quot;" office:value-type="string" office:string-value=" Muhammad_Ali:0 ?Muhammad 'Ali?">
            <text:p><text:s/>Muhammad_Ali:0 ?Muhammad 'Ali?</text:p>
          </table:table-cell>
        </table:table-row>
        <table:table-row table:style-name="ro1">
          <table:table-cell office:value-type="string">
            <text:p>Muhammad_Alimuddin</text:p>
          </table:table-cell>
          <table:table-cell office:value-type="string">
            <text:p>Muhammad Alimuddin</text:p>
          </table:table-cell>
          <table:table-cell table:formula="of:=&quot; &quot; &amp; [.A301] &amp; &quot;:0 ?&quot; &amp; [.B301] &amp; &quot;?&quot;" office:value-type="string" office:string-value=" Muhammad_Alimuddin:0 ?Muhammad Alimuddin?">
            <text:p><text:s/>Muhammad_Alimuddin:0 ?Muhammad Alimuddin?</text:p>
          </table:table-cell>
        </table:table-row>
        <table:table-row table:style-name="ro1">
          <table:table-cell office:value-type="string">
            <text:p>Muhammad_Badaruddin</text:p>
          </table:table-cell>
          <table:table-cell office:value-type="string">
            <text:p>Muhammad Badaruddin</text:p>
          </table:table-cell>
          <table:table-cell table:formula="of:=&quot; &quot; &amp; [.A302] &amp; &quot;:0 ?&quot; &amp; [.B302] &amp; &quot;?&quot;" office:value-type="string" office:string-value=" Muhammad_Badaruddin:0 ?Muhammad Badaruddin?">
            <text:p><text:s/>Muhammad_Badaruddin:0 ?Muhammad Badaruddin?</text:p>
          </table:table-cell>
        </table:table-row>
        <table:table-row table:style-name="ro1">
          <table:table-cell office:value-type="string">
            <text:p>Muhammad_Bakr_Hasan</text:p>
          </table:table-cell>
          <table:table-cell office:value-type="string">
            <text:p>Muhammad Bakr Hasan</text:p>
          </table:table-cell>
          <table:table-cell table:formula="of:=&quot; &quot; &amp; [.A303] &amp; &quot;:0 ?&quot; &amp; [.B303] &amp; &quot;?&quot;" office:value-type="string" office:string-value=" Muhammad_Bakr_Hasan:0 ?Muhammad Bakr Hasan?">
            <text:p><text:s/>Muhammad_Bakr_Hasan:0 ?Muhammad Bakr Hasan?</text:p>
          </table:table-cell>
        </table:table-row>
        <table:table-row table:style-name="ro1">
          <table:table-cell office:value-type="string">
            <text:p>Muhammad_Imad</text:p>
          </table:table-cell>
          <table:table-cell office:value-type="string">
            <text:p>Muhammad Imad </text:p>
          </table:table-cell>
          <table:table-cell table:formula="of:=&quot; &quot; &amp; [.A304] &amp; &quot;:0 ?&quot; &amp; [.B304] &amp; &quot;?&quot;" office:value-type="string" office:string-value=" Muhammad_Imad:0 ?Muhammad Imad ?">
            <text:p><text:s/>Muhammad_Imad:0 ?Muhammad Imad ?</text:p>
          </table:table-cell>
        </table:table-row>
        <table:table-row table:style-name="ro1">
          <table:table-cell office:value-type="string">
            <text:p>Muhammad_Israil</text:p>
          </table:table-cell>
          <table:table-cell office:value-type="string">
            <text:p>Muhammad Israil</text:p>
          </table:table-cell>
          <table:table-cell table:formula="of:=&quot; &quot; &amp; [.A305] &amp; &quot;:0 ?&quot; &amp; [.B305] &amp; &quot;?&quot;" office:value-type="string" office:string-value=" Muhammad_Israil:0 ?Muhammad Israil?">
            <text:p><text:s/>Muhammad_Israil:0 ?Muhammad Israil?</text:p>
          </table:table-cell>
        </table:table-row>
        <table:table-row table:style-name="ro1">
          <table:table-cell office:value-type="string">
            <text:p>Muhammad_Jaml_ad_Dn</text:p>
          </table:table-cell>
          <table:table-cell office:value-type="string">
            <text:p>Muhammad Jamâl ad-Dîn</text:p>
          </table:table-cell>
          <table:table-cell table:formula="of:=&quot; &quot; &amp; [.A306] &amp; &quot;:0 ?&quot; &amp; [.B306] &amp; &quot;?&quot;" office:value-type="string" office:string-value=" Muhammad_Jaml_ad_Dn:0 ?Muhammad Jamâl ad-Dîn?">
            <text:p><text:s/>Muhammad_Jaml_ad_Dn:0 ?Muhammad Jamâl ad-Dîn?</text:p>
          </table:table-cell>
        </table:table-row>
        <table:table-row table:style-name="ro1">
          <table:table-cell office:value-type="string">
            <text:p>Muhammad_Malik</text:p>
          </table:table-cell>
          <table:table-cell office:value-type="string">
            <text:p>Muhammad Malik</text:p>
          </table:table-cell>
          <table:table-cell table:formula="of:=&quot; &quot; &amp; [.A307] &amp; &quot;:0 ?&quot; &amp; [.B307] &amp; &quot;?&quot;" office:value-type="string" office:string-value=" Muhammad_Malik:0 ?Muhammad Malik?">
            <text:p><text:s/>Muhammad_Malik:0 ?Muhammad Malik?</text:p>
          </table:table-cell>
        </table:table-row>
        <table:table-row table:style-name="ro1">
          <table:table-cell office:value-type="string">
            <text:p>Muhammad_Sad</text:p>
          </table:table-cell>
          <table:table-cell office:value-type="string">
            <text:p>Muhammad Sa'îd </text:p>
          </table:table-cell>
          <table:table-cell table:formula="of:=&quot; &quot; &amp; [.A308] &amp; &quot;:0 ?&quot; &amp; [.B308] &amp; &quot;?&quot;" office:value-type="string" office:string-value=" Muhammad_Sad:0 ?Muhammad Sa'îd ?">
            <text:p><text:s/>Muhammad_Sad:0 ?Muhammad Sa'îd ?</text:p>
          </table:table-cell>
        </table:table-row>
        <table:table-row table:style-name="ro1">
          <table:table-cell office:value-type="string">
            <text:p>Muhammad_Sharafuddin</text:p>
          </table:table-cell>
          <table:table-cell office:value-type="string">
            <text:p>Muhammad Sharafuddin</text:p>
          </table:table-cell>
          <table:table-cell table:formula="of:=&quot; &quot; &amp; [.A309] &amp; &quot;:0 ?&quot; &amp; [.B309] &amp; &quot;?&quot;" office:value-type="string" office:string-value=" Muhammad_Sharafuddin:0 ?Muhammad Sharafuddin?">
            <text:p><text:s/>Muhammad_Sharafuddin:0 ?Muhammad Sharafuddin?</text:p>
          </table:table-cell>
        </table:table-row>
        <table:table-row table:style-name="ro1">
          <table:table-cell office:value-type="string">
            <text:p>Muhammad_Shh</text:p>
          </table:table-cell>
          <table:table-cell office:value-type="string">
            <text:p>Muhammad Shâh</text:p>
          </table:table-cell>
          <table:table-cell table:formula="of:=&quot; &quot; &amp; [.A310] &amp; &quot;:0 ?&quot; &amp; [.B310] &amp; &quot;?&quot;" office:value-type="string" office:string-value=" Muhammad_Shh:0 ?Muhammad Shâh?">
            <text:p><text:s/>Muhammad_Shh:0 ?Muhammad Shâh?</text:p>
          </table:table-cell>
        </table:table-row>
        <table:table-row table:style-name="ro1">
          <table:table-cell office:value-type="string">
            <text:p>Muhammad_Tj_ad_Dn</text:p>
          </table:table-cell>
          <table:table-cell office:value-type="string">
            <text:p>Muhammad Tâj ad-Dîn</text:p>
          </table:table-cell>
          <table:table-cell table:formula="of:=&quot; &quot; &amp; [.A311] &amp; &quot;:0 ?&quot; &amp; [.B311] &amp; &quot;?&quot;" office:value-type="string" office:string-value=" Muhammad_Tj_ad_Dn:0 ?Muhammad Tâj ad-Dîn?">
            <text:p><text:s/>Muhammad_Tj_ad_Dn:0 ?Muhammad Tâj ad-Dîn?</text:p>
          </table:table-cell>
        </table:table-row>
        <table:table-row table:style-name="ro1">
          <table:table-cell office:value-type="string">
            <text:p>Muhy_ad_Dn</text:p>
          </table:table-cell>
          <table:table-cell office:value-type="string">
            <text:p>Muhyî ad-Dîn</text:p>
          </table:table-cell>
          <table:table-cell table:formula="of:=&quot; &quot; &amp; [.A312] &amp; &quot;:0 ?&quot; &amp; [.B312] &amp; &quot;?&quot;" office:value-type="string" office:string-value=" Muhy_ad_Dn:0 ?Muhyî ad-Dîn?">
            <text:p><text:s/>Muhy_ad_Dn:0 ?Muhyî ad-Dîn?</text:p>
          </table:table-cell>
        </table:table-row>
        <table:table-row table:style-name="ro1">
          <table:table-cell office:value-type="string">
            <text:p>Muizz_ud_Din_Bantilan</text:p>
          </table:table-cell>
          <table:table-cell office:value-type="string">
            <text:p>Muizz ud Din Bantilan</text:p>
          </table:table-cell>
          <table:table-cell table:formula="of:=&quot; &quot; &amp; [.A313] &amp; &quot;:0 ?&quot; &amp; [.B313] &amp; &quot;?&quot;" office:value-type="string" office:string-value=" Muizz_ud_Din_Bantilan:0 ?Muizz ud Din Bantilan?">
            <text:p><text:s/>Muizz_ud_Din_Bantilan:0 ?Muizz ud Din Bantilan?</text:p>
          </table:table-cell>
        </table:table-row>
        <table:table-row table:style-name="ro1">
          <table:table-cell office:value-type="string">
            <text:p>Muizz_ul_Din</text:p>
          </table:table-cell>
          <table:table-cell office:value-type="string">
            <text:p>Muizz ul Din</text:p>
          </table:table-cell>
          <table:table-cell table:formula="of:=&quot; &quot; &amp; [.A314] &amp; &quot;:0 ?&quot; &amp; [.B314] &amp; &quot;?&quot;" office:value-type="string" office:string-value=" Muizz_ul_Din:0 ?Muizz ul Din?">
            <text:p><text:s/>Muizz_ul_Din:0 ?Muizz ul Din?</text:p>
          </table:table-cell>
        </table:table-row>
        <table:table-row table:style-name="ro1">
          <table:table-cell office:value-type="string">
            <text:p>Muizz_ul_Mutawadiin</text:p>
          </table:table-cell>
          <table:table-cell office:value-type="string">
            <text:p>Muizz ul Mutawadiin</text:p>
          </table:table-cell>
          <table:table-cell table:formula="of:=&quot; &quot; &amp; [.A315] &amp; &quot;:0 ?&quot; &amp; [.B315] &amp; &quot;?&quot;" office:value-type="string" office:string-value=" Muizz_ul_Mutawadiin:0 ?Muizz ul Mutawadiin?">
            <text:p><text:s/>Muizz_ul_Mutawadiin:0 ?Muizz ul Mutawadiin?</text:p>
          </table:table-cell>
        </table:table-row>
        <table:table-row table:style-name="ro1">
          <table:table-cell table:number-columns-repeated="2" office:value-type="string">
            <text:p>Muji</text:p>
          </table:table-cell>
          <table:table-cell table:formula="of:=&quot; &quot; &amp; [.A316] &amp; &quot;:0 ?&quot; &amp; [.B316] &amp; &quot;?&quot;" office:value-type="string" office:string-value=" Muji:0 ?Muji?">
            <text:p><text:s/>Muji:0 ?Muji?</text:p>
          </table:table-cell>
        </table:table-row>
        <table:table-row table:style-name="ro1">
          <table:table-cell table:number-columns-repeated="2" office:value-type="string">
            <text:p>Mujiono</text:p>
          </table:table-cell>
          <table:table-cell table:formula="of:=&quot; &quot; &amp; [.A317] &amp; &quot;:0 ?&quot; &amp; [.B317] &amp; &quot;?&quot;" office:value-type="string" office:string-value=" Mujiono:0 ?Mujiono?">
            <text:p><text:s/>Mujiono:0 ?Mujiono?</text:p>
          </table:table-cell>
        </table:table-row>
        <table:table-row table:style-name="ro1">
          <table:table-cell table:number-columns-repeated="2" office:value-type="string">
            <text:p>Mulia</text:p>
          </table:table-cell>
          <table:table-cell table:formula="of:=&quot; &quot; &amp; [.A318] &amp; &quot;:0 ?&quot; &amp; [.B318] &amp; &quot;?&quot;" office:value-type="string" office:string-value=" Mulia:0 ?Mulia?">
            <text:p><text:s/>Mulia:0 ?Mulia?</text:p>
          </table:table-cell>
        </table:table-row>
        <table:table-row table:style-name="ro1">
          <table:table-cell table:number-columns-repeated="2" office:value-type="string">
            <text:p>Mulyono</text:p>
          </table:table-cell>
          <table:table-cell table:formula="of:=&quot; &quot; &amp; [.A319] &amp; &quot;:0 ?&quot; &amp; [.B319] &amp; &quot;?&quot;" office:value-type="string" office:string-value=" Mulyono:0 ?Mulyono?">
            <text:p><text:s/>Mulyono:0 ?Mulyono?</text:p>
          </table:table-cell>
        </table:table-row>
        <table:table-row table:style-name="ro1">
          <table:table-cell table:number-columns-repeated="2" office:value-type="string">
            <text:p>Munah</text:p>
          </table:table-cell>
          <table:table-cell table:formula="of:=&quot; &quot; &amp; [.A320] &amp; &quot;:0 ?&quot; &amp; [.B320] &amp; &quot;?&quot;" office:value-type="string" office:string-value=" Munah:0 ?Munah?">
            <text:p><text:s/>Munah:0 ?Munah?</text:p>
          </table:table-cell>
        </table:table-row>
        <table:table-row table:style-name="ro1">
          <table:table-cell table:number-columns-repeated="2" office:value-type="string">
            <text:p>Murni</text:p>
          </table:table-cell>
          <table:table-cell table:formula="of:=&quot; &quot; &amp; [.A321] &amp; &quot;:0 ?&quot; &amp; [.B321] &amp; &quot;?&quot;" office:value-type="string" office:string-value=" Murni:0 ?Murni?">
            <text:p><text:s/>Murni:0 ?Murni?</text:p>
          </table:table-cell>
        </table:table-row>
        <table:table-row table:style-name="ro1">
          <table:table-cell table:number-columns-repeated="2" office:value-type="string">
            <text:p>Mursiyem</text:p>
          </table:table-cell>
          <table:table-cell table:formula="of:=&quot; &quot; &amp; [.A322] &amp; &quot;:0 ?&quot; &amp; [.B322] &amp; &quot;?&quot;" office:value-type="string" office:string-value=" Mursiyem:0 ?Mursiyem?">
            <text:p><text:s/>Mursiyem:0 ?Mursiyem?</text:p>
          </table:table-cell>
        </table:table-row>
        <table:table-row table:style-name="ro1">
          <table:table-cell office:value-type="string">
            <text:p>Mustafa_Shafi</text:p>
          </table:table-cell>
          <table:table-cell office:value-type="string">
            <text:p>Mustafa Shafi</text:p>
          </table:table-cell>
          <table:table-cell table:formula="of:=&quot; &quot; &amp; [.A323] &amp; &quot;:0 ?&quot; &amp; [.B323] &amp; &quot;?&quot;" office:value-type="string" office:string-value=" Mustafa_Shafi:0 ?Mustafa Shafi?">
            <text:p><text:s/>Mustafa_Shafi:0 ?Mustafa Shafi?</text:p>
          </table:table-cell>
        </table:table-row>
        <table:table-row table:style-name="ro1">
          <table:table-cell office:value-type="string">
            <text:p>Muwallit_Wasit</text:p>
          </table:table-cell>
          <table:table-cell office:value-type="string">
            <text:p>Muwallit Wasit</text:p>
          </table:table-cell>
          <table:table-cell table:formula="of:=&quot; &quot; &amp; [.A324] &amp; &quot;:0 ?&quot; &amp; [.B324] &amp; &quot;?&quot;" office:value-type="string" office:string-value=" Muwallit_Wasit:0 ?Muwallit Wasit?">
            <text:p><text:s/>Muwallit_Wasit:0 ?Muwallit Wasit?</text:p>
          </table:table-cell>
        </table:table-row>
        <table:table-row table:style-name="ro1">
          <table:table-cell office:value-type="string">
            <text:p>Muzaffar_Shh</text:p>
          </table:table-cell>
          <table:table-cell office:value-type="string">
            <text:p>Muzaffar Shâh</text:p>
          </table:table-cell>
          <table:table-cell table:formula="of:=&quot; &quot; &amp; [.A325] &amp; &quot;:0 ?&quot; &amp; [.B325] &amp; &quot;?&quot;" office:value-type="string" office:string-value=" Muzaffar_Shh:0 ?Muzaffar Shâh?">
            <text:p><text:s/>Muzaffar_Shh:0 ?Muzaffar Shâh?</text:p>
          </table:table-cell>
        </table:table-row>
        <table:table-row table:style-name="ro1">
          <table:table-cell table:number-columns-repeated="2" office:value-type="string">
            <text:p>Nabil</text:p>
          </table:table-cell>
          <table:table-cell table:formula="of:=&quot; &quot; &amp; [.A326] &amp; &quot;:0 ?&quot; &amp; [.B326] &amp; &quot;?&quot;" office:value-type="string" office:string-value=" Nabil:0 ?Nabil?">
            <text:p><text:s/>Nabil:0 ?Nabil?</text:p>
          </table:table-cell>
        </table:table-row>
        <table:table-row table:style-name="ro1">
          <table:table-cell table:number-columns-repeated="2" office:value-type="string">
            <text:p>Nanang</text:p>
          </table:table-cell>
          <table:table-cell table:formula="of:=&quot; &quot; &amp; [.A327] &amp; &quot;:0 ?&quot; &amp; [.B327] &amp; &quot;?&quot;" office:value-type="string" office:string-value=" Nanang:0 ?Nanang?">
            <text:p><text:s/>Nanang:0 ?Nanang?</text:p>
          </table:table-cell>
        </table:table-row>
        <table:table-row table:style-name="ro1">
          <table:table-cell office:value-type="string">
            <text:p>Nanihi</text:p>
          </table:table-cell>
          <table:table-cell table:formula="of:=[.A328]" office:value-type="string" office:string-value="Nanihi">
            <text:p>Nanihi</text:p>
          </table:table-cell>
          <table:table-cell table:formula="of:=&quot; &quot; &amp; [.A328] &amp; &quot;:0 ?&quot; &amp; [.B328] &amp; &quot;?&quot;" office:value-type="string" office:string-value=" Nanihi:0 ?Nanihi?">
            <text:p><text:s/>Nanihi:0 ?Nanihi?</text:p>
          </table:table-cell>
        </table:table-row>
        <table:table-row table:style-name="ro1">
          <table:table-cell office:value-type="string">
            <text:p>Nasir_ud_Din</text:p>
          </table:table-cell>
          <table:table-cell office:value-type="string">
            <text:p>Nasir ud Din </text:p>
          </table:table-cell>
          <table:table-cell table:formula="of:=&quot; &quot; &amp; [.A329] &amp; &quot;:0 ?&quot; &amp; [.B329] &amp; &quot;?&quot;" office:value-type="string" office:string-value=" Nasir_ud_Din:0 ?Nasir ud Din ?">
            <text:p><text:s/>Nasir_ud_Din:0 ?Nasir ud Din ?</text:p>
          </table:table-cell>
        </table:table-row>
        <table:table-row table:style-name="ro1">
          <table:table-cell office:value-type="string">
            <text:p>Nasr_ad_Dn</text:p>
          </table:table-cell>
          <table:table-cell office:value-type="string">
            <text:p>Nasr ad-Dîn</text:p>
          </table:table-cell>
          <table:table-cell table:formula="of:=&quot; &quot; &amp; [.A330] &amp; &quot;:0 ?&quot; &amp; [.B330] &amp; &quot;?&quot;" office:value-type="string" office:string-value=" Nasr_ad_Dn:0 ?Nasr ad-Dîn?">
            <text:p><text:s/>Nasr_ad_Dn:0 ?Nasr ad-Dîn?</text:p>
          </table:table-cell>
        </table:table-row>
        <table:table-row table:style-name="ro1">
          <table:table-cell table:number-columns-repeated="2" office:value-type="string">
            <text:p>Naufal</text:p>
          </table:table-cell>
          <table:table-cell table:formula="of:=&quot; &quot; &amp; [.A331] &amp; &quot;:0 ?&quot; &amp; [.B331] &amp; &quot;?&quot;" office:value-type="string" office:string-value=" Naufal:0 ?Naufal?">
            <text:p><text:s/>Naufal:0 ?Naufal?</text:p>
          </table:table-cell>
        </table:table-row>
        <table:table-row table:style-name="ro1">
          <table:table-cell table:number-columns-repeated="2" office:value-type="string">
            <text:p>Nawar</text:p>
          </table:table-cell>
          <table:table-cell table:formula="of:=&quot; &quot; &amp; [.A332] &amp; &quot;:0 ?&quot; &amp; [.B332] &amp; &quot;?&quot;" office:value-type="string" office:string-value=" Nawar:0 ?Nawar?">
            <text:p><text:s/>Nawar:0 ?Nawar?</text:p>
          </table:table-cell>
        </table:table-row>
        <table:table-row table:style-name="ro1">
          <table:table-cell table:number-columns-repeated="2" office:value-type="string">
            <text:p>Nerang</text:p>
          </table:table-cell>
          <table:table-cell table:formula="of:=&quot; &quot; &amp; [.A333] &amp; &quot;:0 ?&quot; &amp; [.B333] &amp; &quot;?&quot;" office:value-type="string" office:string-value=" Nerang:0 ?Nerang?">
            <text:p><text:s/>Nerang:0 ?Nerang?</text:p>
          </table:table-cell>
        </table:table-row>
        <table:table-row table:style-name="ro1">
          <table:table-cell table:number-columns-repeated="2" office:value-type="string">
            <text:p>Ngabdurohman</text:p>
          </table:table-cell>
          <table:table-cell table:formula="of:=&quot; &quot; &amp; [.A334] &amp; &quot;:0 ?&quot; &amp; [.B334] &amp; &quot;?&quot;" office:value-type="string" office:string-value=" Ngabdurohman:0 ?Ngabdurohman?">
            <text:p><text:s/>Ngabdurohman:0 ?Ngabdurohman?</text:p>
          </table:table-cell>
        </table:table-row>
        <table:table-row table:style-name="ro1">
          <table:table-cell table:number-columns-repeated="2" office:value-type="string">
            <text:p>Ngurawan</text:p>
          </table:table-cell>
          <table:table-cell table:formula="of:=&quot; &quot; &amp; [.A335] &amp; &quot;:0 ?&quot; &amp; [.B335] &amp; &quot;?&quot;" office:value-type="string" office:string-value=" Ngurawan:0 ?Ngurawan?">
            <text:p><text:s/>Ngurawan:0 ?Ngurawan?</text:p>
          </table:table-cell>
        </table:table-row>
        <table:table-row table:style-name="ro1">
          <table:table-cell table:number-columns-repeated="2" office:value-type="string">
            <text:p>Nilam</text:p>
          </table:table-cell>
          <table:table-cell table:formula="of:=&quot; &quot; &amp; [.A336] &amp; &quot;:0 ?&quot; &amp; [.B336] &amp; &quot;?&quot;" office:value-type="string" office:string-value=" Nilam:0 ?Nilam?">
            <text:p><text:s/>Nilam:0 ?Nilam?</text:p>
          </table:table-cell>
        </table:table-row>
        <table:table-row table:style-name="ro1">
          <table:table-cell table:number-columns-repeated="2" office:value-type="string">
            <text:p>Ningsih</text:p>
          </table:table-cell>
          <table:table-cell table:formula="of:=&quot; &quot; &amp; [.A337] &amp; &quot;:0 ?&quot; &amp; [.B337] &amp; &quot;?&quot;" office:value-type="string" office:string-value=" Ningsih:0 ?Ningsih?">
            <text:p><text:s/>Ningsih:0 ?Ningsih?</text:p>
          </table:table-cell>
        </table:table-row>
        <table:table-row table:style-name="ro1">
          <table:table-cell table:number-columns-repeated="2" office:value-type="string">
            <text:p>Nirmala</text:p>
          </table:table-cell>
          <table:table-cell table:formula="of:=&quot; &quot; &amp; [.A338] &amp; &quot;:0 ?&quot; &amp; [.B338] &amp; &quot;?&quot;" office:value-type="string" office:string-value=" Nirmala:0 ?Nirmala?">
            <text:p><text:s/>Nirmala:0 ?Nirmala?</text:p>
          </table:table-cell>
        </table:table-row>
        <table:table-row table:style-name="ro1">
          <table:table-cell table:number-columns-repeated="2" office:value-type="string">
            <text:p>Nirwanto</text:p>
          </table:table-cell>
          <table:table-cell table:formula="of:=&quot; &quot; &amp; [.A339] &amp; &quot;:0 ?&quot; &amp; [.B339] &amp; &quot;?&quot;" office:value-type="string" office:string-value=" Nirwanto:0 ?Nirwanto?">
            <text:p><text:s/>Nirwanto:0 ?Nirwanto?</text:p>
          </table:table-cell>
        </table:table-row>
        <table:table-row table:style-name="ro1">
          <table:table-cell table:number-columns-repeated="2" office:value-type="string">
            <text:p>Noh</text:p>
          </table:table-cell>
          <table:table-cell table:formula="of:=&quot; &quot; &amp; [.A340] &amp; &quot;:0 ?&quot; &amp; [.B340] &amp; &quot;?&quot;" office:value-type="string" office:string-value=" Noh:0 ?Noh?">
            <text:p><text:s/>Noh:0 ?Noh?</text:p>
          </table:table-cell>
        </table:table-row>
        <table:table-row table:style-name="ro1">
          <table:table-cell table:number-columns-repeated="2" office:value-type="string">
            <text:p>Nugroho</text:p>
          </table:table-cell>
          <table:table-cell table:formula="of:=&quot; &quot; &amp; [.A341] &amp; &quot;:0 ?&quot; &amp; [.B341] &amp; &quot;?&quot;" office:value-type="string" office:string-value=" Nugroho:0 ?Nugroho?">
            <text:p><text:s/>Nugroho:0 ?Nugroho?</text:p>
          </table:table-cell>
        </table:table-row>
        <table:table-row table:style-name="ro1">
          <table:table-cell table:number-columns-repeated="2" office:value-type="string">
            <text:p>Nur</text:p>
          </table:table-cell>
          <table:table-cell table:formula="of:=&quot; &quot; &amp; [.A342] &amp; &quot;:0 ?&quot; &amp; [.B342] &amp; &quot;?&quot;" office:value-type="string" office:string-value=" Nur:0 ?Nur?">
            <text:p><text:s/>Nur:0 ?Nur?</text:p>
          </table:table-cell>
        </table:table-row>
        <table:table-row table:style-name="ro1">
          <table:table-cell office:value-type="string">
            <text:p>Nuutea</text:p>
          </table:table-cell>
          <table:table-cell table:formula="of:=[.A343]" office:value-type="string" office:string-value="Nuutea">
            <text:p>Nuutea</text:p>
          </table:table-cell>
          <table:table-cell table:formula="of:=&quot; &quot; &amp; [.A343] &amp; &quot;:0 ?&quot; &amp; [.B343] &amp; &quot;?&quot;" office:value-type="string" office:string-value=" Nuutea:0 ?Nuutea?">
            <text:p><text:s/>Nuutea:0 ?Nuutea?</text:p>
          </table:table-cell>
        </table:table-row>
        <table:table-row table:style-name="ro1">
          <table:table-cell office:value-type="string">
            <text:p>Nuutea</text:p>
          </table:table-cell>
          <table:table-cell table:formula="of:=[.A344]" office:value-type="string" office:string-value="Nuutea">
            <text:p>Nuutea</text:p>
          </table:table-cell>
          <table:table-cell table:formula="of:=&quot; &quot; &amp; [.A344] &amp; &quot;:0 ?&quot; &amp; [.B344] &amp; &quot;?&quot;" office:value-type="string" office:string-value=" Nuutea:0 ?Nuutea?">
            <text:p><text:s/>Nuutea:0 ?Nuutea?</text:p>
          </table:table-cell>
        </table:table-row>
        <table:table-row table:style-name="ro1">
          <table:table-cell table:number-columns-repeated="2" office:value-type="string">
            <text:p>Omar</text:p>
          </table:table-cell>
          <table:table-cell table:formula="of:=&quot; &quot; &amp; [.A345] &amp; &quot;:0 ?&quot; &amp; [.B345] &amp; &quot;?&quot;" office:value-type="string" office:string-value=" Omar:0 ?Omar?">
            <text:p><text:s/>Omar:0 ?Omar?</text:p>
          </table:table-cell>
        </table:table-row>
        <table:table-row table:style-name="ro1">
          <table:table-cell office:value-type="string">
            <text:p>Orama</text:p>
          </table:table-cell>
          <table:table-cell table:formula="of:=[.A346]" office:value-type="string" office:string-value="Orama">
            <text:p>Orama</text:p>
          </table:table-cell>
          <table:table-cell table:formula="of:=&quot; &quot; &amp; [.A346] &amp; &quot;:0 ?&quot; &amp; [.B346] &amp; &quot;?&quot;" office:value-type="string" office:string-value=" Orama:0 ?Orama?">
            <text:p><text:s/>Orama:0 ?Orama?</text:p>
          </table:table-cell>
        </table:table-row>
        <table:table-row table:style-name="ro1">
          <table:table-cell table:number-columns-repeated="2" office:value-type="string">
            <text:p>Osman</text:p>
          </table:table-cell>
          <table:table-cell table:formula="of:=&quot; &quot; &amp; [.A347] &amp; &quot;:0 ?&quot; &amp; [.B347] &amp; &quot;?&quot;" office:value-type="string" office:string-value=" Osman:0 ?Osman?">
            <text:p><text:s/>Osman:0 ?Osman?</text:p>
          </table:table-cell>
        </table:table-row>
        <table:table-row table:style-name="ro1">
          <table:table-cell office:value-type="string">
            <text:p>Pagarruyung</text:p>
          </table:table-cell>
          <table:table-cell table:formula="of:=[.A348]" office:value-type="string" office:string-value="Pagarruyung">
            <text:p>Pagarruyung</text:p>
          </table:table-cell>
          <table:table-cell table:formula="of:=&quot; &quot; &amp; [.A348] &amp; &quot;:0 ?&quot; &amp; [.B348] &amp; &quot;?&quot;" office:value-type="string" office:string-value=" Pagarruyung:0 ?Pagarruyung?">
            <text:p><text:s/>Pagarruyung:0 ?Pagarruyung?</text:p>
          </table:table-cell>
        </table:table-row>
        <table:table-row table:style-name="ro1">
          <table:table-cell office:value-type="string">
            <text:p>Pahang</text:p>
          </table:table-cell>
          <table:table-cell table:formula="of:=[.A349]" office:value-type="string" office:string-value="Pahang">
            <text:p>Pahang</text:p>
          </table:table-cell>
          <table:table-cell table:formula="of:=&quot; &quot; &amp; [.A349] &amp; &quot;:0 ?&quot; &amp; [.B349] &amp; &quot;?&quot;" office:value-type="string" office:string-value=" Pahang:0 ?Pahang?">
            <text:p><text:s/>Pahang:0 ?Pahang?</text:p>
          </table:table-cell>
        </table:table-row>
        <table:table-row table:style-name="ro1">
          <table:table-cell office:value-type="string">
            <text:p>Palawan</text:p>
          </table:table-cell>
          <table:table-cell table:formula="of:=[.A350]" office:value-type="string" office:string-value="Palawan">
            <text:p>Palawan</text:p>
          </table:table-cell>
          <table:table-cell table:formula="of:=&quot; &quot; &amp; [.A350] &amp; &quot;:0 ?&quot; &amp; [.B350] &amp; &quot;?&quot;" office:value-type="string" office:string-value=" Palawan:0 ?Palawan?">
            <text:p><text:s/>Palawan:0 ?Palawan?</text:p>
          </table:table-cell>
        </table:table-row>
        <table:table-row table:style-name="ro1">
          <table:table-cell office:value-type="string">
            <text:p>Palembang</text:p>
          </table:table-cell>
          <table:table-cell table:formula="of:=[.A351]" office:value-type="string" office:string-value="Palembang">
            <text:p>Palembang</text:p>
          </table:table-cell>
          <table:table-cell table:formula="of:=&quot; &quot; &amp; [.A351] &amp; &quot;:0 ?&quot; &amp; [.B351] &amp; &quot;?&quot;" office:value-type="string" office:string-value=" Palembang:0 ?Palembang?">
            <text:p><text:s/>Palembang:0 ?Palembang?</text:p>
          </table:table-cell>
        </table:table-row>
        <table:table-row table:style-name="ro1">
          <table:table-cell office:value-type="string">
            <text:p>Palopo</text:p>
          </table:table-cell>
          <table:table-cell table:formula="of:=[.A352]" office:value-type="string" office:string-value="Palopo">
            <text:p>Palopo</text:p>
          </table:table-cell>
          <table:table-cell table:formula="of:=&quot; &quot; &amp; [.A352] &amp; &quot;:0 ?&quot; &amp; [.B352] &amp; &quot;?&quot;" office:value-type="string" office:string-value=" Palopo:0 ?Palopo?">
            <text:p><text:s/>Palopo:0 ?Palopo?</text:p>
          </table:table-cell>
        </table:table-row>
        <table:table-row table:style-name="ro1">
          <table:table-cell office:value-type="string">
            <text:p>Palu</text:p>
          </table:table-cell>
          <table:table-cell table:formula="of:=[.A353]" office:value-type="string" office:string-value="Palu">
            <text:p>Palu</text:p>
          </table:table-cell>
          <table:table-cell table:formula="of:=&quot; &quot; &amp; [.A353] &amp; &quot;:0 ?&quot; &amp; [.B353] &amp; &quot;?&quot;" office:value-type="string" office:string-value=" Palu:0 ?Palu?">
            <text:p><text:s/>Palu:0 ?Palu?</text:p>
          </table:table-cell>
        </table:table-row>
        <table:table-row table:style-name="ro1">
          <table:table-cell table:number-columns-repeated="2" office:value-type="string">
            <text:p>Pamungkas</text:p>
          </table:table-cell>
          <table:table-cell table:formula="of:=&quot; &quot; &amp; [.A354] &amp; &quot;:0 ?&quot; &amp; [.B354] &amp; &quot;?&quot;" office:value-type="string" office:string-value=" Pamungkas:0 ?Pamungkas?">
            <text:p><text:s/>Pamungkas:0 ?Pamungkas?</text:p>
          </table:table-cell>
        </table:table-row>
        <table:table-row table:style-name="ro1">
          <table:table-cell office:value-type="string">
            <text:p>Pan_Lo</text:p>
          </table:table-cell>
          <table:table-cell office:value-type="string">
            <text:p>P'an-Lo</text:p>
          </table:table-cell>
          <table:table-cell table:formula="of:=&quot; &quot; &amp; [.A355] &amp; &quot;:0 ?&quot; &amp; [.B355] &amp; &quot;?&quot;" office:value-type="string" office:string-value=" Pan_Lo:0 ?P'an-Lo?">
            <text:p><text:s/>Pan_Lo:0 ?P'an-Lo?</text:p>
          </table:table-cell>
        </table:table-row>
        <table:table-row table:style-name="ro1">
          <table:table-cell office:value-type="string">
            <text:p>Panay</text:p>
          </table:table-cell>
          <table:table-cell table:formula="of:=[.A356]" office:value-type="string" office:string-value="Panay">
            <text:p>Panay</text:p>
          </table:table-cell>
          <table:table-cell table:formula="of:=&quot; &quot; &amp; [.A356] &amp; &quot;:0 ?&quot; &amp; [.B356] &amp; &quot;?&quot;" office:value-type="string" office:string-value=" Panay:0 ?Panay?">
            <text:p><text:s/>Panay:0 ?Panay?</text:p>
          </table:table-cell>
        </table:table-row>
        <table:table-row table:style-name="ro1">
          <table:table-cell table:number-columns-repeated="2" office:value-type="string">
            <text:p>Parabung</text:p>
          </table:table-cell>
          <table:table-cell table:formula="of:=&quot; &quot; &amp; [.A357] &amp; &quot;:0 ?&quot; &amp; [.B357] &amp; &quot;?&quot;" office:value-type="string" office:string-value=" Parabung:0 ?Parabung?">
            <text:p><text:s/>Parabung:0 ?Parabung?</text:p>
          </table:table-cell>
        </table:table-row>
        <table:table-row table:style-name="ro1">
          <table:table-cell table:number-columns-repeated="2" office:value-type="string">
            <text:p>Paramesvara</text:p>
          </table:table-cell>
          <table:table-cell table:formula="of:=&quot; &quot; &amp; [.A358] &amp; &quot;:0 ?&quot; &amp; [.B358] &amp; &quot;?&quot;" office:value-type="string" office:string-value=" Paramesvara:0 ?Paramesvara?">
            <text:p><text:s/>Paramesvara:0 ?Paramesvara?</text:p>
          </table:table-cell>
        </table:table-row>
        <table:table-row table:style-name="ro1">
          <table:table-cell office:value-type="string">
            <text:p>Pasai</text:p>
          </table:table-cell>
          <table:table-cell table:formula="of:=[.A359]" office:value-type="string" office:string-value="Pasai">
            <text:p>Pasai</text:p>
          </table:table-cell>
          <table:table-cell table:formula="of:=&quot; &quot; &amp; [.A359] &amp; &quot;:0 ?&quot; &amp; [.B359] &amp; &quot;?&quot;" office:value-type="string" office:string-value=" Pasai:0 ?Pasai?">
            <text:p><text:s/>Pasai:0 ?Pasai?</text:p>
          </table:table-cell>
        </table:table-row>
        <table:table-row table:style-name="ro1">
          <table:table-cell office:value-type="string">
            <text:p>Pattani</text:p>
          </table:table-cell>
          <table:table-cell table:formula="of:=[.A360]" office:value-type="string" office:string-value="Pattani">
            <text:p>Pattani</text:p>
          </table:table-cell>
          <table:table-cell table:formula="of:=&quot; &quot; &amp; [.A360] &amp; &quot;:0 ?&quot; &amp; [.B360] &amp; &quot;?&quot;" office:value-type="string" office:string-value=" Pattani:0 ?Pattani?">
            <text:p><text:s/>Pattani:0 ?Pattani?</text:p>
          </table:table-cell>
        </table:table-row>
        <table:table-row table:style-name="ro1">
          <table:table-cell office:value-type="string">
            <text:p>Pear</text:p>
          </table:table-cell>
          <table:table-cell table:formula="of:=[.A361]" office:value-type="string" office:string-value="Pear">
            <text:p>Pear</text:p>
          </table:table-cell>
          <table:table-cell table:formula="of:=&quot; &quot; &amp; [.A361] &amp; &quot;:0 ?&quot; &amp; [.B361] &amp; &quot;?&quot;" office:value-type="string" office:string-value=" Pear:0 ?Pear?">
            <text:p><text:s/>Pear:0 ?Pear?</text:p>
          </table:table-cell>
        </table:table-row>
        <table:table-row table:style-name="ro1">
          <table:table-cell office:value-type="string">
            <text:p>Perak</text:p>
          </table:table-cell>
          <table:table-cell table:formula="of:=[.A362]" office:value-type="string" office:string-value="Perak">
            <text:p>Perak</text:p>
          </table:table-cell>
          <table:table-cell table:formula="of:=&quot; &quot; &amp; [.A362] &amp; &quot;:0 ?&quot; &amp; [.B362] &amp; &quot;?&quot;" office:value-type="string" office:string-value=" Perak:0 ?Perak?">
            <text:p><text:s/>Perak:0 ?Perak?</text:p>
          </table:table-cell>
        </table:table-row>
        <table:table-row table:style-name="ro1">
          <table:table-cell table:number-columns-repeated="2" office:value-type="string">
            <text:p>Perang</text:p>
          </table:table-cell>
          <table:table-cell table:formula="of:=&quot; &quot; &amp; [.A363] &amp; &quot;:0 ?&quot; &amp; [.B363] &amp; &quot;?&quot;" office:value-type="string" office:string-value=" Perang:0 ?Perang?">
            <text:p><text:s/>Perang:0 ?Perang?</text:p>
          </table:table-cell>
        </table:table-row>
        <table:table-row table:style-name="ro1">
          <table:table-cell table:number-columns-repeated="2" office:value-type="string">
            <text:p>Pertiwi</text:p>
          </table:table-cell>
          <table:table-cell table:formula="of:=&quot; &quot; &amp; [.A364] &amp; &quot;:0 ?&quot; &amp; [.B364] &amp; &quot;?&quot;" office:value-type="string" office:string-value=" Pertiwi:0 ?Pertiwi?">
            <text:p><text:s/>Pertiwi:0 ?Pertiwi?</text:p>
          </table:table-cell>
        </table:table-row>
        <table:table-row table:style-name="ro1">
          <table:table-cell table:number-columns-repeated="2" office:value-type="string">
            <text:p>Perwira</text:p>
          </table:table-cell>
          <table:table-cell table:formula="of:=&quot; &quot; &amp; [.A365] &amp; &quot;:0 ?&quot; &amp; [.B365] &amp; &quot;?&quot;" office:value-type="string" office:string-value=" Perwira:0 ?Perwira?">
            <text:p><text:s/>Perwira:0 ?Perwira?</text:p>
          </table:table-cell>
        </table:table-row>
        <table:table-row table:style-name="ro1">
          <table:table-cell office:value-type="string">
            <text:p>Poe</text:p>
          </table:table-cell>
          <table:table-cell table:formula="of:=[.A366]" office:value-type="string" office:string-value="Poe">
            <text:p>Poe</text:p>
          </table:table-cell>
          <table:table-cell table:formula="of:=&quot; &quot; &amp; [.A366] &amp; &quot;:0 ?&quot; &amp; [.B366] &amp; &quot;?&quot;" office:value-type="string" office:string-value=" Poe:0 ?Poe?">
            <text:p><text:s/>Poe:0 ?Poe?</text:p>
          </table:table-cell>
        </table:table-row>
        <table:table-row table:style-name="ro1">
          <table:table-cell office:value-type="string">
            <text:p>Poehina</text:p>
          </table:table-cell>
          <table:table-cell table:formula="of:=[.A367]" office:value-type="string" office:string-value="Poehina">
            <text:p>Poehina</text:p>
          </table:table-cell>
          <table:table-cell table:formula="of:=&quot; &quot; &amp; [.A367] &amp; &quot;:0 ?&quot; &amp; [.B367] &amp; &quot;?&quot;" office:value-type="string" office:string-value=" Poehina:0 ?Poehina?">
            <text:p><text:s/>Poehina:0 ?Poehina?</text:p>
          </table:table-cell>
        </table:table-row>
        <table:table-row table:style-name="ro1">
          <table:table-cell office:value-type="string">
            <text:p>Poenui</text:p>
          </table:table-cell>
          <table:table-cell table:formula="of:=[.A368]" office:value-type="string" office:string-value="Poenui">
            <text:p>Poenui</text:p>
          </table:table-cell>
          <table:table-cell table:formula="of:=&quot; &quot; &amp; [.A368] &amp; &quot;:0 ?&quot; &amp; [.B368] &amp; &quot;?&quot;" office:value-type="string" office:string-value=" Poenui:0 ?Poenui?">
            <text:p><text:s/>Poenui:0 ?Poenui?</text:p>
          </table:table-cell>
        </table:table-row>
        <table:table-row table:style-name="ro1">
          <table:table-cell office:value-type="string">
            <text:p>Poerava</text:p>
          </table:table-cell>
          <table:table-cell table:formula="of:=[.A369]" office:value-type="string" office:string-value="Poerava">
            <text:p>Poerava</text:p>
          </table:table-cell>
          <table:table-cell table:formula="of:=&quot; &quot; &amp; [.A369] &amp; &quot;:0 ?&quot; &amp; [.B369] &amp; &quot;?&quot;" office:value-type="string" office:string-value=" Poerava:0 ?Poerava?">
            <text:p><text:s/>Poerava:0 ?Poerava?</text:p>
          </table:table-cell>
        </table:table-row>
        <table:table-row table:style-name="ro1">
          <table:table-cell office:value-type="string">
            <text:p>Poso</text:p>
          </table:table-cell>
          <table:table-cell table:formula="of:=[.A370]" office:value-type="string" office:string-value="Poso">
            <text:p>Poso</text:p>
          </table:table-cell>
          <table:table-cell table:formula="of:=&quot; &quot; &amp; [.A370] &amp; &quot;:0 ?&quot; &amp; [.B370] &amp; &quot;?&quot;" office:value-type="string" office:string-value=" Poso:0 ?Poso?">
            <text:p><text:s/>Poso:0 ?Poso?</text:p>
          </table:table-cell>
        </table:table-row>
        <table:table-row table:style-name="ro1">
          <table:table-cell table:number-columns-repeated="2" office:value-type="string">
            <text:p>Prabowo</text:p>
          </table:table-cell>
          <table:table-cell table:formula="of:=&quot; &quot; &amp; [.A371] &amp; &quot;:0 ?&quot; &amp; [.B371] &amp; &quot;?&quot;" office:value-type="string" office:string-value=" Prabowo:0 ?Prabowo?">
            <text:p><text:s/>Prabowo:0 ?Prabowo?</text:p>
          </table:table-cell>
        </table:table-row>
        <table:table-row table:style-name="ro1">
          <table:table-cell table:number-columns-repeated="2" office:value-type="string">
            <text:p>Prasetyo</text:p>
          </table:table-cell>
          <table:table-cell table:formula="of:=&quot; &quot; &amp; [.A372] &amp; &quot;:0 ?&quot; &amp; [.B372] &amp; &quot;?&quot;" office:value-type="string" office:string-value=" Prasetyo:0 ?Prasetyo?">
            <text:p><text:s/>Prasetyo:0 ?Prasetyo?</text:p>
          </table:table-cell>
        </table:table-row>
        <table:table-row table:style-name="ro1">
          <table:table-cell table:number-columns-repeated="2" office:value-type="string">
            <text:p>Prayitno</text:p>
          </table:table-cell>
          <table:table-cell table:formula="of:=&quot; &quot; &amp; [.A373] &amp; &quot;:0 ?&quot; &amp; [.B373] &amp; &quot;?&quot;" office:value-type="string" office:string-value=" Prayitno:0 ?Prayitno?">
            <text:p><text:s/>Prayitno:0 ?Prayitno?</text:p>
          </table:table-cell>
        </table:table-row>
        <table:table-row table:style-name="ro1">
          <table:table-cell table:number-columns-repeated="2" office:value-type="string">
            <text:p>Prijono</text:p>
          </table:table-cell>
          <table:table-cell table:formula="of:=&quot; &quot; &amp; [.A374] &amp; &quot;:0 ?&quot; &amp; [.B374] &amp; &quot;?&quot;" office:value-type="string" office:string-value=" Prijono:0 ?Prijono?">
            <text:p><text:s/>Prijono:0 ?Prijono?</text:p>
          </table:table-cell>
        </table:table-row>
        <table:table-row table:style-name="ro1">
          <table:table-cell table:number-columns-repeated="2" office:value-type="string">
            <text:p>Prinia</text:p>
          </table:table-cell>
          <table:table-cell table:formula="of:=&quot; &quot; &amp; [.A375] &amp; &quot;:0 ?&quot; &amp; [.B375] &amp; &quot;?&quot;" office:value-type="string" office:string-value=" Prinia:0 ?Prinia?">
            <text:p><text:s/>Prinia:0 ?Prinia?</text:p>
          </table:table-cell>
        </table:table-row>
        <table:table-row table:style-name="ro1">
          <table:table-cell table:number-columns-repeated="2" office:value-type="string">
            <text:p>Priono</text:p>
          </table:table-cell>
          <table:table-cell table:formula="of:=&quot; &quot; &amp; [.A376] &amp; &quot;:0 ?&quot; &amp; [.B376] &amp; &quot;?&quot;" office:value-type="string" office:string-value=" Priono:0 ?Priono?">
            <text:p><text:s/>Priono:0 ?Priono?</text:p>
          </table:table-cell>
        </table:table-row>
        <table:table-row table:style-name="ro1">
          <table:table-cell table:number-columns-repeated="2" office:value-type="string">
            <text:p>Priyanto</text:p>
          </table:table-cell>
          <table:table-cell table:formula="of:=&quot; &quot; &amp; [.A377] &amp; &quot;:0 ?&quot; &amp; [.B377] &amp; &quot;?&quot;" office:value-type="string" office:string-value=" Priyanto:0 ?Priyanto?">
            <text:p><text:s/>Priyanto:0 ?Priyanto?</text:p>
          </table:table-cell>
        </table:table-row>
        <table:table-row table:style-name="ro1">
          <table:table-cell table:number-columns-repeated="2" office:value-type="string">
            <text:p>Priyo</text:p>
          </table:table-cell>
          <table:table-cell table:formula="of:=&quot; &quot; &amp; [.A378] &amp; &quot;:0 ?&quot; &amp; [.B378] &amp; &quot;?&quot;" office:value-type="string" office:string-value=" Priyo:0 ?Priyo?">
            <text:p><text:s/>Priyo:0 ?Priyo?</text:p>
          </table:table-cell>
        </table:table-row>
        <table:table-row table:style-name="ro1">
          <table:table-cell table:number-columns-repeated="2" office:value-type="string">
            <text:p>Priyono</text:p>
          </table:table-cell>
          <table:table-cell table:formula="of:=&quot; &quot; &amp; [.A379] &amp; &quot;:0 ?&quot; &amp; [.B379] &amp; &quot;?&quot;" office:value-type="string" office:string-value=" Priyono:0 ?Priyono?">
            <text:p><text:s/>Priyono:0 ?Priyono?</text:p>
          </table:table-cell>
        </table:table-row>
        <table:table-row table:style-name="ro1">
          <table:table-cell office:value-type="string">
            <text:p>Puaiti</text:p>
          </table:table-cell>
          <table:table-cell table:formula="of:=[.A380]" office:value-type="string" office:string-value="Puaiti">
            <text:p>Puaiti</text:p>
          </table:table-cell>
          <table:table-cell table:formula="of:=&quot; &quot; &amp; [.A380] &amp; &quot;:0 ?&quot; &amp; [.B380] &amp; &quot;?&quot;" office:value-type="string" office:string-value=" Puaiti:0 ?Puaiti?">
            <text:p><text:s/>Puaiti:0 ?Puaiti?</text:p>
          </table:table-cell>
        </table:table-row>
        <table:table-row table:style-name="ro1">
          <table:table-cell office:value-type="string">
            <text:p>Puatea</text:p>
          </table:table-cell>
          <table:table-cell table:formula="of:=[.A381]" office:value-type="string" office:string-value="Puatea">
            <text:p>Puatea</text:p>
          </table:table-cell>
          <table:table-cell table:formula="of:=&quot; &quot; &amp; [.A381] &amp; &quot;:0 ?&quot; &amp; [.B381] &amp; &quot;?&quot;" office:value-type="string" office:string-value=" Puatea:0 ?Puatea?">
            <text:p><text:s/>Puatea:0 ?Puatea?</text:p>
          </table:table-cell>
        </table:table-row>
        <table:table-row table:style-name="ro1">
          <table:table-cell office:value-type="string">
            <text:p>Puaura</text:p>
          </table:table-cell>
          <table:table-cell table:formula="of:=[.A382]" office:value-type="string" office:string-value="Puaura">
            <text:p>Puaura</text:p>
          </table:table-cell>
          <table:table-cell table:formula="of:=&quot; &quot; &amp; [.A382] &amp; &quot;:0 ?&quot; &amp; [.B382] &amp; &quot;?&quot;" office:value-type="string" office:string-value=" Puaura:0 ?Puaura?">
            <text:p><text:s/>Puaura:0 ?Puaura?</text:p>
          </table:table-cell>
        </table:table-row>
        <table:table-row table:style-name="ro1">
          <table:table-cell table:number-columns-repeated="2" office:value-type="string">
            <text:p>Pulukadang</text:p>
          </table:table-cell>
          <table:table-cell table:formula="of:=&quot; &quot; &amp; [.A383] &amp; &quot;:0 ?&quot; &amp; [.B383] &amp; &quot;?&quot;" office:value-type="string" office:string-value=" Pulukadang:0 ?Pulukadang?">
            <text:p><text:s/>Pulukadang:0 ?Pulukadang?</text:p>
          </table:table-cell>
        </table:table-row>
        <table:table-row table:style-name="ro1">
          <table:table-cell table:number-columns-repeated="2" office:value-type="string">
            <text:p>Purnomo</text:p>
          </table:table-cell>
          <table:table-cell table:formula="of:=&quot; &quot; &amp; [.A384] &amp; &quot;:0 ?&quot; &amp; [.B384] &amp; &quot;?&quot;" office:value-type="string" office:string-value=" Purnomo:0 ?Purnomo?">
            <text:p><text:s/>Purnomo:0 ?Purnomo?</text:p>
          </table:table-cell>
        </table:table-row>
        <table:table-row table:style-name="ro1">
          <table:table-cell table:number-columns-repeated="2" office:value-type="string">
            <text:p>Puspa</text:p>
          </table:table-cell>
          <table:table-cell table:formula="of:=&quot; &quot; &amp; [.A385] &amp; &quot;:0 ?&quot; &amp; [.B385] &amp; &quot;?&quot;" office:value-type="string" office:string-value=" Puspa:0 ?Puspa?">
            <text:p><text:s/>Puspa:0 ?Puspa?</text:p>
          </table:table-cell>
        </table:table-row>
        <table:table-row table:style-name="ro1">
          <table:table-cell table:number-columns-repeated="2" office:value-type="string">
            <text:p>Puspasari</text:p>
          </table:table-cell>
          <table:table-cell table:formula="of:=&quot; &quot; &amp; [.A386] &amp; &quot;:0 ?&quot; &amp; [.B386] &amp; &quot;?&quot;" office:value-type="string" office:string-value=" Puspasari:0 ?Puspasari?">
            <text:p><text:s/>Puspasari:0 ?Puspasari?</text:p>
          </table:table-cell>
        </table:table-row>
        <table:table-row table:style-name="ro1">
          <table:table-cell table:number-columns-repeated="2" office:value-type="string">
            <text:p>Puspawangi</text:p>
          </table:table-cell>
          <table:table-cell table:formula="of:=&quot; &quot; &amp; [.A387] &amp; &quot;:0 ?&quot; &amp; [.B387] &amp; &quot;?&quot;" office:value-type="string" office:string-value=" Puspawangi:0 ?Puspawangi?">
            <text:p><text:s/>Puspawangi:0 ?Puspawangi?</text:p>
          </table:table-cell>
        </table:table-row>
        <table:table-row table:style-name="ro1">
          <table:table-cell table:number-columns-repeated="2" office:value-type="string">
            <text:p>Puspawati</text:p>
          </table:table-cell>
          <table:table-cell table:formula="of:=&quot; &quot; &amp; [.A388] &amp; &quot;:0 ?&quot; &amp; [.B388] &amp; &quot;?&quot;" office:value-type="string" office:string-value=" Puspawati:0 ?Puspawati?">
            <text:p><text:s/>Puspawati:0 ?Puspawati?</text:p>
          </table:table-cell>
        </table:table-row>
        <table:table-row table:style-name="ro1">
          <table:table-cell table:number-columns-repeated="2" office:value-type="string">
            <text:p>Putera</text:p>
          </table:table-cell>
          <table:table-cell table:formula="of:=&quot; &quot; &amp; [.A389] &amp; &quot;:0 ?&quot; &amp; [.B389] &amp; &quot;?&quot;" office:value-type="string" office:string-value=" Putera:0 ?Putera?">
            <text:p><text:s/>Putera:0 ?Putera?</text:p>
          </table:table-cell>
        </table:table-row>
        <table:table-row table:style-name="ro1">
          <table:table-cell table:number-columns-repeated="2" office:value-type="string">
            <text:p>Puteri</text:p>
          </table:table-cell>
          <table:table-cell table:formula="of:=&quot; &quot; &amp; [.A390] &amp; &quot;:0 ?&quot; &amp; [.B390] &amp; &quot;?&quot;" office:value-type="string" office:string-value=" Puteri:0 ?Puteri?">
            <text:p><text:s/>Puteri:0 ?Puteri?</text:p>
          </table:table-cell>
        </table:table-row>
        <table:table-row table:style-name="ro1">
          <table:table-cell table:number-columns-repeated="2" office:value-type="string">
            <text:p>Putra</text:p>
          </table:table-cell>
          <table:table-cell table:formula="of:=&quot; &quot; &amp; [.A391] &amp; &quot;:0 ?&quot; &amp; [.B391] &amp; &quot;?&quot;" office:value-type="string" office:string-value=" Putra:0 ?Putra?">
            <text:p><text:s/>Putra:0 ?Putra?</text:p>
          </table:table-cell>
        </table:table-row>
        <table:table-row table:style-name="ro1">
          <table:table-cell table:number-columns-repeated="2" office:value-type="string">
            <text:p>Putri</text:p>
          </table:table-cell>
          <table:table-cell table:formula="of:=&quot; &quot; &amp; [.A392] &amp; &quot;:0 ?&quot; &amp; [.B392] &amp; &quot;?&quot;" office:value-type="string" office:string-value=" Putri:0 ?Putri?">
            <text:p><text:s/>Putri:0 ?Putri?</text:p>
          </table:table-cell>
        </table:table-row>
        <table:table-row table:style-name="ro1">
          <table:table-cell table:number-columns-repeated="2" office:value-type="string">
            <text:p>Putro</text:p>
          </table:table-cell>
          <table:table-cell table:formula="of:=&quot; &quot; &amp; [.A393] &amp; &quot;:0 ?&quot; &amp; [.B393] &amp; &quot;?&quot;" office:value-type="string" office:string-value=" Putro:0 ?Putro?">
            <text:p><text:s/>Putro:0 ?Putro?</text:p>
          </table:table-cell>
        </table:table-row>
        <table:table-row table:style-name="ro1">
          <table:table-cell table:number-columns-repeated="2" office:value-type="string">
            <text:p>Rabu</text:p>
          </table:table-cell>
          <table:table-cell table:formula="of:=&quot; &quot; &amp; [.A394] &amp; &quot;:0 ?&quot; &amp; [.B394] &amp; &quot;?&quot;" office:value-type="string" office:string-value=" Rabu:0 ?Rabu?">
            <text:p><text:s/>Rabu:0 ?Rabu?</text:p>
          </table:table-cell>
        </table:table-row>
        <table:table-row table:style-name="ro1">
          <table:table-cell office:value-type="string">
            <text:p>Raden_Sotor</text:p>
          </table:table-cell>
          <table:table-cell office:value-type="string">
            <text:p>Raden Sotor</text:p>
          </table:table-cell>
          <table:table-cell table:formula="of:=&quot; &quot; &amp; [.A395] &amp; &quot;:0 ?&quot; &amp; [.B395] &amp; &quot;?&quot;" office:value-type="string" office:string-value=" Raden_Sotor:0 ?Raden Sotor?">
            <text:p><text:s/>Raden_Sotor:0 ?Raden Sotor?</text:p>
          </table:table-cell>
        </table:table-row>
        <table:table-row table:style-name="ro1">
          <table:table-cell office:value-type="string">
            <text:p>Raden_Sumirat</text:p>
          </table:table-cell>
          <table:table-cell office:value-type="string">
            <text:p>Raden Sumirat</text:p>
          </table:table-cell>
          <table:table-cell table:formula="of:=&quot; &quot; &amp; [.A396] &amp; &quot;:0 ?&quot; &amp; [.B396] &amp; &quot;?&quot;" office:value-type="string" office:string-value=" Raden_Sumirat:0 ?Raden Sumirat?">
            <text:p><text:s/>Raden_Sumirat:0 ?Raden Sumirat?</text:p>
          </table:table-cell>
        </table:table-row>
        <table:table-row table:style-name="ro1">
          <table:table-cell office:value-type="string">
            <text:p>Raden_Wijaya</text:p>
          </table:table-cell>
          <table:table-cell office:value-type="string">
            <text:p>Raden Wijaya</text:p>
          </table:table-cell>
          <table:table-cell table:formula="of:=&quot; &quot; &amp; [.A397] &amp; &quot;:0 ?&quot; &amp; [.B397] &amp; &quot;?&quot;" office:value-type="string" office:string-value=" Raden_Wijaya:0 ?Raden Wijaya?">
            <text:p><text:s/>Raden_Wijaya:0 ?Raden Wijaya?</text:p>
          </table:table-cell>
        </table:table-row>
        <table:table-row table:style-name="ro1">
          <table:table-cell table:number-columns-repeated="2" office:value-type="string">
            <text:p>Rahayu</text:p>
          </table:table-cell>
          <table:table-cell table:formula="of:=&quot; &quot; &amp; [.A398] &amp; &quot;:0 ?&quot; &amp; [.B398] &amp; &quot;?&quot;" office:value-type="string" office:string-value=" Rahayu:0 ?Rahayu?">
            <text:p><text:s/>Rahayu:0 ?Rahayu?</text:p>
          </table:table-cell>
        </table:table-row>
        <table:table-row table:style-name="ro1">
          <table:table-cell office:value-type="string">
            <text:p>Rahmat_Shh</text:p>
          </table:table-cell>
          <table:table-cell office:value-type="string">
            <text:p>Rahmat Shâh</text:p>
          </table:table-cell>
          <table:table-cell table:formula="of:=&quot; &quot; &amp; [.A399] &amp; &quot;:0 ?&quot; &amp; [.B399] &amp; &quot;?&quot;" office:value-type="string" office:string-value=" Rahmat_Shh:0 ?Rahmat Shâh?">
            <text:p><text:s/>Rahmat_Shh:0 ?Rahmat Shâh?</text:p>
          </table:table-cell>
        </table:table-row>
        <table:table-row table:style-name="ro1">
          <table:table-cell table:number-columns-repeated="2" office:value-type="string">
            <text:p>Rai</text:p>
          </table:table-cell>
          <table:table-cell table:formula="of:=&quot; &quot; &amp; [.A400] &amp; &quot;:0 ?&quot; &amp; [.B400] &amp; &quot;?&quot;" office:value-type="string" office:string-value=" Rai:0 ?Rai?">
            <text:p><text:s/>Rai:0 ?Rai?</text:p>
          </table:table-cell>
        </table:table-row>
        <table:table-row table:style-name="ro1">
          <table:table-cell office:value-type="string">
            <text:p>Raihau</text:p>
          </table:table-cell>
          <table:table-cell table:formula="of:=[.A401]" office:value-type="string" office:string-value="Raihau">
            <text:p>Raihau</text:p>
          </table:table-cell>
          <table:table-cell table:formula="of:=&quot; &quot; &amp; [.A401] &amp; &quot;:0 ?&quot; &amp; [.B401] &amp; &quot;?&quot;" office:value-type="string" office:string-value=" Raihau:0 ?Raihau?">
            <text:p><text:s/>Raihau:0 ?Raihau?</text:p>
          </table:table-cell>
        </table:table-row>
        <table:table-row table:style-name="ro1">
          <table:table-cell office:value-type="string">
            <text:p>Raihau</text:p>
          </table:table-cell>
          <table:table-cell table:formula="of:=[.A402]" office:value-type="string" office:string-value="Raihau">
            <text:p>Raihau</text:p>
          </table:table-cell>
          <table:table-cell table:formula="of:=&quot; &quot; &amp; [.A402] &amp; &quot;:0 ?&quot; &amp; [.B402] &amp; &quot;?&quot;" office:value-type="string" office:string-value=" Raihau:0 ?Raihau?">
            <text:p><text:s/>Raihau:0 ?Raihau?</text:p>
          </table:table-cell>
        </table:table-row>
        <table:table-row table:style-name="ro1">
          <table:table-cell office:value-type="string">
            <text:p>Raimere</text:p>
          </table:table-cell>
          <table:table-cell table:formula="of:=[.A403]" office:value-type="string" office:string-value="Raimere">
            <text:p>Raimere</text:p>
          </table:table-cell>
          <table:table-cell table:formula="of:=&quot; &quot; &amp; [.A403] &amp; &quot;:0 ?&quot; &amp; [.B403] &amp; &quot;?&quot;" office:value-type="string" office:string-value=" Raimere:0 ?Raimere?">
            <text:p><text:s/>Raimere:0 ?Raimere?</text:p>
          </table:table-cell>
        </table:table-row>
        <table:table-row table:style-name="ro1">
          <table:table-cell office:value-type="string">
            <text:p>Raimere</text:p>
          </table:table-cell>
          <table:table-cell table:formula="of:=[.A404]" office:value-type="string" office:string-value="Raimere">
            <text:p>Raimere</text:p>
          </table:table-cell>
          <table:table-cell table:formula="of:=&quot; &quot; &amp; [.A404] &amp; &quot;:0 ?&quot; &amp; [.B404] &amp; &quot;?&quot;" office:value-type="string" office:string-value=" Raimere:0 ?Raimere?">
            <text:p><text:s/>Raimere:0 ?Raimere?</text:p>
          </table:table-cell>
        </table:table-row>
        <table:table-row table:style-name="ro1">
          <table:table-cell office:value-type="string">
            <text:p>Rainui</text:p>
          </table:table-cell>
          <table:table-cell table:formula="of:=[.A405]" office:value-type="string" office:string-value="Rainui">
            <text:p>Rainui</text:p>
          </table:table-cell>
          <table:table-cell table:formula="of:=&quot; &quot; &amp; [.A405] &amp; &quot;:0 ?&quot; &amp; [.B405] &amp; &quot;?&quot;" office:value-type="string" office:string-value=" Rainui:0 ?Rainui?">
            <text:p><text:s/>Rainui:0 ?Rainui?</text:p>
          </table:table-cell>
        </table:table-row>
        <table:table-row table:style-name="ro1">
          <table:table-cell office:value-type="string">
            <text:p>Rainui</text:p>
          </table:table-cell>
          <table:table-cell table:formula="of:=[.A406]" office:value-type="string" office:string-value="Rainui">
            <text:p>Rainui</text:p>
          </table:table-cell>
          <table:table-cell table:formula="of:=&quot; &quot; &amp; [.A406] &amp; &quot;:0 ?&quot; &amp; [.B406] &amp; &quot;?&quot;" office:value-type="string" office:string-value=" Rainui:0 ?Rainui?">
            <text:p><text:s/>Rainui:0 ?Rainui?</text:p>
          </table:table-cell>
        </table:table-row>
        <table:table-row table:style-name="ro1">
          <table:table-cell table:number-columns-repeated="2" office:value-type="string">
            <text:p>Raja</text:p>
          </table:table-cell>
          <table:table-cell table:formula="of:=&quot; &quot; &amp; [.A407] &amp; &quot;:0 ?&quot; &amp; [.B407] &amp; &quot;?&quot;" office:value-type="string" office:string-value=" Raja:0 ?Raja?">
            <text:p><text:s/>Raja:0 ?Raja?</text:p>
          </table:table-cell>
        </table:table-row>
        <table:table-row table:style-name="ro1">
          <table:table-cell office:value-type="string">
            <text:p>Rajah_Qasim</text:p>
          </table:table-cell>
          <table:table-cell office:value-type="string">
            <text:p>Rajah Qasim</text:p>
          </table:table-cell>
          <table:table-cell table:formula="of:=&quot; &quot; &amp; [.A408] &amp; &quot;:0 ?&quot; &amp; [.B408] &amp; &quot;?&quot;" office:value-type="string" office:string-value=" Rajah_Qasim:0 ?Rajah Qasim?">
            <text:p><text:s/>Rajah_Qasim:0 ?Rajah Qasim?</text:p>
          </table:table-cell>
        </table:table-row>
        <table:table-row table:style-name="ro1">
          <table:table-cell table:number-columns-repeated="2" office:value-type="string">
            <text:p>Rajasanagara</text:p>
          </table:table-cell>
          <table:table-cell table:formula="of:=&quot; &quot; &amp; [.A409] &amp; &quot;:0 ?&quot; &amp; [.B409] &amp; &quot;?&quot;" office:value-type="string" office:string-value=" Rajasanagara:0 ?Rajasanagara?">
            <text:p><text:s/>Rajasanagara:0 ?Rajasanagara?</text:p>
          </table:table-cell>
        </table:table-row>
        <table:table-row table:style-name="ro1">
          <table:table-cell office:value-type="string">
            <text:p>Rajasawardhana</text:p>
          </table:table-cell>
          <table:table-cell table:formula="of:=[.A410]" office:value-type="string" office:string-value="Rajasawardhana">
            <text:p>Rajasawardhana</text:p>
          </table:table-cell>
          <table:table-cell table:formula="of:=&quot; &quot; &amp; [.A410] &amp; &quot;:0 ?&quot; &amp; [.B410] &amp; &quot;?&quot;" office:value-type="string" office:string-value=" Rajasawardhana:0 ?Rajasawardhana?">
            <text:p><text:s/>Rajasawardhana:0 ?Rajasawardhana?</text:p>
          </table:table-cell>
        </table:table-row>
        <table:table-row table:style-name="ro1">
          <table:table-cell office:value-type="string">
            <text:p>Ranitea</text:p>
          </table:table-cell>
          <table:table-cell table:formula="of:=[.A411]" office:value-type="string" office:string-value="Ranitea">
            <text:p>Ranitea</text:p>
          </table:table-cell>
          <table:table-cell table:formula="of:=&quot; &quot; &amp; [.A411] &amp; &quot;:0 ?&quot; &amp; [.B411] &amp; &quot;?&quot;" office:value-type="string" office:string-value=" Ranitea:0 ?Ranitea?">
            <text:p><text:s/>Ranitea:0 ?Ranitea?</text:p>
          </table:table-cell>
        </table:table-row>
        <table:table-row table:style-name="ro1">
          <table:table-cell office:value-type="string">
            <text:p>Rarahu</text:p>
          </table:table-cell>
          <table:table-cell table:formula="of:=[.A412]" office:value-type="string" office:string-value="Rarahu">
            <text:p>Rarahu</text:p>
          </table:table-cell>
          <table:table-cell table:formula="of:=&quot; &quot; &amp; [.A412] &amp; &quot;:0 ?&quot; &amp; [.B412] &amp; &quot;?&quot;" office:value-type="string" office:string-value=" Rarahu:0 ?Rarahu?">
            <text:p><text:s/>Rarahu:0 ?Rarahu?</text:p>
          </table:table-cell>
        </table:table-row>
        <table:table-row table:style-name="ro1">
          <table:table-cell office:value-type="string">
            <text:p>Raunui</text:p>
          </table:table-cell>
          <table:table-cell table:formula="of:=[.A413]" office:value-type="string" office:string-value="Raunui">
            <text:p>Raunui</text:p>
          </table:table-cell>
          <table:table-cell table:formula="of:=&quot; &quot; &amp; [.A413] &amp; &quot;:0 ?&quot; &amp; [.B413] &amp; &quot;?&quot;" office:value-type="string" office:string-value=" Raunui:0 ?Raunui?">
            <text:p><text:s/>Raunui:0 ?Raunui?</text:p>
          </table:table-cell>
        </table:table-row>
        <table:table-row table:style-name="ro1">
          <table:table-cell office:value-type="string">
            <text:p>Raurii</text:p>
          </table:table-cell>
          <table:table-cell table:formula="of:=[.A414]" office:value-type="string" office:string-value="Raurii">
            <text:p>Raurii</text:p>
          </table:table-cell>
          <table:table-cell table:formula="of:=&quot; &quot; &amp; [.A414] &amp; &quot;:0 ?&quot; &amp; [.B414] &amp; &quot;?&quot;" office:value-type="string" office:string-value=" Raurii:0 ?Raurii?">
            <text:p><text:s/>Raurii:0 ?Raurii?</text:p>
          </table:table-cell>
        </table:table-row>
        <table:table-row table:style-name="ro1">
          <table:table-cell table:number-columns-repeated="2" office:value-type="string">
            <text:p>Respati</text:p>
          </table:table-cell>
          <table:table-cell table:formula="of:=&quot; &quot; &amp; [.A415] &amp; &quot;:0 ?&quot; &amp; [.B415] &amp; &quot;?&quot;" office:value-type="string" office:string-value=" Respati:0 ?Respati?">
            <text:p><text:s/>Respati:0 ?Respati?</text:p>
          </table:table-cell>
        </table:table-row>
        <table:table-row table:style-name="ro1">
          <table:table-cell office:value-type="string">
            <text:p>Riayat_Shah</text:p>
          </table:table-cell>
          <table:table-cell office:value-type="string">
            <text:p>Riayat Shah</text:p>
          </table:table-cell>
          <table:table-cell table:formula="of:=&quot; &quot; &amp; [.A416] &amp; &quot;:0 ?&quot; &amp; [.B416] &amp; &quot;?&quot;" office:value-type="string" office:string-value=" Riayat_Shah:0 ?Riayat Shah?">
            <text:p><text:s/>Riayat_Shah:0 ?Riayat Shah?</text:p>
          </table:table-cell>
        </table:table-row>
        <table:table-row table:style-name="ro1">
          <table:table-cell office:value-type="string">
            <text:p>Rim</text:p>
          </table:table-cell>
          <table:table-cell table:formula="of:=[.A417]" office:value-type="string" office:string-value="Rim">
            <text:p>Rim</text:p>
          </table:table-cell>
          <table:table-cell table:formula="of:=&quot; &quot; &amp; [.A417] &amp; &quot;:0 ?&quot; &amp; [.B417] &amp; &quot;?&quot;" office:value-type="string" office:string-value=" Rim:0 ?Rim?">
            <text:p><text:s/>Rim:0 ?Rim?</text:p>
          </table:table-cell>
        </table:table-row>
        <table:table-row table:style-name="ro1">
          <table:table-cell table:number-columns-repeated="2" office:value-type="string">
            <text:p>Riyanto</text:p>
          </table:table-cell>
          <table:table-cell table:formula="of:=&quot; &quot; &amp; [.A418] &amp; &quot;:0 ?&quot; &amp; [.B418] &amp; &quot;?&quot;" office:value-type="string" office:string-value=" Riyanto:0 ?Riyanto?">
            <text:p><text:s/>Riyanto:0 ?Riyanto?</text:p>
          </table:table-cell>
        </table:table-row>
        <table:table-row table:style-name="ro1">
          <table:table-cell table:number-columns-repeated="2" office:value-type="string">
            <text:p>Sabtu</text:p>
          </table:table-cell>
          <table:table-cell table:formula="of:=&quot; &quot; &amp; [.A419] &amp; &quot;:0 ?&quot; &amp; [.B419] &amp; &quot;?&quot;" office:value-type="string" office:string-value=" Sabtu:0 ?Sabtu?">
            <text:p><text:s/>Sabtu:0 ?Sabtu?</text:p>
          </table:table-cell>
        </table:table-row>
        <table:table-row table:style-name="ro1">
          <table:table-cell table:number-columns-repeated="2" office:value-type="string">
            <text:p>Sagari</text:p>
          </table:table-cell>
          <table:table-cell table:formula="of:=&quot; &quot; &amp; [.A420] &amp; &quot;:0 ?&quot; &amp; [.B420] &amp; &quot;?&quot;" office:value-type="string" office:string-value=" Sagari:0 ?Sagari?">
            <text:p><text:s/>Sagari:0 ?Sagari?</text:p>
          </table:table-cell>
        </table:table-row>
        <table:table-row table:style-name="ro1">
          <table:table-cell table:number-columns-repeated="2" office:value-type="string">
            <text:p>Saktirai</text:p>
          </table:table-cell>
          <table:table-cell table:formula="of:=&quot; &quot; &amp; [.A421] &amp; &quot;:0 ?&quot; &amp; [.B421] &amp; &quot;?&quot;" office:value-type="string" office:string-value=" Saktirai:0 ?Saktirai?">
            <text:p><text:s/>Saktirai:0 ?Saktirai?</text:p>
          </table:table-cell>
        </table:table-row>
        <table:table-row table:style-name="ro1">
          <table:table-cell office:value-type="string">
            <text:p>Salah_ud_Din_Bakhtiyar</text:p>
          </table:table-cell>
          <table:table-cell office:value-type="string">
            <text:p>Salah ud Din Bakhtiyar</text:p>
          </table:table-cell>
          <table:table-cell table:formula="of:=&quot; &quot; &amp; [.A422] &amp; &quot;:0 ?&quot; &amp; [.B422] &amp; &quot;?&quot;" office:value-type="string" office:string-value=" Salah_ud_Din_Bakhtiyar:0 ?Salah ud Din Bakhtiyar?">
            <text:p><text:s/>Salah_ud_Din_Bakhtiyar:0 ?Salah ud Din Bakhtiyar?</text:p>
          </table:table-cell>
        </table:table-row>
        <table:table-row table:style-name="ro1">
          <table:table-cell office:value-type="string">
            <text:p>Sam_Agi</text:p>
          </table:table-cell>
          <table:table-cell office:value-type="string">
            <text:p>Sam Agi</text:p>
          </table:table-cell>
          <table:table-cell table:formula="of:=&quot; &quot; &amp; [.A423] &amp; &quot;:0 ?&quot; &amp; [.B423] &amp; &quot;?&quot;" office:value-type="string" office:string-value=" Sam_Agi:0 ?Sam Agi?">
            <text:p><text:s/>Sam_Agi:0 ?Sam Agi?</text:p>
          </table:table-cell>
        </table:table-row>
        <table:table-row table:style-name="ro1">
          <table:table-cell office:value-type="string">
            <text:p>Samprangan</text:p>
          </table:table-cell>
          <table:table-cell table:formula="of:=[.A424]" office:value-type="string" office:string-value="Samprangan">
            <text:p>Samprangan</text:p>
          </table:table-cell>
          <table:table-cell table:formula="of:=&quot; &quot; &amp; [.A424] &amp; &quot;:0 ?&quot; &amp; [.B424] &amp; &quot;?&quot;" office:value-type="string" office:string-value=" Samprangan:0 ?Samprangan?">
            <text:p><text:s/>Samprangan:0 ?Samprangan?</text:p>
          </table:table-cell>
        </table:table-row>
        <table:table-row table:style-name="ro1">
          <table:table-cell table:number-columns-repeated="2" office:value-type="string">
            <text:p>Sangkara</text:p>
          </table:table-cell>
          <table:table-cell table:formula="of:=&quot; &quot; &amp; [.A425] &amp; &quot;:0 ?&quot; &amp; [.B425] &amp; &quot;?&quot;" office:value-type="string" office:string-value=" Sangkara:0 ?Sangkara?">
            <text:p><text:s/>Sangkara:0 ?Sangkara?</text:p>
          </table:table-cell>
        </table:table-row>
        <table:table-row table:style-name="ro1">
          <table:table-cell table:number-columns-repeated="2" office:value-type="string">
            <text:p>Sankilang</text:p>
          </table:table-cell>
          <table:table-cell table:formula="of:=&quot; &quot; &amp; [.A426] &amp; &quot;:0 ?&quot; &amp; [.B426] &amp; &quot;?&quot;" office:value-type="string" office:string-value=" Sankilang:0 ?Sankilang?">
            <text:p><text:s/>Sankilang:0 ?Sankilang?</text:p>
          </table:table-cell>
        </table:table-row>
        <table:table-row table:style-name="ro1">
          <table:table-cell table:number-columns-repeated="2" office:value-type="string">
            <text:p>Santoso</text:p>
          </table:table-cell>
          <table:table-cell table:formula="of:=&quot; &quot; &amp; [.A427] &amp; &quot;:0 ?&quot; &amp; [.B427] &amp; &quot;?&quot;" office:value-type="string" office:string-value=" Santoso:0 ?Santoso?">
            <text:p><text:s/>Santoso:0 ?Santoso?</text:p>
          </table:table-cell>
        </table:table-row>
        <table:table-row table:style-name="ro1">
          <table:table-cell table:number-columns-repeated="2" office:value-type="string">
            <text:p>Sari</text:p>
          </table:table-cell>
          <table:table-cell table:formula="of:=&quot; &quot; &amp; [.A428] &amp; &quot;:0 ?&quot; &amp; [.B428] &amp; &quot;?&quot;" office:value-type="string" office:string-value=" Sari:0 ?Sari?">
            <text:p><text:s/>Sari:0 ?Sari?</text:p>
          </table:table-cell>
        </table:table-row>
        <table:table-row table:style-name="ro1">
          <table:table-cell table:number-columns-repeated="2" office:value-type="string">
            <text:p>Satrio</text:p>
          </table:table-cell>
          <table:table-cell table:formula="of:=&quot; &quot; &amp; [.A429] &amp; &quot;:0 ?&quot; &amp; [.B429] &amp; &quot;?&quot;" office:value-type="string" office:string-value=" Satrio:0 ?Satrio?">
            <text:p><text:s/>Satrio:0 ?Satrio?</text:p>
          </table:table-cell>
        </table:table-row>
        <table:table-row table:style-name="ro1">
          <table:table-cell table:number-columns-repeated="2" office:value-type="string">
            <text:p>Sayang</text:p>
          </table:table-cell>
          <table:table-cell table:formula="of:=&quot; &quot; &amp; [.A430] &amp; &quot;:0 ?&quot; &amp; [.B430] &amp; &quot;?&quot;" office:value-type="string" office:string-value=" Sayang:0 ?Sayang?">
            <text:p><text:s/>Sayang:0 ?Sayang?</text:p>
          </table:table-cell>
        </table:table-row>
        <table:table-row table:style-name="ro1">
          <table:table-cell office:value-type="string">
            <text:p>Sayf_ad_Dn</text:p>
          </table:table-cell>
          <table:table-cell office:value-type="string">
            <text:p>Sayf ad-Dîn</text:p>
          </table:table-cell>
          <table:table-cell table:formula="of:=&quot; &quot; &amp; [.A431] &amp; &quot;:0 ?&quot; &amp; [.B431] &amp; &quot;?&quot;" office:value-type="string" office:string-value=" Sayf_ad_Dn:0 ?Sayf ad-Dîn?">
            <text:p><text:s/>Sayf_ad_Dn:0 ?Sayf ad-Dîn?</text:p>
          </table:table-cell>
        </table:table-row>
        <table:table-row table:style-name="ro1">
          <table:table-cell office:value-type="string">
            <text:p>Sayf_ar_Rijal</text:p>
          </table:table-cell>
          <table:table-cell office:value-type="string">
            <text:p>Sayf ar-Rijal</text:p>
          </table:table-cell>
          <table:table-cell table:formula="of:=&quot; &quot; &amp; [.A432] &amp; &quot;:0 ?&quot; &amp; [.B432] &amp; &quot;?&quot;" office:value-type="string" office:string-value=" Sayf_ar_Rijal:0 ?Sayf ar-Rijal?">
            <text:p><text:s/>Sayf_ar_Rijal:0 ?Sayf ar-Rijal?</text:p>
          </table:table-cell>
        </table:table-row>
        <table:table-row table:style-name="ro1">
          <table:table-cell table:number-columns-repeated="2" office:value-type="string">
            <text:p>Selamat</text:p>
          </table:table-cell>
          <table:table-cell table:formula="of:=&quot; &quot; &amp; [.A433] &amp; &quot;:0 ?&quot; &amp; [.B433] &amp; &quot;?&quot;" office:value-type="string" office:string-value=" Selamat:0 ?Selamat?">
            <text:p><text:s/>Selamat:0 ?Selamat?</text:p>
          </table:table-cell>
        </table:table-row>
        <table:table-row table:style-name="ro1">
          <table:table-cell office:value-type="string">
            <text:p>Selangor</text:p>
          </table:table-cell>
          <table:table-cell table:formula="of:=[.A434]" office:value-type="string" office:string-value="Selangor">
            <text:p>Selangor</text:p>
          </table:table-cell>
          <table:table-cell table:formula="of:=&quot; &quot; &amp; [.A434] &amp; &quot;:0 ?&quot; &amp; [.B434] &amp; &quot;?&quot;" office:value-type="string" office:string-value=" Selangor:0 ?Selangor?">
            <text:p><text:s/>Selangor:0 ?Selangor?</text:p>
          </table:table-cell>
        </table:table-row>
        <table:table-row table:style-name="ro1">
          <table:table-cell table:number-columns-repeated="2" office:value-type="string">
            <text:p>Selasa</text:p>
          </table:table-cell>
          <table:table-cell table:formula="of:=&quot; &quot; &amp; [.A435] &amp; &quot;:0 ?&quot; &amp; [.B435] &amp; &quot;?&quot;" office:value-type="string" office:string-value=" Selasa:0 ?Selasa?">
            <text:p><text:s/>Selasa:0 ?Selasa?</text:p>
          </table:table-cell>
        </table:table-row>
        <table:table-row table:style-name="ro1">
          <table:table-cell table:number-columns-repeated="2" office:value-type="string">
            <text:p>Seman</text:p>
          </table:table-cell>
          <table:table-cell table:formula="of:=&quot; &quot; &amp; [.A436] &amp; &quot;:0 ?&quot; &amp; [.B436] &amp; &quot;?&quot;" office:value-type="string" office:string-value=" Seman:0 ?Seman?">
            <text:p><text:s/>Seman:0 ?Seman?</text:p>
          </table:table-cell>
        </table:table-row>
        <table:table-row table:style-name="ro1">
          <table:table-cell table:number-columns-repeated="2" office:value-type="string">
            <text:p>Senin</text:p>
          </table:table-cell>
          <table:table-cell table:formula="of:=&quot; &quot; &amp; [.A437] &amp; &quot;:0 ?&quot; &amp; [.B437] &amp; &quot;?&quot;" office:value-type="string" office:string-value=" Senin:0 ?Senin?">
            <text:p><text:s/>Senin:0 ?Senin?</text:p>
          </table:table-cell>
        </table:table-row>
        <table:table-row table:style-name="ro1">
          <table:table-cell table:number-columns-repeated="2" office:value-type="string">
            <text:p>Sepiah</text:p>
          </table:table-cell>
          <table:table-cell table:formula="of:=&quot; &quot; &amp; [.A438] &amp; &quot;:0 ?&quot; &amp; [.B438] &amp; &quot;?&quot;" office:value-type="string" office:string-value=" Sepiah:0 ?Sepiah?">
            <text:p><text:s/>Sepiah:0 ?Sepiah?</text:p>
          </table:table-cell>
        </table:table-row>
        <table:table-row table:style-name="ro1">
          <table:table-cell table:number-columns-repeated="2" office:value-type="string">
            <text:p>Seri</text:p>
          </table:table-cell>
          <table:table-cell table:formula="of:=&quot; &quot; &amp; [.A439] &amp; &quot;:0 ?&quot; &amp; [.B439] &amp; &quot;?&quot;" office:value-type="string" office:string-value=" Seri:0 ?Seri?">
            <text:p><text:s/>Seri:0 ?Seri?</text:p>
          </table:table-cell>
        </table:table-row>
        <table:table-row table:style-name="ro1">
          <table:table-cell table:number-columns-repeated="2" office:value-type="string">
            <text:p>Shahab</text:p>
          </table:table-cell>
          <table:table-cell table:formula="of:=&quot; &quot; &amp; [.A440] &amp; &quot;:0 ?&quot; &amp; [.B440] &amp; &quot;?&quot;" office:value-type="string" office:string-value=" Shahab:0 ?Shahab?">
            <text:p><text:s/>Shahab:0 ?Shahab?</text:p>
          </table:table-cell>
        </table:table-row>
        <table:table-row table:style-name="ro1">
          <table:table-cell table:number-columns-repeated="2" office:value-type="string">
            <text:p>Shakirullah</text:p>
          </table:table-cell>
          <table:table-cell table:formula="of:=&quot; &quot; &amp; [.A441] &amp; &quot;:0 ?&quot; &amp; [.B441] &amp; &quot;?&quot;" office:value-type="string" office:string-value=" Shakirullah:0 ?Shakirullah?">
            <text:p><text:s/>Shakirullah:0 ?Shakirullah?</text:p>
          </table:table-cell>
        </table:table-row>
        <table:table-row table:style-name="ro1">
          <table:table-cell office:value-type="string">
            <text:p>Sharif_Sayyid_Ala_ud_Din</text:p>
          </table:table-cell>
          <table:table-cell office:value-type="string">
            <text:p>Sharif Sayyid Ala ud Din</text:p>
          </table:table-cell>
          <table:table-cell table:formula="of:=&quot; &quot; &amp; [.A442] &amp; &quot;:0 ?&quot; &amp; [.B442] &amp; &quot;?&quot;" office:value-type="string" office:string-value=" Sharif_Sayyid_Ala_ud_Din:0 ?Sharif Sayyid Ala ud Din?">
            <text:p><text:s/>Sharif_Sayyid_Ala_ud_Din:0 ?Sharif Sayyid Ala ud Din?</text:p>
          </table:table-cell>
        </table:table-row>
        <table:table-row table:style-name="ro1">
          <table:table-cell office:value-type="string">
            <text:p>Sharif_ul_Hashim</text:p>
          </table:table-cell>
          <table:table-cell office:value-type="string">
            <text:p>Sharif ul Hashim</text:p>
          </table:table-cell>
          <table:table-cell table:formula="of:=&quot; &quot; &amp; [.A443] &amp; &quot;:0 ?&quot; &amp; [.B443] &amp; &quot;?&quot;" office:value-type="string" office:string-value=" Sharif_ul_Hashim:0 ?Sharif ul Hashim?">
            <text:p><text:s/>Sharif_ul_Hashim:0 ?Sharif ul Hashim?</text:p>
          </table:table-cell>
        </table:table-row>
        <table:table-row table:style-name="ro1">
          <table:table-cell office:value-type="string">
            <text:p>Shihab_ud_Din</text:p>
          </table:table-cell>
          <table:table-cell office:value-type="string">
            <text:p>Shihab ud Din</text:p>
          </table:table-cell>
          <table:table-cell table:formula="of:=&quot; &quot; &amp; [.A444] &amp; &quot;:0 ?&quot; &amp; [.B444] &amp; &quot;?&quot;" office:value-type="string" office:string-value=" Shihab_ud_Din:0 ?Shihab ud Din?">
            <text:p><text:s/>Shihab_ud_Din:0 ?Shihab ud Din?</text:p>
          </table:table-cell>
        </table:table-row>
        <table:table-row table:style-name="ro1">
          <table:table-cell office:value-type="string">
            <text:p>Shihb_ad_Dn_Isml</text:p>
          </table:table-cell>
          <table:table-cell office:value-type="string">
            <text:p>Shihâb ad-Dîn Ismâ'îl</text:p>
          </table:table-cell>
          <table:table-cell table:formula="of:=&quot; &quot; &amp; [.A445] &amp; &quot;:0 ?&quot; &amp; [.B445] &amp; &quot;?&quot;" office:value-type="string" office:string-value=" Shihb_ad_Dn_Isml:0 ?Shihâb ad-Dîn Ismâ'îl?">
            <text:p><text:s/>Shihb_ad_Dn_Isml:0 ?Shihâb ad-Dîn Ismâ'îl?</text:p>
          </table:table-cell>
        </table:table-row>
        <table:table-row table:style-name="ro1">
          <table:table-cell table:number-columns-repeated="2" office:value-type="string">
            <text:p>Shuib</text:p>
          </table:table-cell>
          <table:table-cell table:formula="of:=&quot; &quot; &amp; [.A446] &amp; &quot;:0 ?&quot; &amp; [.B446] &amp; &quot;?&quot;" office:value-type="string" office:string-value=" Shuib:0 ?Shuib?">
            <text:p><text:s/>Shuib:0 ?Shuib?</text:p>
          </table:table-cell>
        </table:table-row>
        <table:table-row table:style-name="ro1">
          <table:table-cell office:value-type="string">
            <text:p>Siak</text:p>
          </table:table-cell>
          <table:table-cell table:formula="of:=[.A447]" office:value-type="string" office:string-value="Siak">
            <text:p>Siak</text:p>
          </table:table-cell>
          <table:table-cell table:formula="of:=&quot; &quot; &amp; [.A447] &amp; &quot;:0 ?&quot; &amp; [.B447] &amp; &quot;?&quot;" office:value-type="string" office:string-value=" Siak:0 ?Siak?">
            <text:p><text:s/>Siak:0 ?Siak?</text:p>
          </table:table-cell>
        </table:table-row>
        <table:table-row table:style-name="ro1">
          <table:table-cell office:value-type="string">
            <text:p>Sibu</text:p>
          </table:table-cell>
          <table:table-cell table:formula="of:=[.A448]" office:value-type="string" office:string-value="Sibu">
            <text:p>Sibu</text:p>
          </table:table-cell>
          <table:table-cell table:formula="of:=&quot; &quot; &amp; [.A448] &amp; &quot;:0 ?&quot; &amp; [.B448] &amp; &quot;?&quot;" office:value-type="string" office:string-value=" Sibu:0 ?Sibu?">
            <text:p><text:s/>Sibu:0 ?Sibu?</text:p>
          </table:table-cell>
        </table:table-row>
        <table:table-row table:style-name="ro1">
          <table:table-cell office:value-type="string">
            <text:p>Singhawardhana</text:p>
          </table:table-cell>
          <table:table-cell table:formula="of:=[.A449]" office:value-type="string" office:string-value="Singhawardhana">
            <text:p>Singhawardhana</text:p>
          </table:table-cell>
          <table:table-cell table:formula="of:=&quot; &quot; &amp; [.A449] &amp; &quot;:0 ?&quot; &amp; [.B449] &amp; &quot;?&quot;" office:value-type="string" office:string-value=" Singhawardhana:0 ?Singhawardhana?">
            <text:p><text:s/>Singhawardhana:0 ?Singhawardhana?</text:p>
          </table:table-cell>
        </table:table-row>
        <table:table-row table:style-name="ro1">
          <table:table-cell office:value-type="string">
            <text:p>Siraj_ad_Dn</text:p>
          </table:table-cell>
          <table:table-cell office:value-type="string">
            <text:p>Siraj ad-Dîn</text:p>
          </table:table-cell>
          <table:table-cell table:formula="of:=&quot; &quot; &amp; [.A450] &amp; &quot;:0 ?&quot; &amp; [.B450] &amp; &quot;?&quot;" office:value-type="string" office:string-value=" Siraj_ad_Dn:0 ?Siraj ad-Dîn?">
            <text:p><text:s/>Siraj_ad_Dn:0 ?Siraj ad-Dîn?</text:p>
          </table:table-cell>
        </table:table-row>
        <table:table-row table:style-name="ro1">
          <table:table-cell table:number-columns-repeated="2" office:value-type="string">
            <text:p>Siti</text:p>
          </table:table-cell>
          <table:table-cell table:formula="of:=&quot; &quot; &amp; [.A451] &amp; &quot;:0 ?&quot; &amp; [.B451] &amp; &quot;?&quot;" office:value-type="string" office:string-value=" Siti:0 ?Siti?">
            <text:p><text:s/>Siti:0 ?Siti?</text:p>
          </table:table-cell>
        </table:table-row>
        <table:table-row table:style-name="ro1">
          <table:table-cell table:number-columns-repeated="2" office:value-type="string">
            <text:p>Soeharto</text:p>
          </table:table-cell>
          <table:table-cell table:formula="of:=&quot; &quot; &amp; [.A452] &amp; &quot;:0 ?&quot; &amp; [.B452] &amp; &quot;?&quot;" office:value-type="string" office:string-value=" Soeharto:0 ?Soeharto?">
            <text:p><text:s/>Soeharto:0 ?Soeharto?</text:p>
          </table:table-cell>
        </table:table-row>
        <table:table-row table:style-name="ro1">
          <table:table-cell table:number-columns-repeated="2" office:value-type="string">
            <text:p>Soekarno</text:p>
          </table:table-cell>
          <table:table-cell table:formula="of:=&quot; &quot; &amp; [.A453] &amp; &quot;:0 ?&quot; &amp; [.B453] &amp; &quot;?&quot;" office:value-type="string" office:string-value=" Soekarno:0 ?Soekarno?">
            <text:p><text:s/>Soekarno:0 ?Soekarno?</text:p>
          </table:table-cell>
        </table:table-row>
        <table:table-row table:style-name="ro1">
          <table:table-cell table:number-columns-repeated="2" office:value-type="string">
            <text:p>Sosrodihardjo</text:p>
          </table:table-cell>
          <table:table-cell table:formula="of:=&quot; &quot; &amp; [.A454] &amp; &quot;:0 ?&quot; &amp; [.B454] &amp; &quot;?&quot;" office:value-type="string" office:string-value=" Sosrodihardjo:0 ?Sosrodihardjo?">
            <text:p><text:s/>Sosrodihardjo:0 ?Sosrodihardjo?</text:p>
          </table:table-cell>
        </table:table-row>
        <table:table-row table:style-name="ro1">
          <table:table-cell table:number-columns-repeated="2" office:value-type="string">
            <text:p>Sri</text:p>
          </table:table-cell>
          <table:table-cell table:formula="of:=&quot; &quot; &amp; [.A455] &amp; &quot;:0 ?&quot; &amp; [.B455] &amp; &quot;?&quot;" office:value-type="string" office:string-value=" Sri:0 ?Sri?">
            <text:p><text:s/>Sri:0 ?Sri?</text:p>
          </table:table-cell>
        </table:table-row>
        <table:table-row table:style-name="ro1">
          <table:table-cell office:value-type="string">
            <text:p>Sri_Gitarja</text:p>
          </table:table-cell>
          <table:table-cell office:value-type="string">
            <text:p>Sri Gitarja</text:p>
          </table:table-cell>
          <table:table-cell table:formula="of:=&quot; &quot; &amp; [.A456] &amp; &quot;:0 ?&quot; &amp; [.B456] &amp; &quot;?&quot;" office:value-type="string" office:string-value=" Sri_Gitarja:0 ?Sri Gitarja?">
            <text:p><text:s/>Sri_Gitarja:0 ?Sri Gitarja?</text:p>
          </table:table-cell>
        </table:table-row>
        <table:table-row table:style-name="ro1">
          <table:table-cell table:number-columns-repeated="2" office:value-type="string">
            <text:p>Subekti</text:p>
          </table:table-cell>
          <table:table-cell table:formula="of:=&quot; &quot; &amp; [.A457] &amp; &quot;:0 ?&quot; &amp; [.B457] &amp; &quot;?&quot;" office:value-type="string" office:string-value=" Subekti:0 ?Subekti?">
            <text:p><text:s/>Subekti:0 ?Subekti?</text:p>
          </table:table-cell>
        </table:table-row>
        <table:table-row table:style-name="ro1">
          <table:table-cell table:number-columns-repeated="2" office:value-type="string">
            <text:p>Subroto</text:p>
          </table:table-cell>
          <table:table-cell table:formula="of:=&quot; &quot; &amp; [.A458] &amp; &quot;:0 ?&quot; &amp; [.B458] &amp; &quot;?&quot;" office:value-type="string" office:string-value=" Subroto:0 ?Subroto?">
            <text:p><text:s/>Subroto:0 ?Subroto?</text:p>
          </table:table-cell>
        </table:table-row>
        <table:table-row table:style-name="ro1">
          <table:table-cell table:number-columns-repeated="2" office:value-type="string">
            <text:p>Sudarman</text:p>
          </table:table-cell>
          <table:table-cell table:formula="of:=&quot; &quot; &amp; [.A459] &amp; &quot;:0 ?&quot; &amp; [.B459] &amp; &quot;?&quot;" office:value-type="string" office:string-value=" Sudarman:0 ?Sudarman?">
            <text:p><text:s/>Sudarman:0 ?Sudarman?</text:p>
          </table:table-cell>
        </table:table-row>
        <table:table-row table:style-name="ro1">
          <table:table-cell table:number-columns-repeated="2" office:value-type="string">
            <text:p>Sudarmo</text:p>
          </table:table-cell>
          <table:table-cell table:formula="of:=&quot; &quot; &amp; [.A460] &amp; &quot;:0 ?&quot; &amp; [.B460] &amp; &quot;?&quot;" office:value-type="string" office:string-value=" Sudarmo:0 ?Sudarmo?">
            <text:p><text:s/>Sudarmo:0 ?Sudarmo?</text:p>
          </table:table-cell>
        </table:table-row>
        <table:table-row table:style-name="ro1">
          <table:table-cell table:number-columns-repeated="2" office:value-type="string">
            <text:p>Sudarto</text:p>
          </table:table-cell>
          <table:table-cell table:formula="of:=&quot; &quot; &amp; [.A461] &amp; &quot;:0 ?&quot; &amp; [.B461] &amp; &quot;?&quot;" office:value-type="string" office:string-value=" Sudarto:0 ?Sudarto?">
            <text:p><text:s/>Sudarto:0 ?Sudarto?</text:p>
          </table:table-cell>
        </table:table-row>
        <table:table-row table:style-name="ro1">
          <table:table-cell table:number-columns-repeated="2" office:value-type="string">
            <text:p>Sugeng</text:p>
          </table:table-cell>
          <table:table-cell table:formula="of:=&quot; &quot; &amp; [.A462] &amp; &quot;:0 ?&quot; &amp; [.B462] &amp; &quot;?&quot;" office:value-type="string" office:string-value=" Sugeng:0 ?Sugeng?">
            <text:p><text:s/>Sugeng:0 ?Sugeng?</text:p>
          </table:table-cell>
        </table:table-row>
        <table:table-row table:style-name="ro1">
          <table:table-cell table:number-columns-repeated="2" office:value-type="string">
            <text:p>Sugriwa</text:p>
          </table:table-cell>
          <table:table-cell table:formula="of:=&quot; &quot; &amp; [.A463] &amp; &quot;:0 ?&quot; &amp; [.B463] &amp; &quot;?&quot;" office:value-type="string" office:string-value=" Sugriwa:0 ?Sugriwa?">
            <text:p><text:s/>Sugriwa:0 ?Sugriwa?</text:p>
          </table:table-cell>
        </table:table-row>
        <table:table-row table:style-name="ro1">
          <table:table-cell table:number-columns-repeated="2" office:value-type="string">
            <text:p>Suharto</text:p>
          </table:table-cell>
          <table:table-cell table:formula="of:=&quot; &quot; &amp; [.A464] &amp; &quot;:0 ?&quot; &amp; [.B464] &amp; &quot;?&quot;" office:value-type="string" office:string-value=" Suharto:0 ?Suharto?">
            <text:p><text:s/>Suharto:0 ?Suharto?</text:p>
          </table:table-cell>
        </table:table-row>
        <table:table-row table:style-name="ro1">
          <table:table-cell office:value-type="string">
            <text:p>Suhita</text:p>
          </table:table-cell>
          <table:table-cell table:formula="of:=[.A465]" office:value-type="string" office:string-value="Suhita">
            <text:p>Suhita</text:p>
          </table:table-cell>
          <table:table-cell table:formula="of:=&quot; &quot; &amp; [.A465] &amp; &quot;:0 ?&quot; &amp; [.B465] &amp; &quot;?&quot;" office:value-type="string" office:string-value=" Suhita:0 ?Suhita?">
            <text:p><text:s/>Suhita:0 ?Suhita?</text:p>
          </table:table-cell>
        </table:table-row>
        <table:table-row table:style-name="ro1">
          <table:table-cell table:number-columns-repeated="2" office:value-type="string">
            <text:p>Suib</text:p>
          </table:table-cell>
          <table:table-cell table:formula="of:=&quot; &quot; &amp; [.A466] &amp; &quot;:0 ?&quot; &amp; [.B466] &amp; &quot;?&quot;" office:value-type="string" office:string-value=" Suib:0 ?Suib?">
            <text:p><text:s/>Suib:0 ?Suib?</text:p>
          </table:table-cell>
        </table:table-row>
        <table:table-row table:style-name="ro1">
          <table:table-cell table:number-columns-repeated="2" office:value-type="string">
            <text:p>Sukanto</text:p>
          </table:table-cell>
          <table:table-cell table:formula="of:=&quot; &quot; &amp; [.A467] &amp; &quot;:0 ?&quot; &amp; [.B467] &amp; &quot;?&quot;" office:value-type="string" office:string-value=" Sukanto:0 ?Sukanto?">
            <text:p><text:s/>Sukanto:0 ?Sukanto?</text:p>
          </table:table-cell>
        </table:table-row>
        <table:table-row table:style-name="ro1">
          <table:table-cell table:number-columns-repeated="2" office:value-type="string">
            <text:p>Sukarno</text:p>
          </table:table-cell>
          <table:table-cell table:formula="of:=&quot; &quot; &amp; [.A468] &amp; &quot;:0 ?&quot; &amp; [.B468] &amp; &quot;?&quot;" office:value-type="string" office:string-value=" Sukarno:0 ?Sukarno?">
            <text:p><text:s/>Sukarno:0 ?Sukarno?</text:p>
          </table:table-cell>
        </table:table-row>
        <table:table-row table:style-name="ro1">
          <table:table-cell table:number-columns-repeated="2" office:value-type="string">
            <text:p>Sulastri</text:p>
          </table:table-cell>
          <table:table-cell table:formula="of:=&quot; &quot; &amp; [.A469] &amp; &quot;:0 ?&quot; &amp; [.B469] &amp; &quot;?&quot;" office:value-type="string" office:string-value=" Sulastri:0 ?Sulastri?">
            <text:p><text:s/>Sulastri:0 ?Sulastri?</text:p>
          </table:table-cell>
        </table:table-row>
        <table:table-row table:style-name="ro1">
          <table:table-cell office:value-type="string">
            <text:p>Sulaymn</text:p>
          </table:table-cell>
          <table:table-cell office:value-type="string">
            <text:p>Sulaymân</text:p>
          </table:table-cell>
          <table:table-cell table:formula="of:=&quot; &quot; &amp; [.A470] &amp; &quot;:0 ?&quot; &amp; [.B470] &amp; &quot;?&quot;" office:value-type="string" office:string-value=" Sulaymn:0 ?Sulaymân?">
            <text:p><text:s/>Sulaymn:0 ?Sulaymân?</text:p>
          </table:table-cell>
        </table:table-row>
        <table:table-row table:style-name="ro1">
          <table:table-cell office:value-type="string">
            <text:p>Sulaymn_Badr_Shh</text:p>
          </table:table-cell>
          <table:table-cell office:value-type="string">
            <text:p>Sulaymân Badr Shâh </text:p>
          </table:table-cell>
          <table:table-cell table:formula="of:=&quot; &quot; &amp; [.A471] &amp; &quot;:0 ?&quot; &amp; [.B471] &amp; &quot;?&quot;" office:value-type="string" office:string-value=" Sulaymn_Badr_Shh:0 ?Sulaymân Badr Shâh ?">
            <text:p><text:s/>Sulaymn_Badr_Shh:0 ?Sulaymân Badr Shâh ?</text:p>
          </table:table-cell>
        </table:table-row>
        <table:table-row table:style-name="ro1">
          <table:table-cell office:value-type="string">
            <text:p>Sulu</text:p>
          </table:table-cell>
          <table:table-cell table:formula="of:=[.A472]" office:value-type="string" office:string-value="Sulu">
            <text:p>Sulu</text:p>
          </table:table-cell>
          <table:table-cell table:formula="of:=&quot; &quot; &amp; [.A472] &amp; &quot;:0 ?&quot; &amp; [.B472] &amp; &quot;?&quot;" office:value-type="string" office:string-value=" Sulu:0 ?Sulu?">
            <text:p><text:s/>Sulu:0 ?Sulu?</text:p>
          </table:table-cell>
        </table:table-row>
        <table:table-row table:style-name="ro1">
          <table:table-cell table:number-columns-repeated="2" office:value-type="string">
            <text:p>Sumitro</text:p>
          </table:table-cell>
          <table:table-cell table:formula="of:=&quot; &quot; &amp; [.A473] &amp; &quot;:0 ?&quot; &amp; [.B473] &amp; &quot;?&quot;" office:value-type="string" office:string-value=" Sumitro:0 ?Sumitro?">
            <text:p><text:s/>Sumitro:0 ?Sumitro?</text:p>
          </table:table-cell>
        </table:table-row>
        <table:table-row table:style-name="ro1">
          <table:table-cell table:number-columns-repeated="2" office:value-type="string">
            <text:p>Sunarti</text:p>
          </table:table-cell>
          <table:table-cell table:formula="of:=&quot; &quot; &amp; [.A474] &amp; &quot;:0 ?&quot; &amp; [.B474] &amp; &quot;?&quot;" office:value-type="string" office:string-value=" Sunarti:0 ?Sunarti?">
            <text:p><text:s/>Sunarti:0 ?Sunarti?</text:p>
          </table:table-cell>
        </table:table-row>
        <table:table-row table:style-name="ro1">
          <table:table-cell table:number-columns-repeated="2" office:value-type="string">
            <text:p>Supardi</text:p>
          </table:table-cell>
          <table:table-cell table:formula="of:=&quot; &quot; &amp; [.A475] &amp; &quot;:0 ?&quot; &amp; [.B475] &amp; &quot;?&quot;" office:value-type="string" office:string-value=" Supardi:0 ?Supardi?">
            <text:p><text:s/>Supardi:0 ?Supardi?</text:p>
          </table:table-cell>
        </table:table-row>
        <table:table-row table:style-name="ro1">
          <table:table-cell table:number-columns-repeated="2" office:value-type="string">
            <text:p>Suparman</text:p>
          </table:table-cell>
          <table:table-cell table:formula="of:=&quot; &quot; &amp; [.A476] &amp; &quot;:0 ?&quot; &amp; [.B476] &amp; &quot;?&quot;" office:value-type="string" office:string-value=" Suparman:0 ?Suparman?">
            <text:p><text:s/>Suparman:0 ?Suparman?</text:p>
          </table:table-cell>
        </table:table-row>
        <table:table-row table:style-name="ro1">
          <table:table-cell table:number-columns-repeated="2" office:value-type="string">
            <text:p>Supriadi</text:p>
          </table:table-cell>
          <table:table-cell table:formula="of:=&quot; &quot; &amp; [.A477] &amp; &quot;:0 ?&quot; &amp; [.B477] &amp; &quot;?&quot;" office:value-type="string" office:string-value=" Supriadi:0 ?Supriadi?">
            <text:p><text:s/>Supriadi:0 ?Supriadi?</text:p>
          </table:table-cell>
        </table:table-row>
        <table:table-row table:style-name="ro1">
          <table:table-cell table:number-columns-repeated="2" office:value-type="string">
            <text:p>Supriyadi</text:p>
          </table:table-cell>
          <table:table-cell table:formula="of:=&quot; &quot; &amp; [.A478] &amp; &quot;:0 ?&quot; &amp; [.B478] &amp; &quot;?&quot;" office:value-type="string" office:string-value=" Supriyadi:0 ?Supriyadi?">
            <text:p><text:s/>Supriyadi:0 ?Supriyadi?</text:p>
          </table:table-cell>
        </table:table-row>
        <table:table-row table:style-name="ro1">
          <table:table-cell table:number-columns-repeated="2" office:value-type="string">
            <text:p>Supriyanto</text:p>
          </table:table-cell>
          <table:table-cell table:formula="of:=&quot; &quot; &amp; [.A479] &amp; &quot;:0 ?&quot; &amp; [.B479] &amp; &quot;?&quot;" office:value-type="string" office:string-value=" Supriyanto:0 ?Supriyanto?">
            <text:p><text:s/>Supriyanto:0 ?Supriyanto?</text:p>
          </table:table-cell>
        </table:table-row>
        <table:table-row table:style-name="ro1">
          <table:table-cell table:number-columns-repeated="2" office:value-type="string">
            <text:p>Supriyono</text:p>
          </table:table-cell>
          <table:table-cell table:formula="of:=&quot; &quot; &amp; [.A480] &amp; &quot;:0 ?&quot; &amp; [.B480] &amp; &quot;?&quot;" office:value-type="string" office:string-value=" Supriyono:0 ?Supriyono?">
            <text:p><text:s/>Supriyono:0 ?Supriyono?</text:p>
          </table:table-cell>
        </table:table-row>
        <table:table-row table:style-name="ro1">
          <table:table-cell office:value-type="string">
            <text:p>Surabaya</text:p>
          </table:table-cell>
          <table:table-cell table:formula="of:=[.A481]" office:value-type="string" office:string-value="Surabaya">
            <text:p>Surabaya</text:p>
          </table:table-cell>
          <table:table-cell table:formula="of:=&quot; &quot; &amp; [.A481] &amp; &quot;:0 ?&quot; &amp; [.B481] &amp; &quot;?&quot;" office:value-type="string" office:string-value=" Surabaya:0 ?Surabaya?">
            <text:p><text:s/>Surabaya:0 ?Surabaya?</text:p>
          </table:table-cell>
        </table:table-row>
        <table:table-row table:style-name="ro1">
          <table:table-cell office:value-type="string">
            <text:p>Suraprabhawa</text:p>
          </table:table-cell>
          <table:table-cell table:formula="of:=[.A482]" office:value-type="string" office:string-value="Suraprabhawa">
            <text:p>Suraprabhawa</text:p>
          </table:table-cell>
          <table:table-cell table:formula="of:=&quot; &quot; &amp; [.A482] &amp; &quot;:0 ?&quot; &amp; [.B482] &amp; &quot;?&quot;" office:value-type="string" office:string-value=" Suraprabhawa:0 ?Suraprabhawa?">
            <text:p><text:s/>Suraprabhawa:0 ?Suraprabhawa?</text:p>
          </table:table-cell>
        </table:table-row>
        <table:table-row table:style-name="ro1">
          <table:table-cell table:number-columns-repeated="2" office:value-type="string">
            <text:p>Suratinoyo</text:p>
          </table:table-cell>
          <table:table-cell table:formula="of:=&quot; &quot; &amp; [.A483] &amp; &quot;:0 ?&quot; &amp; [.B483] &amp; &quot;?&quot;" office:value-type="string" office:string-value=" Suratinoyo:0 ?Suratinoyo?">
            <text:p><text:s/>Suratinoyo:0 ?Suratinoyo?</text:p>
          </table:table-cell>
        </table:table-row>
        <table:table-row table:style-name="ro1">
          <table:table-cell table:number-columns-repeated="2" office:value-type="string">
            <text:p>Suratno</text:p>
          </table:table-cell>
          <table:table-cell table:formula="of:=&quot; &quot; &amp; [.A484] &amp; &quot;:0 ?&quot; &amp; [.B484] &amp; &quot;?&quot;" office:value-type="string" office:string-value=" Suratno:0 ?Suratno?">
            <text:p><text:s/>Suratno:0 ?Suratno?</text:p>
          </table:table-cell>
        </table:table-row>
        <table:table-row table:style-name="ro1">
          <table:table-cell table:number-columns-repeated="2" office:value-type="string">
            <text:p>Suriani</text:p>
          </table:table-cell>
          <table:table-cell table:formula="of:=&quot; &quot; &amp; [.A485] &amp; &quot;:0 ?&quot; &amp; [.B485] &amp; &quot;?&quot;" office:value-type="string" office:string-value=" Suriani:0 ?Suriani?">
            <text:p><text:s/>Suriani:0 ?Suriani?</text:p>
          </table:table-cell>
        </table:table-row>
        <table:table-row table:style-name="ro1">
          <table:table-cell table:number-columns-repeated="2" office:value-type="string">
            <text:p>Suriawati</text:p>
          </table:table-cell>
          <table:table-cell table:formula="of:=&quot; &quot; &amp; [.A486] &amp; &quot;:0 ?&quot; &amp; [.B486] &amp; &quot;?&quot;" office:value-type="string" office:string-value=" Suriawati:0 ?Suriawati?">
            <text:p><text:s/>Suriawati:0 ?Suriawati?</text:p>
          </table:table-cell>
        </table:table-row>
        <table:table-row table:style-name="ro1">
          <table:table-cell table:number-columns-repeated="2" office:value-type="string">
            <text:p>Surintan</text:p>
          </table:table-cell>
          <table:table-cell table:formula="of:=&quot; &quot; &amp; [.A487] &amp; &quot;:0 ?&quot; &amp; [.B487] &amp; &quot;?&quot;" office:value-type="string" office:string-value=" Surintan:0 ?Surintan?">
            <text:p><text:s/>Surintan:0 ?Surintan?</text:p>
          </table:table-cell>
        </table:table-row>
        <table:table-row table:style-name="ro1">
          <table:table-cell table:number-columns-repeated="2" office:value-type="string">
            <text:p>Suryo</text:p>
          </table:table-cell>
          <table:table-cell table:formula="of:=&quot; &quot; &amp; [.A488] &amp; &quot;:0 ?&quot; &amp; [.B488] &amp; &quot;?&quot;" office:value-type="string" office:string-value=" Suryo:0 ?Suryo?">
            <text:p><text:s/>Suryo:0 ?Suryo?</text:p>
          </table:table-cell>
        </table:table-row>
        <table:table-row table:style-name="ro1">
          <table:table-cell table:number-columns-repeated="2" office:value-type="string">
            <text:p>Suryono</text:p>
          </table:table-cell>
          <table:table-cell table:formula="of:=&quot; &quot; &amp; [.A489] &amp; &quot;:0 ?&quot; &amp; [.B489] &amp; &quot;?&quot;" office:value-type="string" office:string-value=" Suryono:0 ?Suryono?">
            <text:p><text:s/>Suryono:0 ?Suryono?</text:p>
          </table:table-cell>
        </table:table-row>
        <table:table-row table:style-name="ro1">
          <table:table-cell table:number-columns-repeated="2" office:value-type="string">
            <text:p>Susilowati</text:p>
          </table:table-cell>
          <table:table-cell table:formula="of:=&quot; &quot; &amp; [.A490] &amp; &quot;:0 ?&quot; &amp; [.B490] &amp; &quot;?&quot;" office:value-type="string" office:string-value=" Susilowati:0 ?Susilowati?">
            <text:p><text:s/>Susilowati:0 ?Susilowati?</text:p>
          </table:table-cell>
        </table:table-row>
        <table:table-row table:style-name="ro1">
          <table:table-cell table:number-columns-repeated="2" office:value-type="string">
            <text:p>Sutrisno</text:p>
          </table:table-cell>
          <table:table-cell table:formula="of:=&quot; &quot; &amp; [.A491] &amp; &quot;:0 ?&quot; &amp; [.B491] &amp; &quot;?&quot;" office:value-type="string" office:string-value=" Sutrisno:0 ?Sutrisno?">
            <text:p><text:s/>Sutrisno:0 ?Sutrisno?</text:p>
          </table:table-cell>
        </table:table-row>
        <table:table-row table:style-name="ro1">
          <table:table-cell table:number-columns-repeated="2" office:value-type="string">
            <text:p>Suwarni</text:p>
          </table:table-cell>
          <table:table-cell table:formula="of:=&quot; &quot; &amp; [.A492] &amp; &quot;:0 ?&quot; &amp; [.B492] &amp; &quot;?&quot;" office:value-type="string" office:string-value=" Suwarni:0 ?Suwarni?">
            <text:p><text:s/>Suwarni:0 ?Suwarni?</text:p>
          </table:table-cell>
        </table:table-row>
        <table:table-row table:style-name="ro1">
          <table:table-cell table:number-columns-repeated="2" office:value-type="string">
            <text:p>Suwarno</text:p>
          </table:table-cell>
          <table:table-cell table:formula="of:=&quot; &quot; &amp; [.A493] &amp; &quot;:0 ?&quot; &amp; [.B493] &amp; &quot;?&quot;" office:value-type="string" office:string-value=" Suwarno:0 ?Suwarno?">
            <text:p><text:s/>Suwarno:0 ?Suwarno?</text:p>
          </table:table-cell>
        </table:table-row>
        <table:table-row table:style-name="ro1">
          <table:table-cell table:number-columns-repeated="2" office:value-type="string">
            <text:p>Suwondo</text:p>
          </table:table-cell>
          <table:table-cell table:formula="of:=&quot; &quot; &amp; [.A494] &amp; &quot;:0 ?&quot; &amp; [.B494] &amp; &quot;?&quot;" office:value-type="string" office:string-value=" Suwondo:0 ?Suwondo?">
            <text:p><text:s/>Suwondo:0 ?Suwondo?</text:p>
          </table:table-cell>
        </table:table-row>
        <table:table-row table:style-name="ro1">
          <table:table-cell table:number-columns-repeated="2" office:value-type="string">
            <text:p>Suyatno</text:p>
          </table:table-cell>
          <table:table-cell table:formula="of:=&quot; &quot; &amp; [.A495] &amp; &quot;:0 ?&quot; &amp; [.B495] &amp; &quot;?&quot;" office:value-type="string" office:string-value=" Suyatno:0 ?Suyatno?">
            <text:p><text:s/>Suyatno:0 ?Suyatno?</text:p>
          </table:table-cell>
        </table:table-row>
        <table:table-row table:style-name="ro1">
          <table:table-cell table:number-columns-repeated="2" office:value-type="string">
            <text:p>Suyitno</text:p>
          </table:table-cell>
          <table:table-cell table:formula="of:=&quot; &quot; &amp; [.A496] &amp; &quot;:0 ?&quot; &amp; [.B496] &amp; &quot;?&quot;" office:value-type="string" office:string-value=" Suyitno:0 ?Suyitno?">
            <text:p><text:s/>Suyitno:0 ?Suyitno?</text:p>
          </table:table-cell>
        </table:table-row>
        <table:table-row table:style-name="ro1">
          <table:table-cell office:value-type="string">
            <text:p>Tahiata</text:p>
          </table:table-cell>
          <table:table-cell table:formula="of:=[.A497]" office:value-type="string" office:string-value="Tahiata">
            <text:p>Tahiata</text:p>
          </table:table-cell>
          <table:table-cell table:formula="of:=&quot; &quot; &amp; [.A497] &amp; &quot;:0 ?&quot; &amp; [.B497] &amp; &quot;?&quot;" office:value-type="string" office:string-value=" Tahiata:0 ?Tahiata?">
            <text:p><text:s/>Tahiata:0 ?Tahiata?</text:p>
          </table:table-cell>
        </table:table-row>
        <table:table-row table:style-name="ro1">
          <table:table-cell office:value-type="string">
            <text:p>Taiana</text:p>
          </table:table-cell>
          <table:table-cell table:formula="of:=[.A498]" office:value-type="string" office:string-value="Taiana">
            <text:p>Taiana</text:p>
          </table:table-cell>
          <table:table-cell table:formula="of:=&quot; &quot; &amp; [.A498] &amp; &quot;:0 ?&quot; &amp; [.B498] &amp; &quot;?&quot;" office:value-type="string" office:string-value=" Taiana:0 ?Taiana?">
            <text:p><text:s/>Taiana:0 ?Taiana?</text:p>
          </table:table-cell>
        </table:table-row>
        <table:table-row table:style-name="ro1">
          <table:table-cell office:value-type="string">
            <text:p>Taina</text:p>
          </table:table-cell>
          <table:table-cell table:formula="of:=[.A499]" office:value-type="string" office:string-value="Taina">
            <text:p>Taina</text:p>
          </table:table-cell>
          <table:table-cell table:formula="of:=&quot; &quot; &amp; [.A499] &amp; &quot;:0 ?&quot; &amp; [.B499] &amp; &quot;?&quot;" office:value-type="string" office:string-value=" Taina:0 ?Taina?">
            <text:p><text:s/>Taina:0 ?Taina?</text:p>
          </table:table-cell>
        </table:table-row>
        <table:table-row table:style-name="ro1">
          <table:table-cell table:number-columns-repeated="2" office:value-type="string">
            <text:p>Tanggang</text:p>
          </table:table-cell>
          <table:table-cell table:formula="of:=&quot; &quot; &amp; [.A500] &amp; &quot;:0 ?&quot; &amp; [.B500] &amp; &quot;?&quot;" office:value-type="string" office:string-value=" Tanggang:0 ?Tanggang?">
            <text:p><text:s/>Tanggang:0 ?Tanggang?</text:p>
          </table:table-cell>
        </table:table-row>
        <table:table-row table:style-name="ro1">
          <table:table-cell office:value-type="string">
            <text:p>Tania</text:p>
          </table:table-cell>
          <table:table-cell table:formula="of:=[.A501]" office:value-type="string" office:string-value="Tania">
            <text:p>Tania</text:p>
          </table:table-cell>
          <table:table-cell table:formula="of:=&quot; &quot; &amp; [.A501] &amp; &quot;:0 ?&quot; &amp; [.B501] &amp; &quot;?&quot;" office:value-type="string" office:string-value=" Tania:0 ?Tania?">
            <text:p><text:s/>Tania:0 ?Tania?</text:p>
          </table:table-cell>
        </table:table-row>
        <table:table-row table:style-name="ro1">
          <table:table-cell table:number-columns-repeated="2" office:value-type="string">
            <text:p>Tarung</text:p>
          </table:table-cell>
          <table:table-cell table:formula="of:=&quot; &quot; &amp; [.A502] &amp; &quot;:0 ?&quot; &amp; [.B502] &amp; &quot;?&quot;" office:value-type="string" office:string-value=" Tarung:0 ?Tarung?">
            <text:p><text:s/>Tarung:0 ?Tarung?</text:p>
          </table:table-cell>
        </table:table-row>
        <table:table-row table:style-name="ro1">
          <table:table-cell table:number-columns-repeated="2" office:value-type="string">
            <text:p>Taufan</text:p>
          </table:table-cell>
          <table:table-cell table:formula="of:=&quot; &quot; &amp; [.A503] &amp; &quot;:0 ?&quot; &amp; [.B503] &amp; &quot;?&quot;" office:value-type="string" office:string-value=" Taufan:0 ?Taufan?">
            <text:p><text:s/>Taufan:0 ?Taufan?</text:p>
          </table:table-cell>
        </table:table-row>
        <table:table-row table:style-name="ro1">
          <table:table-cell table:number-columns-repeated="2" office:value-type="string">
            <text:p>Taufik</text:p>
          </table:table-cell>
          <table:table-cell table:formula="of:=&quot; &quot; &amp; [.A504] &amp; &quot;:0 ?&quot; &amp; [.B504] &amp; &quot;?&quot;" office:value-type="string" office:string-value=" Taufik:0 ?Taufik?">
            <text:p><text:s/>Taufik:0 ?Taufik?</text:p>
          </table:table-cell>
        </table:table-row>
        <table:table-row table:style-name="ro1">
          <table:table-cell office:value-type="string">
            <text:p>Taurua</text:p>
          </table:table-cell>
          <table:table-cell table:formula="of:=[.A505]" office:value-type="string" office:string-value="Taurua">
            <text:p>Taurua</text:p>
          </table:table-cell>
          <table:table-cell table:formula="of:=&quot; &quot; &amp; [.A505] &amp; &quot;:0 ?&quot; &amp; [.B505] &amp; &quot;?&quot;" office:value-type="string" office:string-value=" Taurua:0 ?Taurua?">
            <text:p><text:s/>Taurua:0 ?Taurua?</text:p>
          </table:table-cell>
        </table:table-row>
        <table:table-row table:style-name="ro1">
          <table:table-cell office:value-type="string">
            <text:p>Tautiare</text:p>
          </table:table-cell>
          <table:table-cell table:formula="of:=[.A506]" office:value-type="string" office:string-value="Tautiare">
            <text:p>Tautiare</text:p>
          </table:table-cell>
          <table:table-cell table:formula="of:=&quot; &quot; &amp; [.A506] &amp; &quot;:0 ?&quot; &amp; [.B506] &amp; &quot;?&quot;" office:value-type="string" office:string-value=" Tautiare:0 ?Tautiare?">
            <text:p><text:s/>Tautiare:0 ?Tautiare?</text:p>
          </table:table-cell>
        </table:table-row>
        <table:table-row table:style-name="ro1">
          <table:table-cell table:number-columns-repeated="2" office:value-type="string">
            <text:p>Teguh</text:p>
          </table:table-cell>
          <table:table-cell table:formula="of:=&quot; &quot; &amp; [.A507] &amp; &quot;:0 ?&quot; &amp; [.B507] &amp; &quot;?&quot;" office:value-type="string" office:string-value=" Teguh:0 ?Teguh?">
            <text:p><text:s/>Teguh:0 ?Teguh?</text:p>
          </table:table-cell>
        </table:table-row>
        <table:table-row table:style-name="ro1">
          <table:table-cell table:number-columns-repeated="2" office:value-type="string">
            <text:p>Teh</text:p>
          </table:table-cell>
          <table:table-cell table:formula="of:=&quot; &quot; &amp; [.A508] &amp; &quot;:0 ?&quot; &amp; [.B508] &amp; &quot;?&quot;" office:value-type="string" office:string-value=" Teh:0 ?Teh?">
            <text:p><text:s/>Teh:0 ?Teh?</text:p>
          </table:table-cell>
        </table:table-row>
        <table:table-row table:style-name="ro1">
          <table:table-cell office:value-type="string">
            <text:p>Tehani</text:p>
          </table:table-cell>
          <table:table-cell table:formula="of:=[.A509]" office:value-type="string" office:string-value="Tehani">
            <text:p>Tehani</text:p>
          </table:table-cell>
          <table:table-cell table:formula="of:=&quot; &quot; &amp; [.A509] &amp; &quot;:0 ?&quot; &amp; [.B509] &amp; &quot;?&quot;" office:value-type="string" office:string-value=" Tehani:0 ?Tehani?">
            <text:p><text:s/>Tehani:0 ?Tehani?</text:p>
          </table:table-cell>
        </table:table-row>
        <table:table-row table:style-name="ro1">
          <table:table-cell office:value-type="string">
            <text:p>Tehea</text:p>
          </table:table-cell>
          <table:table-cell table:formula="of:=[.A510]" office:value-type="string" office:string-value="Tehea">
            <text:p>Tehea</text:p>
          </table:table-cell>
          <table:table-cell table:formula="of:=&quot; &quot; &amp; [.A510] &amp; &quot;:0 ?&quot; &amp; [.B510] &amp; &quot;?&quot;" office:value-type="string" office:string-value=" Tehea:0 ?Tehea?">
            <text:p><text:s/>Tehea:0 ?Tehea?</text:p>
          </table:table-cell>
        </table:table-row>
        <table:table-row table:style-name="ro1">
          <table:table-cell table:number-columns-repeated="2" office:value-type="string">
            <text:p>Tempawan</text:p>
          </table:table-cell>
          <table:table-cell table:formula="of:=&quot; &quot; &amp; [.A511] &amp; &quot;:0 ?&quot; &amp; [.B511] &amp; &quot;?&quot;" office:value-type="string" office:string-value=" Tempawan:0 ?Tempawan?">
            <text:p><text:s/>Tempawan:0 ?Tempawan?</text:p>
          </table:table-cell>
        </table:table-row>
        <table:table-row table:style-name="ro1">
          <table:table-cell table:number-columns-repeated="2" office:value-type="string">
            <text:p>Tempawi</text:p>
          </table:table-cell>
          <table:table-cell table:formula="of:=&quot; &quot; &amp; [.A512] &amp; &quot;:0 ?&quot; &amp; [.B512] &amp; &quot;?&quot;" office:value-type="string" office:string-value=" Tempawi:0 ?Tempawi?">
            <text:p><text:s/>Tempawi:0 ?Tempawi?</text:p>
          </table:table-cell>
        </table:table-row>
        <table:table-row table:style-name="ro1">
          <table:table-cell office:value-type="string">
            <text:p>Teora</text:p>
          </table:table-cell>
          <table:table-cell table:formula="of:=[.A513]" office:value-type="string" office:string-value="Teora">
            <text:p>Teora</text:p>
          </table:table-cell>
          <table:table-cell table:formula="of:=&quot; &quot; &amp; [.A513] &amp; &quot;:0 ?&quot; &amp; [.B513] &amp; &quot;?&quot;" office:value-type="string" office:string-value=" Teora:0 ?Teora?">
            <text:p><text:s/>Teora:0 ?Teora?</text:p>
          </table:table-cell>
        </table:table-row>
        <table:table-row table:style-name="ro1">
          <table:table-cell office:value-type="string">
            <text:p>Tera</text:p>
          </table:table-cell>
          <table:table-cell table:formula="of:=[.A514]" office:value-type="string" office:string-value="Tera">
            <text:p>Tera</text:p>
          </table:table-cell>
          <table:table-cell table:formula="of:=&quot; &quot; &amp; [.A514] &amp; &quot;:0 ?&quot; &amp; [.B514] &amp; &quot;?&quot;" office:value-type="string" office:string-value=" Tera:0 ?Tera?">
            <text:p><text:s/>Tera:0 ?Tera?</text:p>
          </table:table-cell>
        </table:table-row>
        <table:table-row table:style-name="ro1">
          <table:table-cell table:number-columns-repeated="2" office:value-type="string">
            <text:p>Teratai</text:p>
          </table:table-cell>
          <table:table-cell table:formula="of:=&quot; &quot; &amp; [.A515] &amp; &quot;:0 ?&quot; &amp; [.B515] &amp; &quot;?&quot;" office:value-type="string" office:string-value=" Teratai:0 ?Teratai?">
            <text:p><text:s/>Teratai:0 ?Teratai?</text:p>
          </table:table-cell>
        </table:table-row>
        <table:table-row table:style-name="ro1">
          <table:table-cell office:value-type="string">
            <text:p>Terengganu</text:p>
          </table:table-cell>
          <table:table-cell table:formula="of:=[.A516]" office:value-type="string" office:string-value="Terengganu">
            <text:p>Terengganu</text:p>
          </table:table-cell>
          <table:table-cell table:formula="of:=&quot; &quot; &amp; [.A516] &amp; &quot;:0 ?&quot; &amp; [.B516] &amp; &quot;?&quot;" office:value-type="string" office:string-value=" Terengganu:0 ?Terengganu?">
            <text:p><text:s/>Terengganu:0 ?Terengganu?</text:p>
          </table:table-cell>
        </table:table-row>
        <table:table-row table:style-name="ro1">
          <table:table-cell table:number-columns-repeated="2" office:value-type="string">
            <text:p>Teruna</text:p>
          </table:table-cell>
          <table:table-cell table:formula="of:=&quot; &quot; &amp; [.A517] &amp; &quot;:0 ?&quot; &amp; [.B517] &amp; &quot;?&quot;" office:value-type="string" office:string-value=" Teruna:0 ?Teruna?">
            <text:p><text:s/>Teruna:0 ?Teruna?</text:p>
          </table:table-cell>
        </table:table-row>
        <table:table-row table:style-name="ro1">
          <table:table-cell office:value-type="string">
            <text:p>Tevai</text:p>
          </table:table-cell>
          <table:table-cell table:formula="of:=[.A518]" office:value-type="string" office:string-value="Tevai">
            <text:p>Tevai</text:p>
          </table:table-cell>
          <table:table-cell table:formula="of:=&quot; &quot; &amp; [.A518] &amp; &quot;:0 ?&quot; &amp; [.B518] &amp; &quot;?&quot;" office:value-type="string" office:string-value=" Tevai:0 ?Tevai?">
            <text:p><text:s/>Tevai:0 ?Tevai?</text:p>
          </table:table-cell>
        </table:table-row>
        <table:table-row table:style-name="ro1">
          <table:table-cell table:number-columns-repeated="2" office:value-type="string">
            <text:p>Tijah</text:p>
          </table:table-cell>
          <table:table-cell table:formula="of:=&quot; &quot; &amp; [.A519] &amp; &quot;:0 ?&quot; &amp; [.B519] &amp; &quot;?&quot;" office:value-type="string" office:string-value=" Tijah:0 ?Tijah?">
            <text:p><text:s/>Tijah:0 ?Tijah?</text:p>
          </table:table-cell>
        </table:table-row>
        <table:table-row table:style-name="ro1">
          <table:table-cell table:number-columns-repeated="2" office:value-type="string">
            <text:p>Tipah</text:p>
          </table:table-cell>
          <table:table-cell table:formula="of:=&quot; &quot; &amp; [.A520] &amp; &quot;:0 ?&quot; &amp; [.B520] &amp; &quot;?&quot;" office:value-type="string" office:string-value=" Tipah:0 ?Tipah?">
            <text:p><text:s/>Tipah:0 ?Tipah?</text:p>
          </table:table-cell>
        </table:table-row>
        <table:table-row table:style-name="ro1">
          <table:table-cell office:value-type="string">
            <text:p>Titaina</text:p>
          </table:table-cell>
          <table:table-cell table:formula="of:=[.A521]" office:value-type="string" office:string-value="Titaina">
            <text:p>Titaina</text:p>
          </table:table-cell>
          <table:table-cell table:formula="of:=&quot; &quot; &amp; [.A521] &amp; &quot;:0 ?&quot; &amp; [.B521] &amp; &quot;?&quot;" office:value-type="string" office:string-value=" Titaina:0 ?Titaina?">
            <text:p><text:s/>Titaina:0 ?Titaina?</text:p>
          </table:table-cell>
        </table:table-row>
        <table:table-row table:style-name="ro1">
          <table:table-cell office:value-type="string">
            <text:p>Titaua</text:p>
          </table:table-cell>
          <table:table-cell table:formula="of:=[.A522]" office:value-type="string" office:string-value="Titaua">
            <text:p>Titaua</text:p>
          </table:table-cell>
          <table:table-cell table:formula="of:=&quot; &quot; &amp; [.A522] &amp; &quot;:0 ?&quot; &amp; [.B522] &amp; &quot;?&quot;" office:value-type="string" office:string-value=" Titaua:0 ?Titaua?">
            <text:p><text:s/>Titaua:0 ?Titaua?</text:p>
          </table:table-cell>
        </table:table-row>
        <table:table-row table:style-name="ro1">
          <table:table-cell office:value-type="string">
            <text:p>Tondo</text:p>
          </table:table-cell>
          <table:table-cell table:formula="of:=[.A523]" office:value-type="string" office:string-value="Tondo">
            <text:p>Tondo</text:p>
          </table:table-cell>
          <table:table-cell table:formula="of:=&quot; &quot; &amp; [.A523] &amp; &quot;:0 ?&quot; &amp; [.B523] &amp; &quot;?&quot;" office:value-type="string" office:string-value=" Tondo:0 ?Tondo?">
            <text:p><text:s/>Tondo:0 ?Tondo?</text:p>
          </table:table-cell>
        </table:table-row>
        <table:table-row table:style-name="ro1">
          <table:table-cell table:number-columns-repeated="2" office:value-type="string">
            <text:p>Trisno</text:p>
          </table:table-cell>
          <table:table-cell table:formula="of:=&quot; &quot; &amp; [.A524] &amp; &quot;:0 ?&quot; &amp; [.B524] &amp; &quot;?&quot;" office:value-type="string" office:string-value=" Trisno:0 ?Trisno?">
            <text:p><text:s/>Trisno:0 ?Trisno?</text:p>
          </table:table-cell>
        </table:table-row>
        <table:table-row table:style-name="ro1">
          <table:table-cell table:number-columns-repeated="2" office:value-type="string">
            <text:p>Tsalenggathu</text:p>
          </table:table-cell>
          <table:table-cell table:formula="of:=&quot; &quot; &amp; [.A525] &amp; &quot;:0 ?&quot; &amp; [.B525] &amp; &quot;?&quot;" office:value-type="string" office:string-value=" Tsalenggathu:0 ?Tsalenggathu?">
            <text:p><text:s/>Tsalenggathu:0 ?Tsalenggathu?</text:p>
          </table:table-cell>
        </table:table-row>
        <table:table-row table:style-name="ro1">
          <table:table-cell office:value-type="string">
            <text:p>Tsau_Lha</text:p>
          </table:table-cell>
          <table:table-cell office:value-type="string">
            <text:p>Tsau-Lha</text:p>
          </table:table-cell>
          <table:table-cell table:formula="of:=&quot; &quot; &amp; [.A526] &amp; &quot;:0 ?&quot; &amp; [.B526] &amp; &quot;?&quot;" office:value-type="string" office:string-value=" Tsau_Lha:0 ?Tsau-Lha?">
            <text:p><text:s/>Tsau_Lha:0 ?Tsau-Lha?</text:p>
          </table:table-cell>
        </table:table-row>
        <table:table-row table:style-name="ro1">
          <table:table-cell table:number-columns-repeated="2" office:value-type="string">
            <text:p>Tuah</text:p>
          </table:table-cell>
          <table:table-cell table:formula="of:=&quot; &quot; &amp; [.A527] &amp; &quot;:0 ?&quot; &amp; [.B527] &amp; &quot;?&quot;" office:value-type="string" office:string-value=" Tuah:0 ?Tuah?">
            <text:p><text:s/>Tuah:0 ?Tuah?</text:p>
          </table:table-cell>
        </table:table-row>
        <table:table-row table:style-name="ro1">
          <table:table-cell office:value-type="string">
            <text:p>Tuianu</text:p>
          </table:table-cell>
          <table:table-cell table:formula="of:=[.A528]" office:value-type="string" office:string-value="Tuianu">
            <text:p>Tuianu</text:p>
          </table:table-cell>
          <table:table-cell table:formula="of:=&quot; &quot; &amp; [.A528] &amp; &quot;:0 ?&quot; &amp; [.B528] &amp; &quot;?&quot;" office:value-type="string" office:string-value=" Tuianu:0 ?Tuianu?">
            <text:p><text:s/>Tuianu:0 ?Tuianu?</text:p>
          </table:table-cell>
        </table:table-row>
        <table:table-row table:style-name="ro1">
          <table:table-cell office:value-type="string">
            <text:p>Tumata</text:p>
          </table:table-cell>
          <table:table-cell table:formula="of:=[.A529]" office:value-type="string" office:string-value="Tumata">
            <text:p>Tumata</text:p>
          </table:table-cell>
          <table:table-cell table:formula="of:=&quot; &quot; &amp; [.A529] &amp; &quot;:0 ?&quot; &amp; [.B529] &amp; &quot;?&quot;" office:value-type="string" office:string-value=" Tumata:0 ?Tumata?">
            <text:p><text:s/>Tumata:0 ?Tumata?</text:p>
          </table:table-cell>
        </table:table-row>
        <table:table-row table:style-name="ro1">
          <table:table-cell office:value-type="string">
            <text:p>Tuni_Butta</text:p>
          </table:table-cell>
          <table:table-cell office:value-type="string">
            <text:p>Tuni Butta</text:p>
          </table:table-cell>
          <table:table-cell table:formula="of:=&quot; &quot; &amp; [.A530] &amp; &quot;:0 ?&quot; &amp; [.B530] &amp; &quot;?&quot;" office:value-type="string" office:string-value=" Tuni_Butta:0 ?Tuni Butta?">
            <text:p><text:s/>Tuni_Butta:0 ?Tuni Butta?</text:p>
          </table:table-cell>
        </table:table-row>
        <table:table-row table:style-name="ro1">
          <table:table-cell office:value-type="string">
            <text:p>Tuni_Djallo</text:p>
          </table:table-cell>
          <table:table-cell office:value-type="string">
            <text:p>Tuni Djallo</text:p>
          </table:table-cell>
          <table:table-cell table:formula="of:=&quot; &quot; &amp; [.A531] &amp; &quot;:0 ?&quot; &amp; [.B531] &amp; &quot;?&quot;" office:value-type="string" office:string-value=" Tuni_Djallo:0 ?Tuni Djallo?">
            <text:p><text:s/>Tuni_Djallo:0 ?Tuni Djallo?</text:p>
          </table:table-cell>
        </table:table-row>
        <table:table-row table:style-name="ro1">
          <table:table-cell office:value-type="string">
            <text:p>Tuni_Djallori</text:p>
          </table:table-cell>
          <table:table-cell office:value-type="string">
            <text:p>Tuni Djallori</text:p>
          </table:table-cell>
          <table:table-cell table:formula="of:=&quot; &quot; &amp; [.A532] &amp; &quot;:0 ?&quot; &amp; [.B532] &amp; &quot;?&quot;" office:value-type="string" office:string-value=" Tuni_Djallori:0 ?Tuni Djallori?">
            <text:p><text:s/>Tuni_Djallori:0 ?Tuni Djallori?</text:p>
          </table:table-cell>
        </table:table-row>
        <table:table-row table:style-name="ro1">
          <table:table-cell office:value-type="string">
            <text:p>Tuni_Palonga</text:p>
          </table:table-cell>
          <table:table-cell office:value-type="string">
            <text:p>Tuni Palonga</text:p>
          </table:table-cell>
          <table:table-cell table:formula="of:=&quot; &quot; &amp; [.A533] &amp; &quot;:0 ?&quot; &amp; [.B533] &amp; &quot;?&quot;" office:value-type="string" office:string-value=" Tuni_Palonga:0 ?Tuni Palonga?">
            <text:p><text:s/>Tuni_Palonga:0 ?Tuni Palonga?</text:p>
          </table:table-cell>
        </table:table-row>
        <table:table-row table:style-name="ro1">
          <table:table-cell office:value-type="string">
            <text:p>Tuni_Parisi</text:p>
          </table:table-cell>
          <table:table-cell office:value-type="string">
            <text:p>Tuni Parisi</text:p>
          </table:table-cell>
          <table:table-cell table:formula="of:=&quot; &quot; &amp; [.A534] &amp; &quot;:0 ?&quot; &amp; [.B534] &amp; &quot;?&quot;" office:value-type="string" office:string-value=" Tuni_Parisi:0 ?Tuni Parisi?">
            <text:p><text:s/>Tuni_Parisi:0 ?Tuni Parisi?</text:p>
          </table:table-cell>
        </table:table-row>
        <table:table-row table:style-name="ro1">
          <table:table-cell office:value-type="string">
            <text:p>Tuni_Pasulu</text:p>
          </table:table-cell>
          <table:table-cell office:value-type="string">
            <text:p>Tuni Pasulu</text:p>
          </table:table-cell>
          <table:table-cell table:formula="of:=&quot; &quot; &amp; [.A535] &amp; &quot;:0 ?&quot; &amp; [.B535] &amp; &quot;?&quot;" office:value-type="string" office:string-value=" Tuni_Pasulu:0 ?Tuni Pasulu?">
            <text:p><text:s/>Tuni_Pasulu:0 ?Tuni Pasulu?</text:p>
          </table:table-cell>
        </table:table-row>
        <table:table-row table:style-name="ro1">
          <table:table-cell table:number-columns-repeated="2" office:value-type="string">
            <text:p>Tunitangkalopi</text:p>
          </table:table-cell>
          <table:table-cell table:formula="of:=&quot; &quot; &amp; [.A536] &amp; &quot;:0 ?&quot; &amp; [.B536] &amp; &quot;?&quot;" office:value-type="string" office:string-value=" Tunitangkalopi:0 ?Tunitangkalopi?">
            <text:p><text:s/>Tunitangkalopi:0 ?Tunitangkalopi?</text:p>
          </table:table-cell>
        </table:table-row>
        <table:table-row table:style-name="ro1">
          <table:table-cell office:value-type="string">
            <text:p>Tunyachoka_ri</text:p>
          </table:table-cell>
          <table:table-cell office:value-type="string">
            <text:p>Tunyachoka-ri </text:p>
          </table:table-cell>
          <table:table-cell table:formula="of:=&quot; &quot; &amp; [.A537] &amp; &quot;:0 ?&quot; &amp; [.B537] &amp; &quot;?&quot;" office:value-type="string" office:string-value=" Tunyachoka_ri:0 ?Tunyachoka-ri ?">
            <text:p><text:s/>Tunyachoka_ri:0 ?Tunyachoka-ri ?</text:p>
          </table:table-cell>
        </table:table-row>
        <table:table-row table:style-name="ro1">
          <table:table-cell table:number-columns-repeated="2" office:value-type="string">
            <text:p>Uda</text:p>
          </table:table-cell>
          <table:table-cell table:formula="of:=&quot; &quot; &amp; [.A538] &amp; &quot;:0 ?&quot; &amp; [.B538] &amp; &quot;?&quot;" office:value-type="string" office:string-value=" Uda:0 ?Uda?">
            <text:p><text:s/>Uda:0 ?Uda?</text:p>
          </table:table-cell>
        </table:table-row>
        <table:table-row table:style-name="ro1">
          <table:table-cell table:number-columns-repeated="2" office:value-type="string">
            <text:p>Ujang</text:p>
          </table:table-cell>
          <table:table-cell table:formula="of:=&quot; &quot; &amp; [.A539] &amp; &quot;:0 ?&quot; &amp; [.B539] &amp; &quot;?&quot;" office:value-type="string" office:string-value=" Ujang:0 ?Ujang?">
            <text:p><text:s/>Ujang:0 ?Ujang?</text:p>
          </table:table-cell>
        </table:table-row>
        <table:table-row table:style-name="ro1">
          <table:table-cell office:value-type="string">
            <text:p>Unutea</text:p>
          </table:table-cell>
          <table:table-cell table:formula="of:=[.A540]" office:value-type="string" office:string-value="Unutea">
            <text:p>Unutea</text:p>
          </table:table-cell>
          <table:table-cell table:formula="of:=&quot; &quot; &amp; [.A540] &amp; &quot;:0 ?&quot; &amp; [.B540] &amp; &quot;?&quot;" office:value-type="string" office:string-value=" Unutea:0 ?Unutea?">
            <text:p><text:s/>Unutea:0 ?Unutea?</text:p>
          </table:table-cell>
        </table:table-row>
        <table:table-row table:style-name="ro1">
          <table:table-cell office:value-type="string">
            <text:p>Urarii</text:p>
          </table:table-cell>
          <table:table-cell table:formula="of:=[.A541]" office:value-type="string" office:string-value="Urarii">
            <text:p>Urarii</text:p>
          </table:table-cell>
          <table:table-cell table:formula="of:=&quot; &quot; &amp; [.A541] &amp; &quot;:0 ?&quot; &amp; [.B541] &amp; &quot;?&quot;" office:value-type="string" office:string-value=" Urarii:0 ?Urarii?">
            <text:p><text:s/>Urarii:0 ?Urarii?</text:p>
          </table:table-cell>
        </table:table-row>
        <table:table-row table:style-name="ro1">
          <table:table-cell table:number-columns-repeated="2" office:value-type="string">
            <text:p>Usop</text:p>
          </table:table-cell>
          <table:table-cell table:formula="of:=&quot; &quot; &amp; [.A542] &amp; &quot;:0 ?&quot; &amp; [.B542] &amp; &quot;?&quot;" office:value-type="string" office:string-value=" Usop:0 ?Usop?">
            <text:p><text:s/>Usop:0 ?Usop?</text:p>
          </table:table-cell>
        </table:table-row>
        <table:table-row table:style-name="ro1">
          <table:table-cell office:value-type="string">
            <text:p>Uthmn</text:p>
          </table:table-cell>
          <table:table-cell office:value-type="string">
            <text:p>Uthmân</text:p>
          </table:table-cell>
          <table:table-cell table:formula="of:=&quot; &quot; &amp; [.A543] &amp; &quot;:0 ?&quot; &amp; [.B543] &amp; &quot;?&quot;" office:value-type="string" office:string-value=" Uthmn:0 ?Uthmân?">
            <text:p><text:s/>Uthmn:0 ?Uthmân?</text:p>
          </table:table-cell>
        </table:table-row>
        <table:table-row table:style-name="ro1">
          <table:table-cell table:number-columns-repeated="2" office:value-type="string">
            <text:p>Utomo</text:p>
          </table:table-cell>
          <table:table-cell table:formula="of:=&quot; &quot; &amp; [.A544] &amp; &quot;:0 ?&quot; &amp; [.B544] &amp; &quot;?&quot;" office:value-type="string" office:string-value=" Utomo:0 ?Utomo?">
            <text:p><text:s/>Utomo:0 ?Utomo?</text:p>
          </table:table-cell>
        </table:table-row>
        <table:table-row table:style-name="ro1">
          <table:table-cell office:value-type="string">
            <text:p>Vaea</text:p>
          </table:table-cell>
          <table:table-cell table:formula="of:=[.A545]" office:value-type="string" office:string-value="Vaea">
            <text:p>Vaea</text:p>
          </table:table-cell>
          <table:table-cell table:formula="of:=&quot; &quot; &amp; [.A545] &amp; &quot;:0 ?&quot; &amp; [.B545] &amp; &quot;?&quot;" office:value-type="string" office:string-value=" Vaea:0 ?Vaea?">
            <text:p><text:s/>Vaea:0 ?Vaea?</text:p>
          </table:table-cell>
        </table:table-row>
        <table:table-row table:style-name="ro1">
          <table:table-cell office:value-type="string">
            <text:p>Vaiana</text:p>
          </table:table-cell>
          <table:table-cell table:formula="of:=[.A546]" office:value-type="string" office:string-value="Vaiana">
            <text:p>Vaiana</text:p>
          </table:table-cell>
          <table:table-cell table:formula="of:=&quot; &quot; &amp; [.A546] &amp; &quot;:0 ?&quot; &amp; [.B546] &amp; &quot;?&quot;" office:value-type="string" office:string-value=" Vaiana:0 ?Vaiana?">
            <text:p><text:s/>Vaiana:0 ?Vaiana?</text:p>
          </table:table-cell>
        </table:table-row>
        <table:table-row table:style-name="ro1">
          <table:table-cell office:value-type="string">
            <text:p>Vaianu</text:p>
          </table:table-cell>
          <table:table-cell table:formula="of:=[.A547]" office:value-type="string" office:string-value="Vaianu">
            <text:p>Vaianu</text:p>
          </table:table-cell>
          <table:table-cell table:formula="of:=&quot; &quot; &amp; [.A547] &amp; &quot;:0 ?&quot; &amp; [.B547] &amp; &quot;?&quot;" office:value-type="string" office:string-value=" Vaianu:0 ?Vaianu?">
            <text:p><text:s/>Vaianu:0 ?Vaianu?</text:p>
          </table:table-cell>
        </table:table-row>
        <table:table-row table:style-name="ro1">
          <table:table-cell office:value-type="string">
            <text:p>Vaiata</text:p>
          </table:table-cell>
          <table:table-cell table:formula="of:=[.A548]" office:value-type="string" office:string-value="Vaiata">
            <text:p>Vaiata</text:p>
          </table:table-cell>
          <table:table-cell table:formula="of:=&quot; &quot; &amp; [.A548] &amp; &quot;:0 ?&quot; &amp; [.B548] &amp; &quot;?&quot;" office:value-type="string" office:string-value=" Vaiata:0 ?Vaiata?">
            <text:p><text:s/>Vaiata:0 ?Vaiata?</text:p>
          </table:table-cell>
        </table:table-row>
        <table:table-row table:style-name="ro1">
          <table:table-cell office:value-type="string">
            <text:p>Vaihere</text:p>
          </table:table-cell>
          <table:table-cell table:formula="of:=[.A549]" office:value-type="string" office:string-value="Vaihere">
            <text:p>Vaihere</text:p>
          </table:table-cell>
          <table:table-cell table:formula="of:=&quot; &quot; &amp; [.A549] &amp; &quot;:0 ?&quot; &amp; [.B549] &amp; &quot;?&quot;" office:value-type="string" office:string-value=" Vaihere:0 ?Vaihere?">
            <text:p><text:s/>Vaihere:0 ?Vaihere?</text:p>
          </table:table-cell>
        </table:table-row>
        <table:table-row table:style-name="ro1">
          <table:table-cell office:value-type="string">
            <text:p>Vaimiti</text:p>
          </table:table-cell>
          <table:table-cell table:formula="of:=[.A550]" office:value-type="string" office:string-value="Vaimiti">
            <text:p>Vaimiti</text:p>
          </table:table-cell>
          <table:table-cell table:formula="of:=&quot; &quot; &amp; [.A550] &amp; &quot;:0 ?&quot; &amp; [.B550] &amp; &quot;?&quot;" office:value-type="string" office:string-value=" Vaimiti:0 ?Vaimiti?">
            <text:p><text:s/>Vaimiti:0 ?Vaimiti?</text:p>
          </table:table-cell>
        </table:table-row>
        <table:table-row table:style-name="ro1">
          <table:table-cell office:value-type="string">
            <text:p>Vairea</text:p>
          </table:table-cell>
          <table:table-cell table:formula="of:=[.A551]" office:value-type="string" office:string-value="Vairea">
            <text:p>Vairea</text:p>
          </table:table-cell>
          <table:table-cell table:formula="of:=&quot; &quot; &amp; [.A551] &amp; &quot;:0 ?&quot; &amp; [.B551] &amp; &quot;?&quot;" office:value-type="string" office:string-value=" Vairea:0 ?Vairea?">
            <text:p><text:s/>Vairea:0 ?Vairea?</text:p>
          </table:table-cell>
        </table:table-row>
        <table:table-row table:style-name="ro1">
          <table:table-cell office:value-type="string">
            <text:p>Vaite</text:p>
          </table:table-cell>
          <table:table-cell table:formula="of:=[.A552]" office:value-type="string" office:string-value="Vaite">
            <text:p>Vaite</text:p>
          </table:table-cell>
          <table:table-cell table:formula="of:=&quot; &quot; &amp; [.A552] &amp; &quot;:0 ?&quot; &amp; [.B552] &amp; &quot;?&quot;" office:value-type="string" office:string-value=" Vaite:0 ?Vaite?">
            <text:p><text:s/>Vaite:0 ?Vaite?</text:p>
          </table:table-cell>
        </table:table-row>
        <table:table-row table:style-name="ro1">
          <table:table-cell office:value-type="string">
            <text:p>Vaitiare</text:p>
          </table:table-cell>
          <table:table-cell table:formula="of:=[.A553]" office:value-type="string" office:string-value="Vaitiare">
            <text:p>Vaitiare</text:p>
          </table:table-cell>
          <table:table-cell table:formula="of:=&quot; &quot; &amp; [.A553] &amp; &quot;:0 ?&quot; &amp; [.B553] &amp; &quot;?&quot;" office:value-type="string" office:string-value=" Vaitiare:0 ?Vaitiare?">
            <text:p><text:s/>Vaitiare:0 ?Vaitiare?</text:p>
          </table:table-cell>
        </table:table-row>
        <table:table-row table:style-name="ro1">
          <table:table-cell office:value-type="string">
            <text:p>Wangi</text:p>
          </table:table-cell>
          <table:table-cell table:formula="of:=[.A554]" office:value-type="string" office:string-value="Wangi">
            <text:p>Wangi</text:p>
          </table:table-cell>
          <table:table-cell table:formula="of:=&quot; &quot; &amp; [.A554] &amp; &quot;:0 ?&quot; &amp; [.B554] &amp; &quot;?&quot;" office:value-type="string" office:string-value=" Wangi:0 ?Wangi?">
            <text:p><text:s/>Wangi:0 ?Wangi?</text:p>
          </table:table-cell>
        </table:table-row>
        <table:table-row table:style-name="ro1">
          <table:table-cell table:number-columns-repeated="2" office:value-type="string">
            <text:p>Warna</text:p>
          </table:table-cell>
          <table:table-cell table:formula="of:=&quot; &quot; &amp; [.A555] &amp; &quot;:0 ?&quot; &amp; [.B555] &amp; &quot;?&quot;" office:value-type="string" office:string-value=" Warna:0 ?Warna?">
            <text:p><text:s/>Warna:0 ?Warna?</text:p>
          </table:table-cell>
        </table:table-row>
        <table:table-row table:style-name="ro1">
          <table:table-cell table:number-columns-repeated="2" office:value-type="string">
            <text:p>Wati</text:p>
          </table:table-cell>
          <table:table-cell table:formula="of:=&quot; &quot; &amp; [.A556] &amp; &quot;:0 ?&quot; &amp; [.B556] &amp; &quot;?&quot;" office:value-type="string" office:string-value=" Wati:0 ?Wati?">
            <text:p><text:s/>Wati:0 ?Wati?</text:p>
          </table:table-cell>
        </table:table-row>
        <table:table-row table:style-name="ro1">
          <table:table-cell table:number-columns-repeated="2" office:value-type="string">
            <text:p>Wibisono</text:p>
          </table:table-cell>
          <table:table-cell table:formula="of:=&quot; &quot; &amp; [.A557] &amp; &quot;:0 ?&quot; &amp; [.B557] &amp; &quot;?&quot;" office:value-type="string" office:string-value=" Wibisono:0 ?Wibisono?">
            <text:p><text:s/>Wibisono:0 ?Wibisono?</text:p>
          </table:table-cell>
        </table:table-row>
        <table:table-row table:style-name="ro1">
          <table:table-cell table:number-columns-repeated="2" office:value-type="string">
            <text:p>Widianto</text:p>
          </table:table-cell>
          <table:table-cell table:formula="of:=&quot; &quot; &amp; [.A558] &amp; &quot;:0 ?&quot; &amp; [.B558] &amp; &quot;?&quot;" office:value-type="string" office:string-value=" Widianto:0 ?Widianto?">
            <text:p><text:s/>Widianto:0 ?Widianto?</text:p>
          </table:table-cell>
        </table:table-row>
        <table:table-row table:style-name="ro1">
          <table:table-cell table:number-columns-repeated="2" office:value-type="string">
            <text:p>Widiyanto</text:p>
          </table:table-cell>
          <table:table-cell table:formula="of:=&quot; &quot; &amp; [.A559] &amp; &quot;:0 ?&quot; &amp; [.B559] &amp; &quot;?&quot;" office:value-type="string" office:string-value=" Widiyanto:0 ?Widiyanto?">
            <text:p><text:s/>Widiyanto:0 ?Widiyanto?</text:p>
          </table:table-cell>
        </table:table-row>
        <table:table-row table:style-name="ro1">
          <table:table-cell table:number-columns-repeated="2" office:value-type="string">
            <text:p>Widodo</text:p>
          </table:table-cell>
          <table:table-cell table:formula="of:=&quot; &quot; &amp; [.A560] &amp; &quot;:0 ?&quot; &amp; [.B560] &amp; &quot;?&quot;" office:value-type="string" office:string-value=" Widodo:0 ?Widodo?">
            <text:p><text:s/>Widodo:0 ?Widodo?</text:p>
          </table:table-cell>
        </table:table-row>
        <table:table-row table:style-name="ro1">
          <table:table-cell table:number-columns-repeated="2" office:value-type="string">
            <text:p>Widyastuti</text:p>
          </table:table-cell>
          <table:table-cell table:formula="of:=&quot; &quot; &amp; [.A561] &amp; &quot;:0 ?&quot; &amp; [.B561] &amp; &quot;?&quot;" office:value-type="string" office:string-value=" Widyastuti:0 ?Widyastuti?">
            <text:p><text:s/>Widyastuti:0 ?Widyastuti?</text:p>
          </table:table-cell>
        </table:table-row>
        <table:table-row table:style-name="ro1">
          <table:table-cell table:number-columns-repeated="2" office:value-type="string">
            <text:p>Wiji</text:p>
          </table:table-cell>
          <table:table-cell table:formula="of:=&quot; &quot; &amp; [.A562] &amp; &quot;:0 ?&quot; &amp; [.B562] &amp; &quot;?&quot;" office:value-type="string" office:string-value=" Wiji:0 ?Wiji?">
            <text:p><text:s/>Wiji:0 ?Wiji?</text:p>
          </table:table-cell>
        </table:table-row>
        <table:table-row table:style-name="ro1">
          <table:table-cell office:value-type="string">
            <text:p>Wikramawardhana</text:p>
          </table:table-cell>
          <table:table-cell table:formula="of:=[.A563]" office:value-type="string" office:string-value="Wikramawardhana">
            <text:p>Wikramawardhana</text:p>
          </table:table-cell>
          <table:table-cell table:formula="of:=&quot; &quot; &amp; [.A563] &amp; &quot;:0 ?&quot; &amp; [.B563] &amp; &quot;?&quot;" office:value-type="string" office:string-value=" Wikramawardhana:0 ?Wikramawardhana?">
            <text:p><text:s/>Wikramawardhana:0 ?Wikramawardhana?</text:p>
          </table:table-cell>
        </table:table-row>
        <table:table-row table:style-name="ro1">
          <table:table-cell table:number-columns-repeated="2" office:value-type="string">
            <text:p>Winoto</text:p>
          </table:table-cell>
          <table:table-cell table:formula="of:=&quot; &quot; &amp; [.A564] &amp; &quot;:0 ?&quot; &amp; [.B564] &amp; &quot;?&quot;" office:value-type="string" office:string-value=" Winoto:0 ?Winoto?">
            <text:p><text:s/>Winoto:0 ?Winoto?</text:p>
          </table:table-cell>
        </table:table-row>
        <table:table-row table:style-name="ro1">
          <table:table-cell table:number-columns-repeated="2" office:value-type="string">
            <text:p>Wira</text:p>
          </table:table-cell>
          <table:table-cell table:formula="of:=&quot; &quot; &amp; [.A565] &amp; &quot;:0 ?&quot; &amp; [.B565] &amp; &quot;?&quot;" office:value-type="string" office:string-value=" Wira:0 ?Wira?">
            <text:p><text:s/>Wira:0 ?Wira?</text:p>
          </table:table-cell>
        </table:table-row>
        <table:table-row table:style-name="ro1">
          <table:table-cell table:number-columns-repeated="2" office:value-type="string">
            <text:p>Wiranto</text:p>
          </table:table-cell>
          <table:table-cell table:formula="of:=&quot; &quot; &amp; [.A566] &amp; &quot;:0 ?&quot; &amp; [.B566] &amp; &quot;?&quot;" office:value-type="string" office:string-value=" Wiranto:0 ?Wiranto?">
            <text:p><text:s/>Wiranto:0 ?Wiranto?</text:p>
          </table:table-cell>
        </table:table-row>
        <table:table-row table:style-name="ro1">
          <table:table-cell table:number-columns-repeated="2" office:value-type="string">
            <text:p>Wiro</text:p>
          </table:table-cell>
          <table:table-cell table:formula="of:=&quot; &quot; &amp; [.A567] &amp; &quot;:0 ?&quot; &amp; [.B567] &amp; &quot;?&quot;" office:value-type="string" office:string-value=" Wiro:0 ?Wiro?">
            <text:p><text:s/>Wiro:0 ?Wiro?</text:p>
          </table:table-cell>
        </table:table-row>
        <table:table-row table:style-name="ro1">
          <table:table-cell table:number-columns-repeated="2" office:value-type="string">
            <text:p>Wisnubroto</text:p>
          </table:table-cell>
          <table:table-cell table:formula="of:=&quot; &quot; &amp; [.A568] &amp; &quot;:0 ?&quot; &amp; [.B568] &amp; &quot;?&quot;" office:value-type="string" office:string-value=" Wisnubroto:0 ?Wisnubroto?">
            <text:p><text:s/>Wisnubroto:0 ?Wisnubroto?</text:p>
          </table:table-cell>
        </table:table-row>
        <table:table-row table:style-name="ro1">
          <table:table-cell table:number-columns-repeated="2" office:value-type="string">
            <text:p>Wonopati</text:p>
          </table:table-cell>
          <table:table-cell table:formula="of:=&quot; &quot; &amp; [.A569] &amp; &quot;:0 ?&quot; &amp; [.B569] &amp; &quot;?&quot;" office:value-type="string" office:string-value=" Wonopati:0 ?Wonopati?">
            <text:p><text:s/>Wonopati:0 ?Wonopati?</text:p>
          </table:table-cell>
        </table:table-row>
        <table:table-row table:style-name="ro1">
          <table:table-cell table:number-columns-repeated="2" office:value-type="string">
            <text:p>Wulandari</text:p>
          </table:table-cell>
          <table:table-cell table:formula="of:=&quot; &quot; &amp; [.A570] &amp; &quot;:0 ?&quot; &amp; [.B570] &amp; &quot;?&quot;" office:value-type="string" office:string-value=" Wulandari:0 ?Wulandari?">
            <text:p><text:s/>Wulandari:0 ?Wulandari?</text:p>
          </table:table-cell>
        </table:table-row>
        <table:table-row table:style-name="ro1">
          <table:table-cell table:number-columns-repeated="2" office:value-type="string">
            <text:p>Yahaya</text:p>
          </table:table-cell>
          <table:table-cell table:formula="of:=&quot; &quot; &amp; [.A571] &amp; &quot;:0 ?&quot; &amp; [.B571] &amp; &quot;?&quot;" office:value-type="string" office:string-value=" Yahaya:0 ?Yahaya?">
            <text:p><text:s/>Yahaya:0 ?Yahaya?</text:p>
          </table:table-cell>
        </table:table-row>
        <table:table-row table:style-name="ro1">
          <table:table-cell table:number-columns-repeated="2" office:value-type="string">
            <text:p>Yati</text:p>
          </table:table-cell>
          <table:table-cell table:formula="of:=&quot; &quot; &amp; [.A572] &amp; &quot;:0 ?&quot; &amp; [.B572] &amp; &quot;?&quot;" office:value-type="string" office:string-value=" Yati:0 ?Yati?">
            <text:p><text:s/>Yati:0 ?Yati?</text:p>
          </table:table-cell>
        </table:table-row>
        <table:table-row table:style-name="ro1">
          <table:table-cell table:number-columns-repeated="2" office:value-type="string">
            <text:p>Yatno</text:p>
          </table:table-cell>
          <table:table-cell table:formula="of:=&quot; &quot; &amp; [.A573] &amp; &quot;:0 ?&quot; &amp; [.B573] &amp; &quot;?&quot;" office:value-type="string" office:string-value=" Yatno:0 ?Yatno?">
            <text:p><text:s/>Yatno:0 ?Yatno?</text:p>
          </table:table-cell>
        </table:table-row>
        <table:table-row table:style-name="ro1">
          <table:table-cell table:number-columns-repeated="2" office:value-type="string">
            <text:p>Yeop</text:p>
          </table:table-cell>
          <table:table-cell table:formula="of:=&quot; &quot; &amp; [.A574] &amp; &quot;:0 ?&quot; &amp; [.B574] &amp; &quot;?&quot;" office:value-type="string" office:string-value=" Yeop:0 ?Yeop?">
            <text:p><text:s/>Yeop:0 ?Yeop?</text:p>
          </table:table-cell>
        </table:table-row>
        <table:table-row table:style-name="ro1">
          <table:table-cell table:number-columns-repeated="2" office:value-type="string">
            <text:p>Yudho</text:p>
          </table:table-cell>
          <table:table-cell table:formula="of:=&quot; &quot; &amp; [.A575] &amp; &quot;:0 ?&quot; &amp; [.B575] &amp; &quot;?&quot;" office:value-type="string" office:string-value=" Yudho:0 ?Yudho?">
            <text:p><text:s/>Yudho:0 ?Yudho?</text:p>
          </table:table-cell>
        </table:table-row>
        <table:table-row table:style-name="ro1">
          <table:table-cell table:number-columns-repeated="2" office:value-type="string">
            <text:p>Yudhoyono</text:p>
          </table:table-cell>
          <table:table-cell table:formula="of:=&quot; &quot; &amp; [.A576] &amp; &quot;:0 ?&quot; &amp; [.B576] &amp; &quot;?&quot;" office:value-type="string" office:string-value=" Yudhoyono:0 ?Yudhoyono?">
            <text:p><text:s/>Yudhoyono:0 ?Yudhoyono?</text:p>
          </table:table-cell>
        </table:table-row>
        <table:table-row table:style-name="ro1">
          <table:table-cell table:number-columns-repeated="2" office:value-type="string">
            <text:p>Yudo</text:p>
          </table:table-cell>
          <table:table-cell table:formula="of:=&quot; &quot; &amp; [.A577] &amp; &quot;:0 ?&quot; &amp; [.B577] &amp; &quot;?&quot;" office:value-type="string" office:string-value=" Yudo:0 ?Yudo?">
            <text:p><text:s/>Yudo:0 ?Yudo?</text:p>
          </table:table-cell>
        </table:table-row>
        <table:table-row table:style-name="ro1">
          <table:table-cell table:number-columns-repeated="2" office:value-type="string">
            <text:p>Yuwono</text:p>
          </table:table-cell>
          <table:table-cell table:formula="of:=&quot; &quot; &amp; [.A578] &amp; &quot;:0 ?&quot; &amp; [.B578] &amp; &quot;?&quot;" office:value-type="string" office:string-value=" Yuwono:0 ?Yuwono?">
            <text:p><text:s/>Yuwono:0 ?Yuwono?</text:p>
          </table:table-cell>
        </table:table-row>
        <table:table-row table:style-name="ro1">
          <table:table-cell table:number-columns-repeated="2" office:value-type="string">
            <text:p>Zain</text:p>
          </table:table-cell>
          <table:table-cell table:formula="of:=&quot; &quot; &amp; [.A579] &amp; &quot;:0 ?&quot; &amp; [.B579] &amp; &quot;?&quot;" office:value-type="string" office:string-value=" Zain:0 ?Zain?">
            <text:p><text:s/>Zain:0 ?Zain?</text:p>
          </table:table-cell>
        </table:table-row>
        <table:table-row table:style-name="ro1">
          <table:table-cell table:number-columns-repeated="2" office:value-type="string">
            <text:p>Zakaria</text:p>
          </table:table-cell>
          <table:table-cell table:formula="of:=&quot; &quot; &amp; [.A580] &amp; &quot;:0 ?&quot; &amp; [.B580] &amp; &quot;?&quot;" office:value-type="string" office:string-value=" Zakaria:0 ?Zakaria?">
            <text:p><text:s/>Zakaria:0 ?Zakaria?</text:p>
          </table:table-cell>
        </table:table-row>
        <table:table-row table:style-name="ro1">
          <table:table-cell table:number-columns-repeated="2" office:value-type="string">
            <text:p>Zamrud</text:p>
          </table:table-cell>
          <table:table-cell table:formula="of:=&quot; &quot; &amp; [.A581] &amp; &quot;:0 ?&quot; &amp; [.B581] &amp; &quot;?&quot;" office:value-type="string" office:string-value=" Zamrud:0 ?Zamrud?">
            <text:p><text:s/>Zamrud:0 ?Zamrud?</text:p>
          </table:table-cell>
        </table:table-row>
        <table:table-row table:style-name="ro1">
          <table:table-cell office:value-type="string">
            <text:p>Zaynal_Abidn</text:p>
          </table:table-cell>
          <table:table-cell office:value-type="string">
            <text:p>Zaynal-'Abidîn</text:p>
          </table:table-cell>
          <table:table-cell table:formula="of:=&quot; &quot; &amp; [.A582] &amp; &quot;:0 ?&quot; &amp; [.B582] &amp; &quot;?&quot;" office:value-type="string" office:string-value=" Zaynal_Abidn:0 ?Zaynal-'Abidîn?">
            <text:p><text:s/>Zaynal_Abidn:0 ?Zaynal-'Abidîn?</text:p>
          </table:table-cell>
        </table:table-row>
        <table:table-row table:style-name="ro1">
          <table:table-cell table:number-columns-repeated="2" office:value-type="string">
            <text:p>Zohrin</text:p>
          </table:table-cell>
          <table:table-cell table:formula="of:=&quot; &quot; &amp; [.A583] &amp; &quot;:0 ?&quot; &amp; [.B583] &amp; &quot;?&quot;" office:value-type="string" office:string-value=" Zohrin:0 ?Zohrin?">
            <text:p><text:s/>Zohrin:0 ?Zohrin?</text:p>
          </table:table-cell>
        </table:table-row>
        <table:table-row table:style-name="ro1">
          <table:table-cell table:number-columns-repeated="2" office:value-type="string">
            <text:p>Zulkarnain</text:p>
          </table:table-cell>
          <table:table-cell table:formula="of:=&quot; &quot; &amp; [.A584] &amp; &quot;:0 ?&quot; &amp; [.B584] &amp; &quot;?&quot;" office:value-type="string" office:string-value=" Zulkarnain:0 ?Zulkarnain?">
            <text:p><text:s/>Zulkarnain:0 ?Zulkarnain?</text:p>
          </table:table-cell>
        </table:table-row>
        <table:table-row table:style-name="ro1">
          <table:table-cell table:number-columns-repeated="2" office:value-type="string">
            <text:p>Zulkifli</text:p>
          </table:table-cell>
          <table:table-cell table:formula="of:=&quot; &quot; &amp; [.A585] &amp; &quot;:0 ?&quot; &amp; [.B585] &amp; &quot;?&quot;" office:value-type="string" office:string-value=" Zulkifli:0 ?Zulkifli?">
            <text:p><text:s/>Zulkifli:0 ?Zulkifli?</text:p>
          </table:table-cell>
        </table:table-row>
        <table:table-row table:style-name="ro1">
          <table:table-cell table:number-columns-repeated="2" office:value-type="string">
            <text:p>Zulkipli</text:p>
          </table:table-cell>
          <table:table-cell table:formula="of:=&quot; &quot; &amp; [.A586] &amp; &quot;:0 ?&quot; &amp; [.B586] &amp; &quot;?&quot;" office:value-type="string" office:string-value=" Zulkipli:0 ?Zulkipli?">
            <text:p><text:s/>Zulkipli:0 ?Zulkipli?</text:p>
          </table:table-cell>
        </table:table-row>
      </table:table>
      <table:table table:name="Munkalap2" table:style-name="ta1" table:print="false">
        <table:table-column table:style-name="co2" table:number-columns-repeated="3" table:default-cell-style-name="Default"/>
        <table:table-row table:style-name="ro1" table:number-rows-repeated="267">
          <table:table-cell table:number-columns-repeated="3"/>
        </table:table-row>
        <table:table-row table:style-name="ro2" table:visibility="filter">
          <table:table-cell table:number-columns-repeated="2"/>
          <table:table-cell office:value-type="string">
            <text:p>From Javanese yuwana meaning "safe, secure, healthy", ultimately from Sanskrit युवन् (yuvan) meaning "young, youthful, strong, healthy".</text:p>
          </table:table-cell>
        </table:table-row>
      </table:table>
      <table:table table:name="Munkalap3" table:style-name="ta1" table:print="false">
        <table:table-column table:style-name="co2" table:default-cell-style-name="Default"/>
        <table:table-row table:style-name="ro1" table:number-rows-repeated="190">
          <table:table-cell/>
        </table:table-row>
        <table:table-row table:style-name="ro1" table:visibility="filter" table:number-rows-repeated="15">
          <table:table-cell/>
        </table:table-row>
        <table:table-row table:style-name="ro1" table:visibility="filter">
          <table:table-cell/>
        </table:table-row>
      </table:table>
      <table:database-ranges>
        <table:database-range table:name="__Anonymous_Sheet_DB__1" table:target-range-address="Munkalap1.A1:Munkalap1.C1048576" table:display-filter-buttons="true" table:contains-header="false"/>
        <table:database-range table:target-range-address="Munkalap1.A1:Munkalap1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 PL KaitiM GB" svg:font-family="'AR PL KaitiM GB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iberation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="Arial Black" style:font-name-asian="AR PL KaitiM GB" style:font-name-complex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2021.03.30</text:date>, <text:time>18:26:5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solt Tóth</meta:initial-creator>
    <meta:creation-date>2021-03-30T17:22:49</meta:creation-date>
    <dc:date>2021-03-30T18:26:59</dc:date>
    <dc:creator>Zsolt Tóth</dc:creator>
    <meta:editing-duration>PT1H4M12S</meta:editing-duration>
    <meta:editing-cycles>18</meta:editing-cycles>
    <meta:generator>OpenOffice/4.1.7$Unix OpenOffice.org_project/417m1$Build-9800</meta:generator>
    <meta:document-statistic meta:table-count="3" meta:cell-count="1759" meta:object-count="0"/>
  </office:meta>
</office:document-meta>
</file>